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8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0" style:family="paragraph" style:parent-style-name="Standard">
      <style:text-properties fo:font-weight="normal" officeooo:rsid="00df23f3" officeooo:paragraph-rsid="00df23f3" style:font-weight-asian="normal" style:font-weight-complex="normal"/>
    </style:style>
    <style:style style:name="P91" style:family="paragraph" style:parent-style-name="Standard">
      <style:text-properties fo:font-weight="normal" officeooo:rsid="010b0b64" officeooo:paragraph-rsid="010b0b64" style:font-weight-asian="normal" style:font-weight-complex="normal"/>
    </style:style>
    <style:style style:name="P92" style:family="paragraph" style:parent-style-name="Standard">
      <style:text-properties fo:font-weight="normal" officeooo:rsid="010e3e91" officeooo:paragraph-rsid="010bffe7" style:font-weight-asian="normal" style:font-weight-complex="normal"/>
    </style:style>
    <style:style style:name="P93" style:family="paragraph" style:parent-style-name="Standard">
      <style:text-properties fo:font-weight="normal" officeooo:rsid="010e3e91" officeooo:paragraph-rsid="010e3e91" style:font-weight-asian="normal" style:font-weight-complex="normal"/>
    </style:style>
    <style:style style:name="P94" style:family="paragraph" style:parent-style-name="Standard">
      <style:text-properties fo:font-weight="normal" officeooo:rsid="01145c2e" officeooo:paragraph-rsid="01145c2e" style:font-weight-asian="normal" style:font-weight-complex="normal"/>
    </style:style>
    <style:style style:name="P95" style:family="paragraph" style:parent-style-name="Standard">
      <style:text-properties fo:font-weight="normal" officeooo:rsid="011ac649" officeooo:paragraph-rsid="011ac649" style:font-weight-asian="normal" style:font-weight-complex="normal"/>
    </style:style>
    <style:style style:name="P96" style:family="paragraph" style:parent-style-name="Standard">
      <style:text-properties fo:font-weight="normal" officeooo:rsid="011ac649" officeooo:paragraph-rsid="011db167" style:font-weight-asian="normal" style:font-weight-complex="normal"/>
    </style:style>
    <style:style style:name="P9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0" style:family="paragraph" style:parent-style-name="Standard">
      <style:text-properties fo:font-weight="normal" officeooo:rsid="01443d9d" officeooo:paragraph-rsid="01443d9d" style:font-weight-asian="normal" style:font-weight-complex="normal"/>
    </style:style>
    <style:style style:name="P101" style:family="paragraph" style:parent-style-name="Standard">
      <style:text-properties fo:font-weight="normal" officeooo:rsid="01443d9d" officeooo:paragraph-rsid="014a3125" style:font-weight-asian="normal" style:font-weight-complex="normal"/>
    </style:style>
    <style:style style:name="P102"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7"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0"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1"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2"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3"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0"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4"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0"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7"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1"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3"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4"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5"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6"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78" style:family="paragraph" style:parent-style-name="Standard">
      <style:text-properties officeooo:paragraph-rsid="003d134b"/>
    </style:style>
    <style:style style:name="P179" style:family="paragraph" style:parent-style-name="Standard">
      <style:paragraph-properties fo:text-align="center" style:justify-single-word="false"/>
      <style:text-properties officeooo:paragraph-rsid="003d134b"/>
    </style:style>
    <style:style style:name="P180" style:family="paragraph" style:parent-style-name="Standard">
      <style:paragraph-properties fo:text-align="center" style:justify-single-word="false"/>
      <style:text-properties officeooo:paragraph-rsid="00595ecf"/>
    </style:style>
    <style:style style:name="P181" style:family="paragraph" style:parent-style-name="Standard">
      <style:paragraph-properties fo:text-align="center" style:justify-single-word="false"/>
      <style:text-properties officeooo:rsid="0050428f" officeooo:paragraph-rsid="0050428f"/>
    </style:style>
    <style:style style:name="P182" style:family="paragraph" style:parent-style-name="Standard">
      <style:text-properties officeooo:paragraph-rsid="00618955"/>
    </style:style>
    <style:style style:name="P183" style:family="paragraph" style:parent-style-name="Standard">
      <style:text-properties officeooo:paragraph-rsid="00640cbc"/>
    </style:style>
    <style:style style:name="P184" style:family="paragraph" style:parent-style-name="Standard">
      <style:text-properties style:font-name="Liberation Serif"/>
    </style:style>
    <style:style style:name="P18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style:font-name="Liberation Serif" officeooo:paragraph-rsid="00f4dcd4"/>
    </style:style>
    <style:style style:name="P19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9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text-properties style:font-name="Liberation Serif" fo:font-weight="bold" style:font-weight-asian="bold" style:font-weight-complex="bold"/>
    </style:style>
    <style:style style:name="P202" style:family="paragraph" style:parent-style-name="Standard">
      <style:text-properties style:font-name="Liberation Serif" fo:font-weight="bold" officeooo:rsid="01200f8d" officeooo:paragraph-rsid="01200f8d" style:font-weight-asian="bold" style:font-weight-complex="bold"/>
    </style:style>
    <style:style style:name="P203" style:family="paragraph" style:parent-style-name="Standard">
      <style:text-properties style:font-name="Liberation Serif" fo:font-weight="bold" officeooo:rsid="0120263c" officeooo:paragraph-rsid="0120263c" style:font-weight-asian="bold" style:font-weight-complex="bold"/>
    </style:style>
    <style:style style:name="P204" style:family="paragraph" style:parent-style-name="Standard">
      <style:text-properties officeooo:paragraph-rsid="00c14a93"/>
    </style:style>
    <style:style style:name="P205" style:family="paragraph" style:parent-style-name="Standard">
      <style:text-properties officeooo:paragraph-rsid="00c1ff5c"/>
    </style:style>
    <style:style style:name="P206" style:family="paragraph" style:parent-style-name="Standard">
      <style:text-properties officeooo:paragraph-rsid="00c4c667"/>
    </style:style>
    <style:style style:name="P207" style:family="paragraph" style:parent-style-name="Standard">
      <style:text-properties officeooo:paragraph-rsid="00c59193"/>
    </style:style>
    <style:style style:name="P208" style:family="paragraph" style:parent-style-name="Standard">
      <style:text-properties officeooo:paragraph-rsid="00c6e2ba"/>
    </style:style>
    <style:style style:name="P209" style:family="paragraph" style:parent-style-name="Standard">
      <style:text-properties officeooo:paragraph-rsid="00ca335f"/>
    </style:style>
    <style:style style:name="P210" style:family="paragraph" style:parent-style-name="Standard">
      <style:text-properties officeooo:paragraph-rsid="00d0a5ab"/>
    </style:style>
    <style:style style:name="P211" style:family="paragraph" style:parent-style-name="Standard">
      <style:text-properties officeooo:paragraph-rsid="00d2a460"/>
    </style:style>
    <style:style style:name="P212" style:family="paragraph" style:parent-style-name="Standard">
      <style:text-properties officeooo:paragraph-rsid="00d65217"/>
    </style:style>
    <style:style style:name="P213" style:family="paragraph" style:parent-style-name="Standard">
      <style:text-properties officeooo:paragraph-rsid="00d89e4b"/>
    </style:style>
    <style:style style:name="P214" style:family="paragraph" style:parent-style-name="Standard">
      <style:text-properties officeooo:paragraph-rsid="00da2b6f"/>
    </style:style>
    <style:style style:name="P215" style:family="paragraph" style:parent-style-name="Standard">
      <style:text-properties officeooo:paragraph-rsid="00dd863d"/>
    </style:style>
    <style:style style:name="P216" style:family="paragraph" style:parent-style-name="Standard">
      <style:text-properties officeooo:paragraph-rsid="00de8eb4"/>
    </style:style>
    <style:style style:name="P217" style:family="paragraph" style:parent-style-name="Standard">
      <style:text-properties officeooo:paragraph-rsid="00e196ce"/>
    </style:style>
    <style:style style:name="P218" style:family="paragraph" style:parent-style-name="Standard">
      <style:text-properties officeooo:paragraph-rsid="00e09b51"/>
    </style:style>
    <style:style style:name="P219" style:family="paragraph" style:parent-style-name="Standard">
      <style:text-properties officeooo:paragraph-rsid="00e3d675"/>
    </style:style>
    <style:style style:name="P220" style:family="paragraph" style:parent-style-name="Standard">
      <style:text-properties officeooo:paragraph-rsid="00e58085"/>
    </style:style>
    <style:style style:name="P221" style:family="paragraph" style:parent-style-name="Standard">
      <style:text-properties officeooo:paragraph-rsid="00e5d6ae"/>
    </style:style>
    <style:style style:name="P222" style:family="paragraph" style:parent-style-name="Standard">
      <style:text-properties officeooo:paragraph-rsid="00e8f98d"/>
    </style:style>
    <style:style style:name="P223" style:family="paragraph" style:parent-style-name="Standard">
      <style:text-properties officeooo:paragraph-rsid="00ea8c49"/>
    </style:style>
    <style:style style:name="P224" style:family="paragraph" style:parent-style-name="Standard">
      <style:text-properties officeooo:paragraph-rsid="00ebf829"/>
    </style:style>
    <style:style style:name="P225" style:family="paragraph" style:parent-style-name="Standard">
      <style:text-properties officeooo:paragraph-rsid="00f0f2eb"/>
    </style:style>
    <style:style style:name="P226" style:family="paragraph" style:parent-style-name="Standard">
      <style:text-properties officeooo:paragraph-rsid="00f61b39"/>
    </style:style>
    <style:style style:name="P227" style:family="paragraph" style:parent-style-name="Standard">
      <style:text-properties officeooo:paragraph-rsid="010bffe7"/>
    </style:style>
    <style:style style:name="P228" style:family="paragraph" style:parent-style-name="Standard">
      <style:text-properties officeooo:paragraph-rsid="011bdade"/>
    </style:style>
    <style:style style:name="P229" style:family="paragraph" style:parent-style-name="Standard">
      <style:text-properties officeooo:paragraph-rsid="01200f8d"/>
    </style:style>
    <style:style style:name="P230" style:family="paragraph" style:parent-style-name="Standard">
      <style:text-properties officeooo:paragraph-rsid="01201c0b"/>
    </style:style>
    <style:style style:name="P231" style:family="paragraph" style:parent-style-name="Standard">
      <style:text-properties officeooo:paragraph-rsid="0120263c"/>
    </style:style>
    <style:style style:name="P232" style:family="paragraph" style:parent-style-name="Standard">
      <style:text-properties officeooo:paragraph-rsid="0133f379"/>
    </style:style>
    <style:style style:name="P233" style:family="paragraph" style:parent-style-name="Standard">
      <style:text-properties officeooo:paragraph-rsid="01443d9d"/>
    </style:style>
    <style:style style:name="P234" style:family="paragraph" style:parent-style-name="Standard">
      <style:text-properties officeooo:paragraph-rsid="014a3125"/>
    </style:style>
    <style:style style:name="P235" style:family="paragraph" style:parent-style-name="Preformatted_20_Text">
      <style:text-properties officeooo:paragraph-rsid="00640cbc"/>
    </style:style>
    <style:style style:name="P236" style:family="paragraph" style:parent-style-name="Preformatted_20_Text">
      <style:text-properties officeooo:paragraph-rsid="006540c0"/>
    </style:style>
    <style:style style:name="P237" style:family="paragraph" style:parent-style-name="Preformatted_20_Text">
      <style:text-properties officeooo:paragraph-rsid="00662b6a"/>
    </style:style>
    <style:style style:name="P238" style:family="paragraph" style:parent-style-name="Preformatted_20_Text">
      <style:text-properties officeooo:paragraph-rsid="00669c22"/>
    </style:style>
    <style:style style:name="P239" style:family="paragraph" style:parent-style-name="Preformatted_20_Text">
      <style:text-properties officeooo:paragraph-rsid="0066cc68"/>
    </style:style>
    <style:style style:name="P240" style:family="paragraph" style:parent-style-name="Preformatted_20_Text">
      <style:text-properties officeooo:paragraph-rsid="006eda94"/>
    </style:style>
    <style:style style:name="P241" style:family="paragraph" style:parent-style-name="Preformatted_20_Text">
      <style:text-properties officeooo:paragraph-rsid="0074eda6"/>
    </style:style>
    <style:style style:name="P242" style:family="paragraph" style:parent-style-name="Preformatted_20_Text">
      <style:text-properties officeooo:paragraph-rsid="0075a762"/>
    </style:style>
    <style:style style:name="P243" style:family="paragraph" style:parent-style-name="Preformatted_20_Text">
      <style:text-properties officeooo:paragraph-rsid="0074a7c1"/>
    </style:style>
    <style:style style:name="P244" style:family="paragraph" style:parent-style-name="Preformatted_20_Text">
      <style:text-properties officeooo:paragraph-rsid="0078199a"/>
    </style:style>
    <style:style style:name="P245" style:family="paragraph" style:parent-style-name="Preformatted_20_Text">
      <style:text-properties officeooo:paragraph-rsid="00788a2c"/>
    </style:style>
    <style:style style:name="P246" style:family="paragraph" style:parent-style-name="Preformatted_20_Text">
      <style:text-properties officeooo:paragraph-rsid="007f5548"/>
    </style:style>
    <style:style style:name="P247" style:family="paragraph" style:parent-style-name="Preformatted_20_Text">
      <style:text-properties officeooo:paragraph-rsid="007fd6b6"/>
    </style:style>
    <style:style style:name="P248" style:family="paragraph" style:parent-style-name="Preformatted_20_Text">
      <style:text-properties officeooo:paragraph-rsid="008101b5"/>
    </style:style>
    <style:style style:name="P249" style:family="paragraph" style:parent-style-name="Preformatted_20_Text">
      <style:text-properties officeooo:paragraph-rsid="0081b551"/>
    </style:style>
    <style:style style:name="P250" style:family="paragraph" style:parent-style-name="Preformatted_20_Text">
      <style:text-properties officeooo:paragraph-rsid="0082a24e"/>
    </style:style>
    <style:style style:name="P251" style:family="paragraph" style:parent-style-name="Preformatted_20_Text">
      <style:text-properties officeooo:paragraph-rsid="00871dc3"/>
    </style:style>
    <style:style style:name="P252" style:family="paragraph" style:parent-style-name="Preformatted_20_Text">
      <style:text-properties officeooo:paragraph-rsid="007daaf0"/>
    </style:style>
    <style:style style:name="P253" style:family="paragraph" style:parent-style-name="Preformatted_20_Text">
      <style:text-properties officeooo:paragraph-rsid="0087c238"/>
    </style:style>
    <style:style style:name="P25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57"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58"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59"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61"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62"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63"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64"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65"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66"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67"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68"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69"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70" style:family="paragraph" style:parent-style-name="Preformatted_20_Text">
      <style:text-properties officeooo:paragraph-rsid="00845ae3"/>
    </style:style>
    <style:style style:name="P271" style:family="paragraph" style:parent-style-name="Preformatted_20_Text">
      <style:text-properties officeooo:paragraph-rsid="00898dd7"/>
    </style:style>
    <style:style style:name="P272" style:family="paragraph" style:parent-style-name="Preformatted_20_Text">
      <style:text-properties officeooo:paragraph-rsid="008b81dc"/>
    </style:style>
    <style:style style:name="P273" style:family="paragraph" style:parent-style-name="Preformatted_20_Text">
      <style:text-properties officeooo:paragraph-rsid="008e987a"/>
    </style:style>
    <style:style style:name="P274" style:family="paragraph" style:parent-style-name="Preformatted_20_Text">
      <style:text-properties officeooo:paragraph-rsid="00904d46"/>
    </style:style>
    <style:style style:name="P275" style:family="paragraph" style:parent-style-name="Preformatted_20_Text">
      <style:text-properties officeooo:paragraph-rsid="00914c14"/>
    </style:style>
    <style:style style:name="P276" style:family="paragraph" style:parent-style-name="Preformatted_20_Text">
      <style:text-properties officeooo:paragraph-rsid="0091b329"/>
    </style:style>
    <style:style style:name="P277" style:family="paragraph" style:parent-style-name="Preformatted_20_Text">
      <style:text-properties officeooo:paragraph-rsid="0091bbe7"/>
    </style:style>
    <style:style style:name="P278" style:family="paragraph" style:parent-style-name="Preformatted_20_Text">
      <style:text-properties officeooo:paragraph-rsid="009262cf"/>
    </style:style>
    <style:style style:name="P279" style:family="paragraph" style:parent-style-name="Preformatted_20_Text">
      <style:text-properties officeooo:paragraph-rsid="0093d92e"/>
    </style:style>
    <style:style style:name="P280" style:family="paragraph" style:parent-style-name="Preformatted_20_Text">
      <style:text-properties officeooo:paragraph-rsid="00959eaa"/>
    </style:style>
    <style:style style:name="P281" style:family="paragraph" style:parent-style-name="Preformatted_20_Text">
      <style:text-properties officeooo:paragraph-rsid="00981c7a"/>
    </style:style>
    <style:style style:name="P282" style:family="paragraph" style:parent-style-name="Preformatted_20_Text">
      <style:paragraph-properties fo:text-align="start" style:justify-single-word="false"/>
      <style:text-properties officeooo:paragraph-rsid="00981c7a"/>
    </style:style>
    <style:style style:name="P283" style:family="paragraph" style:parent-style-name="Preformatted_20_Text">
      <style:paragraph-properties fo:text-align="start" style:justify-single-word="false"/>
      <style:text-properties officeooo:paragraph-rsid="00c05f36"/>
    </style:style>
    <style:style style:name="P284" style:family="paragraph" style:parent-style-name="Preformatted_20_Text">
      <style:paragraph-properties fo:text-align="start" style:justify-single-word="false"/>
      <style:text-properties officeooo:paragraph-rsid="00e196ce"/>
    </style:style>
    <style:style style:name="P285" style:family="paragraph" style:parent-style-name="Preformatted_20_Text">
      <style:paragraph-properties fo:text-align="start" style:justify-single-word="false"/>
      <style:text-properties officeooo:paragraph-rsid="00edc626"/>
    </style:style>
    <style:style style:name="P286" style:family="paragraph" style:parent-style-name="Preformatted_20_Text">
      <style:paragraph-properties fo:text-align="start" style:justify-single-word="false"/>
      <style:text-properties officeooo:paragraph-rsid="0103c3ea"/>
    </style:style>
    <style:style style:name="P287" style:family="paragraph" style:parent-style-name="Preformatted_20_Text">
      <style:paragraph-properties fo:text-align="start" style:justify-single-word="false"/>
      <style:text-properties officeooo:paragraph-rsid="01288ad8"/>
    </style:style>
    <style:style style:name="P288" style:family="paragraph" style:parent-style-name="Preformatted_20_Text">
      <style:paragraph-properties fo:text-align="start" style:justify-single-word="false"/>
      <style:text-properties officeooo:paragraph-rsid="01421718"/>
    </style:style>
    <style:style style:name="P289" style:family="paragraph" style:parent-style-name="Preformatted_20_Text">
      <style:paragraph-properties fo:text-align="start" style:justify-single-word="false"/>
      <style:text-properties officeooo:paragraph-rsid="014c2347"/>
    </style:style>
    <style:style style:name="P290" style:family="paragraph" style:parent-style-name="Preformatted_20_Text">
      <style:paragraph-properties fo:text-align="start" style:justify-single-word="false"/>
      <style:text-properties officeooo:paragraph-rsid="014e3737"/>
    </style:style>
    <style:style style:name="P291" style:family="paragraph" style:parent-style-name="Preformatted_20_Text">
      <style:paragraph-properties fo:text-align="center" style:justify-single-word="false"/>
      <style:text-properties officeooo:paragraph-rsid="0093d92e"/>
    </style:style>
    <style:style style:name="P292" style:family="paragraph" style:parent-style-name="Preformatted_20_Text">
      <style:text-properties officeooo:paragraph-rsid="0098f009"/>
    </style:style>
    <style:style style:name="P293" style:family="paragraph" style:parent-style-name="Preformatted_20_Text">
      <style:text-properties officeooo:paragraph-rsid="0098f1d4"/>
    </style:style>
    <style:style style:name="P294" style:family="paragraph" style:parent-style-name="Preformatted_20_Text">
      <style:text-properties officeooo:paragraph-rsid="009a8437"/>
    </style:style>
    <style:style style:name="P295" style:family="paragraph" style:parent-style-name="Preformatted_20_Text">
      <style:text-properties officeooo:paragraph-rsid="009d0413"/>
    </style:style>
    <style:style style:name="P296" style:family="paragraph" style:parent-style-name="Preformatted_20_Text">
      <style:text-properties officeooo:paragraph-rsid="009fcf90"/>
    </style:style>
    <style:style style:name="P297" style:family="paragraph" style:parent-style-name="Preformatted_20_Text">
      <style:text-properties officeooo:paragraph-rsid="00a06ced"/>
    </style:style>
    <style:style style:name="P298" style:family="paragraph" style:parent-style-name="Preformatted_20_Text">
      <style:text-properties officeooo:paragraph-rsid="00a632b5"/>
    </style:style>
    <style:style style:name="P299" style:family="paragraph" style:parent-style-name="Preformatted_20_Text">
      <style:text-properties officeooo:paragraph-rsid="00b00fd2"/>
    </style:style>
    <style:style style:name="P300" style:family="paragraph" style:parent-style-name="Preformatted_20_Text">
      <style:text-properties officeooo:paragraph-rsid="00b24a0e"/>
    </style:style>
    <style:style style:name="P301" style:family="paragraph" style:parent-style-name="Preformatted_20_Text">
      <style:text-properties officeooo:paragraph-rsid="00d6ea21"/>
    </style:style>
    <style:style style:name="P302" style:family="paragraph" style:parent-style-name="Preformatted_20_Text">
      <style:text-properties officeooo:paragraph-rsid="00da6c7d"/>
    </style:style>
    <style:style style:name="P303" style:family="paragraph" style:parent-style-name="Preformatted_20_Text">
      <style:text-properties fo:font-weight="bold" officeooo:paragraph-rsid="011ac649" style:font-weight-asian="bold" style:font-weight-complex="bold"/>
    </style:style>
    <style:style style:name="P304"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05"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0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0575c5" style:font-style-asian="normal" style:font-weight-asian="normal" style:font-style-complex="normal" style:font-weight-complex="normal"/>
    </style:style>
    <style:style style:name="T63" style:family="text">
      <style:text-properties fo:font-style="normal" fo:font-weight="normal" officeooo:rsid="00061f2e" style:font-style-asian="normal" style:font-weight-asian="normal" style:font-style-complex="normal" style:font-weight-complex="normal"/>
    </style:style>
    <style:style style:name="T64" style:family="text">
      <style:text-properties fo:font-style="normal" fo:font-weight="normal" officeooo:rsid="000a1566" style:font-style-asian="normal" style:font-weight-asian="normal" style:font-style-complex="normal" style:font-weight-complex="normal"/>
    </style:style>
    <style:style style:name="T65" style:family="text">
      <style:text-properties fo:font-style="normal" fo:font-weight="normal" officeooo:rsid="000a80ec" style:font-style-asian="normal" style:font-weight-asian="normal" style:font-style-complex="normal" style:font-weight-complex="normal"/>
    </style:style>
    <style:style style:name="T66" style:family="text">
      <style:text-properties fo:font-style="normal" fo:font-weight="normal" officeooo:rsid="00128250" style:font-style-asian="normal" style:font-weight-asian="normal" style:font-style-complex="normal" style:font-weight-complex="normal"/>
    </style:style>
    <style:style style:name="T67" style:family="text">
      <style:text-properties fo:font-style="normal" fo:font-weight="normal" officeooo:rsid="0021de1d" style:font-style-asian="normal" style:font-weight-asian="normal" style:font-style-complex="normal" style:font-weight-complex="normal"/>
    </style:style>
    <style:style style:name="T68" style:family="text">
      <style:text-properties fo:font-style="normal" fo:font-weight="normal" officeooo:rsid="002801ef" style:font-style-asian="normal" style:font-weight-asian="normal" style:font-style-complex="normal" style:font-weight-complex="normal"/>
    </style:style>
    <style:style style:name="T69" style:family="text">
      <style:text-properties fo:font-style="normal" fo:font-weight="normal" officeooo:rsid="0133f379" style:font-style-asian="normal" style:font-weight-asian="normal" style:font-style-complex="normal" style:font-weight-complex="normal"/>
    </style:style>
    <style:style style:name="T70" style:family="text">
      <style:text-properties fo:font-style="normal" fo:font-weight="normal" officeooo:rsid="014a3125" style:font-style-asian="normal" style:font-weight-asian="normal" style:font-style-complex="normal" style:font-weight-complex="normal"/>
    </style:style>
    <style:style style:name="T71" style:family="text">
      <style:text-properties fo:font-style="normal" fo:font-weight="normal" officeooo:rsid="014c2347" style:font-style-asian="normal" style:font-weight-asian="normal" style:font-style-complex="normal" style:font-weight-complex="normal"/>
    </style:style>
    <style:style style:name="T72" style:family="text">
      <style:text-properties fo:font-style="normal" fo:font-weight="normal" officeooo:rsid="014c9a62" style:font-style-asian="normal" style:font-weight-asian="normal" style:font-style-complex="normal" style:font-weight-complex="normal"/>
    </style:style>
    <style:style style:name="T73" style:family="text">
      <style:text-properties fo:font-style="normal" fo:font-weight="normal" officeooo:rsid="014cb78b" style:font-style-asian="normal" style:font-weight-asian="normal" style:font-style-complex="normal" style:font-weight-complex="normal"/>
    </style:style>
    <style:style style:name="T74" style:family="text">
      <style:text-properties fo:font-style="normal" fo:font-weight="normal" officeooo:rsid="015015e9" style:font-style-asian="normal" style:font-weight-asian="normal" style:font-style-complex="normal" style:font-weight-complex="normal"/>
    </style:style>
    <style:style style:name="T75" style:family="text">
      <style:text-properties fo:font-style="normal" fo:font-weight="normal" officeooo:rsid="01513ec0" style:font-style-asian="normal" style:font-weight-asian="normal" style:font-style-complex="normal" style:font-weight-complex="normal"/>
    </style:style>
    <style:style style:name="T76" style:family="text">
      <style:text-properties fo:font-style="normal" fo:font-weight="normal" officeooo:rsid="0152e3c6" style:font-style-asian="normal" style:font-weight-asian="normal" style:font-style-complex="normal" style:font-weight-complex="normal"/>
    </style:style>
    <style:style style:name="T77" style:family="text">
      <style:text-properties fo:font-style="normal" fo:font-weight="normal" officeooo:rsid="015450f1" style:font-style-asian="normal" style:font-weight-asian="normal" style:font-style-complex="normal" style:font-weight-complex="normal"/>
    </style:style>
    <style:style style:name="T78" style:family="text">
      <style:text-properties fo:font-style="normal" fo:font-weight="normal" officeooo:rsid="0155f93b" style:font-style-asian="normal" style:font-weight-asian="normal" style:font-style-complex="normal" style:font-weight-complex="normal"/>
    </style:style>
    <style:style style:name="T79" style:family="text">
      <style:text-properties fo:font-style="normal" fo:font-weight="normal" officeooo:rsid="0157ef61" style:font-style-asian="normal" style:font-weight-asian="normal" style:font-style-complex="normal" style:font-weight-complex="normal"/>
    </style:style>
    <style:style style:name="T80" style:family="text">
      <style:text-properties fo:font-style="normal" fo:font-weight="normal" officeooo:rsid="01587196" style:font-style-asian="normal" style:font-weight-asian="normal" style:font-style-complex="normal" style:font-weight-complex="normal"/>
    </style:style>
    <style:style style:name="T81" style:family="text">
      <style:text-properties fo:font-style="normal" fo:font-weight="normal" officeooo:rsid="0159c01c" style:font-style-asian="normal" style:font-weight-asian="normal" style:font-style-complex="normal" style:font-weight-complex="normal"/>
    </style:style>
    <style:style style:name="T82" style:family="text">
      <style:text-properties fo:font-style="normal" fo:font-weight="normal" officeooo:rsid="015ae862" style:font-style-asian="normal" style:font-weight-asian="normal" style:font-style-complex="normal" style:font-weight-complex="normal"/>
    </style:style>
    <style:style style:name="T83" style:family="text">
      <style:text-properties fo:font-style="normal" fo:font-weight="normal" officeooo:rsid="015ca824"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0a80ec" style:font-style-asian="normal" style:font-weight-asian="bold" style:font-style-complex="normal" style:font-weight-complex="bold"/>
    </style:style>
    <style:style style:name="T86" style:family="text">
      <style:text-properties fo:font-style="normal" fo:font-weight="bold" officeooo:rsid="000a1566" style:font-style-asian="normal" style:font-weight-asian="bold" style:font-style-complex="normal" style:font-weight-complex="bold"/>
    </style:style>
    <style:style style:name="T87" style:family="text">
      <style:text-properties fo:font-style="normal" fo:font-weight="bold" officeooo:rsid="002801ef" style:font-style-asian="normal" style:font-weight-asian="bold" style:font-style-complex="normal" style:font-weight-complex="bold"/>
    </style:style>
    <style:style style:name="T88" style:family="text">
      <style:text-properties fo:font-style="normal" fo:font-weight="bold" officeooo:rsid="0103dfa1" style:font-style-asian="normal" style:font-weight-asian="bold" style:font-style-complex="normal" style:font-weight-complex="bold"/>
    </style:style>
    <style:style style:name="T89" style:family="text">
      <style:text-properties fo:font-style="normal" fo:font-weight="bold" officeooo:rsid="01055cc3" style:font-style-asian="normal" style:font-weight-asian="bold" style:font-style-complex="normal" style:font-weight-complex="bold"/>
    </style:style>
    <style:style style:name="T90" style:family="text">
      <style:text-properties fo:font-style="normal" fo:font-weight="bold" officeooo:rsid="0105ee2b" style:font-style-asian="normal" style:font-weight-asian="bold" style:font-style-complex="normal" style:font-weight-complex="bold"/>
    </style:style>
    <style:style style:name="T91" style:family="text">
      <style:text-properties fo:font-style="normal" fo:font-weight="bold" officeooo:rsid="0107e267" style:font-style-asian="normal" style:font-weight-asian="bold" style:font-style-complex="normal" style:font-weight-complex="bold"/>
    </style:style>
    <style:style style:name="T92" style:family="text">
      <style:text-properties fo:font-style="normal" fo:font-weight="bold" officeooo:rsid="012a8225" style:font-style-asian="normal" style:font-weight-asian="bold" style:font-style-complex="normal" style:font-weight-complex="bold"/>
    </style:style>
    <style:style style:name="T93" style:family="text">
      <style:text-properties fo:font-style="normal" fo:font-weight="bold" officeooo:rsid="0133f379" style:font-style-asian="normal" style:font-weight-asian="bold" style:font-style-complex="normal" style:font-weight-complex="bold"/>
    </style:style>
    <style:style style:name="T94" style:family="text">
      <style:text-properties fo:font-style="normal" fo:font-weight="bold" officeooo:rsid="01356c33" style:font-style-asian="normal" style:font-weight-asian="bold" style:font-style-complex="normal" style:font-weight-complex="bold"/>
    </style:style>
    <style:style style:name="T95" style:family="text">
      <style:text-properties fo:font-style="normal" fo:font-weight="bold" officeooo:rsid="01443d9d" style:font-style-asian="normal" style:font-weight-asian="bold" style:font-style-complex="normal" style:font-weight-complex="bold"/>
    </style:style>
    <style:style style:name="T96" style:family="text">
      <style:text-properties fo:font-style="normal" fo:font-weight="bold" officeooo:rsid="0145ca53" style:font-style-asian="normal" style:font-weight-asian="bold" style:font-style-complex="normal" style:font-weight-complex="bold"/>
    </style:style>
    <style:style style:name="T97" style:family="text">
      <style:text-properties fo:font-style="normal" fo:font-weight="bold" officeooo:rsid="014a3125" style:font-style-asian="normal" style:font-weight-asian="bold" style:font-style-complex="normal" style:font-weight-complex="bold"/>
    </style:style>
    <style:style style:name="T98" style:family="text">
      <style:text-properties fo:font-style="normal" fo:font-weight="bold" officeooo:rsid="014cb78b" style:font-style-asian="normal" style:font-weight-asian="bold" style:font-style-complex="normal" style:font-weight-complex="bold"/>
    </style:style>
    <style:style style:name="T99" style:family="text">
      <style:text-properties fo:font-style="normal" fo:font-weight="bold" officeooo:rsid="014e3737" style:font-style-asian="normal" style:font-weight-asian="bold" style:font-style-complex="normal" style:font-weight-complex="bold"/>
    </style:style>
    <style:style style:name="T100" style:family="text">
      <style:text-properties fo:font-style="normal" fo:font-weight="bold" officeooo:rsid="015015e9" style:font-style-asian="normal" style:font-weight-asian="bold" style:font-style-complex="normal" style:font-weight-complex="bold"/>
    </style:style>
    <style:style style:name="T101" style:family="text">
      <style:text-properties fo:font-style="normal" fo:font-weight="bold" officeooo:rsid="0152e3c6" style:font-style-asian="normal" style:font-weight-asian="bold" style:font-style-complex="normal" style:font-weight-complex="bold"/>
    </style:style>
    <style:style style:name="T102" style:family="text">
      <style:text-properties fo:font-style="normal" fo:font-weight="bold" officeooo:rsid="015450f1" style:font-style-asian="normal" style:font-weight-asian="bold" style:font-style-complex="normal" style:font-weight-complex="bold"/>
    </style:style>
    <style:style style:name="T103" style:family="text">
      <style:text-properties fo:font-style="normal" fo:font-weight="bold" officeooo:rsid="0157ef61" style:font-style-asian="normal" style:font-weight-asian="bold" style:font-style-complex="normal" style:font-weight-complex="bold"/>
    </style:style>
    <style:style style:name="T104" style:family="text">
      <style:text-properties fo:font-style="normal" fo:font-weight="bold" officeooo:rsid="01587196" style:font-style-asian="normal" style:font-weight-asian="bold" style:font-style-complex="normal" style:font-weight-complex="bold"/>
    </style:style>
    <style:style style:name="T105" style:family="text">
      <style:text-properties fo:font-style="normal" fo:font-weight="bold" officeooo:rsid="0159c01c" style:font-style-asian="normal" style:font-weight-asian="bold" style:font-style-complex="normal" style:font-weight-complex="bold"/>
    </style:style>
    <style:style style:name="T106" style:family="text">
      <style:text-properties fo:font-style="normal" fo:font-weight="bold" officeooo:rsid="015ae862" style:font-style-asian="normal" style:font-weight-asian="bold" style:font-style-complex="normal" style:font-weight-complex="bold"/>
    </style:style>
    <style:style style:name="T107" style:family="text">
      <style:text-properties fo:font-style="normal" fo:font-weight="bold" officeooo:rsid="015ca824" style:font-style-asian="normal" style:font-weight-asian="bold" style:font-style-complex="normal" style:font-weight-complex="bold"/>
    </style:style>
    <style:style style:name="T10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1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1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14"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15"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16"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17"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18"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19"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20"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21" style:family="text">
      <style:text-properties fo:font-size="12pt" fo:font-style="normal" style:font-size-asian="10.5pt" style:font-style-asian="normal" style:font-size-complex="12pt" style:font-style-complex="normal"/>
    </style:style>
    <style:style style:name="T122" style:family="text">
      <style:text-properties fo:font-size="12pt" fo:font-style="normal" officeooo:rsid="012244da" style:font-size-asian="10.5pt" style:font-style-asian="normal" style:font-size-complex="12pt" style:font-style-complex="normal"/>
    </style:style>
    <style:style style:name="T123" style:family="text">
      <style:text-properties fo:font-size="12pt" fo:font-style="normal" officeooo:rsid="0123c31c" style:font-size-asian="10.5pt" style:font-style-asian="normal" style:font-size-complex="12pt" style:font-style-complex="normal"/>
    </style:style>
    <style:style style:name="T124" style:family="text">
      <style:text-properties fo:font-size="12pt" fo:font-style="normal" officeooo:rsid="012c97df" style:font-size-asian="12pt" style:font-style-asian="normal" style:font-size-complex="12pt" style:font-style-complex="normal"/>
    </style:style>
    <style:style style:name="T125" style:family="text">
      <style:text-properties fo:font-size="12pt" fo:font-style="normal" officeooo:rsid="012e7d62" style:font-size-asian="12pt" style:font-style-asian="normal" style:font-size-complex="12pt" style:font-style-complex="normal"/>
    </style:style>
    <style:style style:name="T126" style:family="text">
      <style:text-properties fo:font-size="12pt" fo:font-style="normal" officeooo:rsid="012f60a5" style:font-size-asian="12pt" style:font-style-asian="normal" style:font-size-complex="12pt" style:font-style-complex="normal"/>
    </style:style>
    <style:style style:name="T127" style:family="text">
      <style:text-properties fo:font-size="12pt" fo:font-style="normal" officeooo:rsid="012fc6ff" style:font-size-asian="12pt" style:font-style-asian="normal" style:font-size-complex="12pt" style:font-style-complex="normal"/>
    </style:style>
    <style:style style:name="T128" style:family="text">
      <style:text-properties fo:font-size="12pt" fo:font-style="normal" officeooo:rsid="01309d99" style:font-size-asian="12pt" style:font-style-asian="normal" style:font-size-complex="12pt" style:font-style-complex="normal"/>
    </style:style>
    <style:style style:name="T129" style:family="text">
      <style:text-properties fo:font-size="12pt" fo:font-style="normal" officeooo:rsid="013192c5" style:font-size-asian="12pt" style:font-style-asian="normal" style:font-size-complex="12pt" style:font-style-complex="normal"/>
    </style:style>
    <style:style style:name="T130" style:family="text">
      <style:text-properties fo:font-size="12pt" fo:font-style="normal" officeooo:rsid="0132f738" style:font-size-asian="12pt" style:font-style-asian="normal" style:font-size-complex="12pt" style:font-style-complex="normal"/>
    </style:style>
    <style:style style:name="T131" style:family="text">
      <style:text-properties fo:font-size="12pt" fo:font-style="normal" officeooo:rsid="01333901" style:font-size-asian="12pt" style:font-style-asian="normal" style:font-size-complex="12pt" style:font-style-complex="normal"/>
    </style:style>
    <style:style style:name="T132" style:family="text">
      <style:text-properties fo:font-size="12pt" fo:font-style="normal" officeooo:rsid="0133f379" style:font-size-asian="12pt" style:font-style-asian="normal" style:font-size-complex="12pt" style:font-style-complex="normal"/>
    </style:style>
    <style:style style:name="T133" style:family="text">
      <style:text-properties fo:color="#000000" style:font-name="Liberation Serif" fo:font-size="12pt" style:font-size-asian="12pt" style:font-size-complex="12pt"/>
    </style:style>
    <style:style style:name="T134" style:family="text">
      <style:text-properties fo:color="#000000" style:font-name="Liberation Serif" fo:font-size="12pt" fo:font-weight="bold" style:font-size-asian="12pt" style:font-weight-asian="bold" style:font-size-complex="12pt" style:font-weight-complex="bold"/>
    </style:style>
    <style:style style:name="T135" style:family="text">
      <style:text-properties fo:color="#000000" style:font-name="Liberation Serif" fo:font-size="12pt" fo:font-weight="bold" officeooo:rsid="002801ef" style:font-size-asian="12pt" style:font-weight-asian="bold" style:font-size-complex="12pt" style:font-weight-complex="bold"/>
    </style:style>
    <style:style style:name="T136" style:family="text">
      <style:text-properties fo:color="#000000" style:font-name="Liberation Serif" fo:font-size="12pt" fo:font-weight="normal" style:font-size-asian="12pt" style:font-weight-asian="normal" style:font-size-complex="12pt" style:font-weight-complex="normal"/>
    </style:style>
    <style:style style:name="T137"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60"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61"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62"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63"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64"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65"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66"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67"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68"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69"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70"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71"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72"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73"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74"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75"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76"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77"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78"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79"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80"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81"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82"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83" style:family="text">
      <style:text-properties fo:color="#000000" style:font-name="Liberation Serif" fo:font-weight="bold" style:font-weight-asian="bold" style:font-weight-complex="bold"/>
    </style:style>
    <style:style style:name="T184" style:family="text">
      <style:text-properties fo:color="#000000" style:font-name="Liberation Serif" fo:font-weight="bold" officeooo:rsid="003d134b" style:font-weight-asian="bold" style:font-weight-complex="bold"/>
    </style:style>
    <style:style style:name="T185"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86" style:family="text">
      <style:text-properties officeooo:rsid="003b39da"/>
    </style:style>
    <style:style style:name="T187" style:family="text">
      <style:text-properties fo:font-size="18pt" fo:font-style="normal" fo:font-weight="bold" style:font-size-asian="15.75pt" style:font-style-asian="normal" style:font-weight-asian="bold" style:font-size-complex="18pt" style:font-style-complex="normal" style:font-weight-complex="bold"/>
    </style:style>
    <style:style style:name="T188"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89"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90" style:family="text">
      <style:text-properties fo:font-size="18pt" fo:font-style="normal" officeooo:rsid="011db167" style:font-size-asian="15.75pt" style:font-style-asian="normal" style:font-size-complex="18pt" style:font-style-complex="normal"/>
    </style:style>
    <style:style style:name="T191" style:family="text">
      <style:text-properties fo:font-size="18pt" fo:font-style="normal" officeooo:rsid="01216808" style:font-size-asian="15.75pt" style:font-style-asian="normal" style:font-size-complex="18pt" style:font-style-complex="normal"/>
    </style:style>
    <style:style style:name="T192" style:family="text">
      <style:text-properties style:text-line-through-style="none" style:text-line-through-type="none" fo:font-weight="normal" style:font-weight-asian="normal" style:font-weight-complex="normal"/>
    </style:style>
    <style:style style:name="T193"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94"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95" style:family="text">
      <style:text-properties style:font-name="Liberation Serif"/>
    </style:style>
    <style:style style:name="T196"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22"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23"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24"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25"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26"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27"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28"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46"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47"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48"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49"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50"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51"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52"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53"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54"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55"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56"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57"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58"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59"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60"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61"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62"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63"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6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00"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01"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04"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05"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06"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22"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23"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24"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25"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26"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27"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28"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29"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30"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31"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32"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33"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34"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35"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36"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4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4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4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4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4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4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4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4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4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5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5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5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5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54" style:family="text">
      <style:text-properties style:font-name="Liberation Serif" fo:font-size="12pt" fo:font-weight="bold" style:font-size-asian="12pt" style:font-weight-asian="bold" style:font-size-complex="12pt" style:font-weight-complex="bold"/>
    </style:style>
    <style:style style:name="T355" style:family="text">
      <style:text-properties style:font-name="Liberation Serif" fo:font-size="12pt" fo:font-weight="bold" officeooo:rsid="01288ad8" style:font-size-asian="12pt" style:font-weight-asian="bold" style:font-size-complex="12pt" style:font-weight-complex="bold"/>
    </style:style>
    <style:style style:name="T356" style:family="text">
      <style:text-properties style:font-name="Liberation Serif" fo:font-size="12pt" style:font-size-asian="12pt" style:font-size-complex="12pt"/>
    </style:style>
    <style:style style:name="T357" style:family="text">
      <style:text-properties style:font-name="Liberation Serif" fo:font-size="12pt" fo:font-weight="normal" officeooo:rsid="00e196ce" style:font-size-asian="12pt" style:font-weight-asian="normal" style:font-size-complex="12pt" style:font-weight-complex="normal"/>
    </style:style>
    <style:style style:name="T358"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5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6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6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62"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63"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64"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65"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66"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6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6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6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7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7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7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73"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74"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75"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76"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77"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78"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379" style:family="text">
      <style:text-properties style:font-name="Liberation Serif" fo:font-size="18pt" fo:font-style="normal" fo:font-weight="bold" officeooo:rsid="01587196" style:font-name-asian="Noto Sans Mono CJK SC" style:font-size-asian="15.75pt" style:font-style-asian="normal" style:font-weight-asian="bold" style:font-name-complex="Liberation Mono" style:font-size-complex="18pt" style:font-style-complex="normal" style:font-weight-complex="bold"/>
    </style:style>
    <style:style style:name="T380" style:family="text">
      <style:text-properties style:font-name="Liberation Serif" fo:font-size="18pt" fo:font-style="normal" officeooo:rsid="011ac649" style:font-size-asian="15.75pt" style:font-style-asian="normal" style:font-size-complex="18pt" style:font-style-complex="normal"/>
    </style:style>
    <style:style style:name="T381" style:family="text">
      <style:text-properties style:font-name="Liberation Serif" fo:font-size="18pt" fo:font-style="normal" officeooo:rsid="011db167" style:font-size-asian="15.75pt" style:font-style-asian="normal" style:font-size-complex="18pt" style:font-style-complex="normal"/>
    </style:style>
    <style:style style:name="T382"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383"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384"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385"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386" style:family="text">
      <style:text-properties style:font-name="Liberation Serif" fo:font-style="normal" fo:font-weight="normal" style:font-style-asian="normal" style:font-weight-asian="normal" style:font-style-complex="normal" style:font-weight-complex="normal"/>
    </style:style>
    <style:style style:name="T387" style:family="text">
      <style:text-properties style:font-name="Liberation Serif" fo:font-style="normal" fo:font-weight="normal" officeooo:rsid="00d0a5ab" style:font-style-asian="normal" style:font-weight-asian="normal" style:font-style-complex="normal" style:font-weight-complex="normal"/>
    </style:style>
    <style:style style:name="T388" style:family="text">
      <style:text-properties style:font-name="Liberation Serif" fo:font-style="normal" fo:font-weight="normal" officeooo:rsid="00d1e15b" style:font-style-asian="normal" style:font-weight-asian="normal" style:font-style-complex="normal" style:font-weight-complex="normal"/>
    </style:style>
    <style:style style:name="T389" style:family="text">
      <style:text-properties style:font-name="Liberation Serif" fo:font-style="normal" fo:font-weight="normal" officeooo:rsid="00d1e309" style:font-style-asian="normal" style:font-weight-asian="normal" style:font-style-complex="normal" style:font-weight-complex="normal"/>
    </style:style>
    <style:style style:name="T390" style:family="text">
      <style:text-properties style:font-name="Liberation Serif" fo:font-style="normal" fo:font-weight="normal" officeooo:rsid="00d2a460" style:font-style-asian="normal" style:font-weight-asian="normal" style:font-style-complex="normal" style:font-weight-complex="normal"/>
    </style:style>
    <style:style style:name="T391" style:family="text">
      <style:text-properties style:font-name="Liberation Serif" fo:font-style="normal" fo:font-weight="normal" officeooo:rsid="00d6376d" style:font-style-asian="normal" style:font-weight-asian="normal" style:font-style-complex="normal" style:font-weight-complex="normal"/>
    </style:style>
    <style:style style:name="T392" style:family="text">
      <style:text-properties style:font-name="Liberation Serif" fo:font-style="normal" fo:font-weight="normal" officeooo:rsid="00d65217" style:font-style-asian="normal" style:font-weight-asian="normal" style:font-style-complex="normal" style:font-weight-complex="normal"/>
    </style:style>
    <style:style style:name="T393" style:family="text">
      <style:text-properties style:font-name="Liberation Serif" fo:font-style="normal" fo:font-weight="normal" officeooo:rsid="00d89e4b" style:font-style-asian="normal" style:font-weight-asian="normal" style:font-style-complex="normal" style:font-weight-complex="normal"/>
    </style:style>
    <style:style style:name="T394" style:family="text">
      <style:text-properties style:font-name="Liberation Serif" fo:font-style="normal" fo:font-weight="normal" officeooo:rsid="00da2b6f" style:font-style-asian="normal" style:font-weight-asian="normal" style:font-style-complex="normal" style:font-weight-complex="normal"/>
    </style:style>
    <style:style style:name="T395" style:family="text">
      <style:text-properties style:font-name="Liberation Serif" fo:font-style="normal" fo:font-weight="normal" officeooo:rsid="00da68a8" style:font-style-asian="normal" style:font-weight-asian="normal" style:font-style-complex="normal" style:font-weight-complex="normal"/>
    </style:style>
    <style:style style:name="T396" style:family="text">
      <style:text-properties style:font-name="Liberation Serif" fo:font-style="normal" fo:font-weight="normal" officeooo:rsid="00dc97ef" style:font-style-asian="normal" style:font-weight-asian="normal" style:font-style-complex="normal" style:font-weight-complex="normal"/>
    </style:style>
    <style:style style:name="T397" style:family="text">
      <style:text-properties style:font-name="Liberation Serif" fo:font-style="normal" fo:font-weight="normal" officeooo:rsid="00dd863d" style:font-style-asian="normal" style:font-weight-asian="normal" style:font-style-complex="normal" style:font-weight-complex="normal"/>
    </style:style>
    <style:style style:name="T398" style:family="text">
      <style:text-properties style:font-name="Liberation Serif" fo:font-style="normal" fo:font-weight="normal" officeooo:rsid="00de8eb4" style:font-style-asian="normal" style:font-weight-asian="normal" style:font-style-complex="normal" style:font-weight-complex="normal"/>
    </style:style>
    <style:style style:name="T399" style:family="text">
      <style:text-properties style:font-name="Liberation Serif" fo:font-style="normal" fo:font-weight="normal" officeooo:rsid="00e09b51" style:font-style-asian="normal" style:font-weight-asian="normal" style:font-style-complex="normal" style:font-weight-complex="normal"/>
    </style:style>
    <style:style style:name="T400" style:family="text">
      <style:text-properties style:font-name="Liberation Serif" fo:font-style="normal" fo:font-weight="normal" officeooo:rsid="00e58085" style:font-style-asian="normal" style:font-weight-asian="normal" style:font-style-complex="normal" style:font-weight-complex="normal"/>
    </style:style>
    <style:style style:name="T401" style:family="text">
      <style:text-properties style:font-name="Liberation Serif" fo:font-style="normal" fo:font-weight="normal" officeooo:rsid="00e2e874" style:font-style-asian="normal" style:font-weight-asian="normal" style:font-style-complex="normal" style:font-weight-complex="normal"/>
    </style:style>
    <style:style style:name="T402" style:family="text">
      <style:text-properties style:font-name="Liberation Serif" fo:font-style="normal" fo:font-weight="normal" officeooo:rsid="00e3d675" style:font-style-asian="normal" style:font-weight-asian="normal" style:font-style-complex="normal" style:font-weight-complex="normal"/>
    </style:style>
    <style:style style:name="T403" style:family="text">
      <style:text-properties style:font-name="Liberation Serif" fo:font-style="normal" fo:font-weight="bold" style:font-style-asian="normal" style:font-weight-asian="bold" style:font-style-complex="normal" style:font-weight-complex="bold"/>
    </style:style>
    <style:style style:name="T404" style:family="text">
      <style:text-properties style:font-name="Liberation Serif" fo:font-style="normal" fo:font-weight="bold" officeooo:rsid="00d0a5ab" style:font-style-asian="normal" style:font-weight-asian="bold" style:font-style-complex="normal" style:font-weight-complex="bold"/>
    </style:style>
    <style:style style:name="T405" style:family="text">
      <style:text-properties style:font-name="Liberation Serif" fo:font-style="normal" fo:font-weight="bold" officeooo:rsid="00d1e15b" style:font-style-asian="normal" style:font-weight-asian="bold" style:font-style-complex="normal" style:font-weight-complex="bold"/>
    </style:style>
    <style:style style:name="T406" style:family="text">
      <style:text-properties style:font-name="Liberation Serif" fo:font-style="normal" fo:font-weight="bold" officeooo:rsid="00d1e309" style:font-style-asian="normal" style:font-weight-asian="bold" style:font-style-complex="normal" style:font-weight-complex="bold"/>
    </style:style>
    <style:style style:name="T407" style:family="text">
      <style:text-properties style:font-name="Liberation Serif" fo:font-style="normal" fo:font-weight="bold" officeooo:rsid="00d2a460" style:font-style-asian="normal" style:font-weight-asian="bold" style:font-style-complex="normal" style:font-weight-complex="bold"/>
    </style:style>
    <style:style style:name="T408" style:family="text">
      <style:text-properties style:font-name="Liberation Serif" fo:font-style="normal" fo:font-weight="bold" officeooo:rsid="00d55a79" style:font-style-asian="normal" style:font-weight-asian="bold" style:font-style-complex="normal" style:font-weight-complex="bold"/>
    </style:style>
    <style:style style:name="T409" style:family="text">
      <style:text-properties style:font-name="Liberation Serif" fo:font-style="normal" fo:font-weight="bold" officeooo:rsid="00d6376d" style:font-style-asian="normal" style:font-weight-asian="bold" style:font-style-complex="normal" style:font-weight-complex="bold"/>
    </style:style>
    <style:style style:name="T410" style:family="text">
      <style:text-properties style:font-name="Liberation Serif" fo:font-style="normal" fo:font-weight="bold" officeooo:rsid="00d65217" style:font-style-asian="normal" style:font-weight-asian="bold" style:font-style-complex="normal" style:font-weight-complex="bold"/>
    </style:style>
    <style:style style:name="T411" style:family="text">
      <style:text-properties style:font-name="Liberation Serif" fo:font-style="normal" fo:font-weight="bold" officeooo:rsid="00d89e4b" style:font-style-asian="normal" style:font-weight-asian="bold" style:font-style-complex="normal" style:font-weight-complex="bold"/>
    </style:style>
    <style:style style:name="T412" style:family="text">
      <style:text-properties style:font-name="Liberation Serif" fo:font-style="normal" fo:font-weight="bold" officeooo:rsid="00da2b6f" style:font-style-asian="normal" style:font-weight-asian="bold" style:font-style-complex="normal" style:font-weight-complex="bold"/>
    </style:style>
    <style:style style:name="T413" style:family="text">
      <style:text-properties style:font-name="Liberation Serif" fo:font-style="normal" fo:font-weight="bold" officeooo:rsid="00dc97ef" style:font-style-asian="normal" style:font-weight-asian="bold" style:font-style-complex="normal" style:font-weight-complex="bold"/>
    </style:style>
    <style:style style:name="T414" style:family="text">
      <style:text-properties style:font-name="Liberation Serif" fo:font-style="normal" fo:font-weight="bold" officeooo:rsid="00dd863d" style:font-style-asian="normal" style:font-weight-asian="bold" style:font-style-complex="normal" style:font-weight-complex="bold"/>
    </style:style>
    <style:style style:name="T415" style:family="text">
      <style:text-properties style:font-name="Liberation Serif" fo:font-style="normal" fo:font-weight="bold" officeooo:rsid="00de8eb4" style:font-style-asian="normal" style:font-weight-asian="bold" style:font-style-complex="normal" style:font-weight-complex="bold"/>
    </style:style>
    <style:style style:name="T416" style:family="text">
      <style:text-properties style:font-name="Liberation Serif" fo:font-style="normal" fo:font-weight="bold" officeooo:rsid="00e09b51" style:font-style-asian="normal" style:font-weight-asian="bold" style:font-style-complex="normal" style:font-weight-complex="bold"/>
    </style:style>
    <style:style style:name="T417" style:family="text">
      <style:text-properties style:font-name="Liberation Serif" fo:font-style="normal" fo:font-weight="bold" officeooo:rsid="00e58085" style:font-style-asian="normal" style:font-weight-asian="bold" style:font-style-complex="normal" style:font-weight-complex="bold"/>
    </style:style>
    <style:style style:name="T418" style:family="text">
      <style:text-properties style:font-name="Liberation Serif" fo:font-style="normal" fo:font-weight="bold" officeooo:rsid="00e3d675" style:font-style-asian="normal" style:font-weight-asian="bold" style:font-style-complex="normal" style:font-weight-complex="bold"/>
    </style:style>
    <style:style style:name="T419" style:family="text">
      <style:text-properties style:font-name="Liberation Serif" fo:font-style="normal" fo:font-weight="bold" officeooo:rsid="00ef1a66" style:font-style-asian="normal" style:font-weight-asian="bold" style:font-style-complex="normal" style:font-weight-complex="bold"/>
    </style:style>
    <style:style style:name="T420" style:family="text">
      <style:text-properties style:font-name="Liberation Serif" fo:font-style="normal" fo:font-weight="bold" officeooo:rsid="00f61b39" style:font-style-asian="normal" style:font-weight-asian="bold" style:font-style-complex="normal" style:font-weight-complex="bold"/>
    </style:style>
    <style:style style:name="T421"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22" style:family="text">
      <style:text-properties style:font-name="Liberation Serif" fo:font-style="normal" style:font-style-asian="normal" style:font-style-complex="normal"/>
    </style:style>
    <style:style style:name="T423" style:family="text">
      <style:text-properties style:font-name="Liberation Serif" fo:font-style="normal" officeooo:rsid="00edc626" style:font-style-asian="normal" style:font-style-complex="normal"/>
    </style:style>
    <style:style style:name="T424" style:family="text">
      <style:text-properties style:font-name="Liberation Serif" fo:font-weight="bold" style:font-weight-asian="bold" style:font-weight-complex="bold"/>
    </style:style>
    <style:style style:name="T425" style:family="text">
      <style:text-properties style:font-name="Liberation Serif" fo:font-weight="bold" officeooo:rsid="00ba3b40" style:font-weight-asian="bold" style:font-weight-complex="bold"/>
    </style:style>
    <style:style style:name="T426" style:family="text">
      <style:text-properties style:font-name="Liberation Serif" fo:font-weight="bold" officeooo:rsid="00d25b65" style:font-weight-asian="bold" style:font-weight-complex="bold"/>
    </style:style>
    <style:style style:name="T427" style:family="text">
      <style:text-properties style:font-name="Liberation Serif" fo:font-weight="bold" style:font-weight-asian="bold" style:font-weight-complex="bold" loext:padding="0.049cm" loext:border="0.06pt solid #29313d"/>
    </style:style>
    <style:style style:name="T428" style:family="text">
      <style:text-properties style:font-name="Liberation Serif" fo:font-weight="bold" officeooo:rsid="01201c0b" style:font-weight-asian="bold" style:font-weight-complex="bold"/>
    </style:style>
    <style:style style:name="T429" style:family="text">
      <style:text-properties style:font-name="Liberation Serif" fo:font-weight="bold" officeooo:rsid="0120263c" style:font-weight-asian="bold" style:font-weight-complex="bold"/>
    </style:style>
    <style:style style:name="T430" style:family="text">
      <style:text-properties style:font-name="Liberation Serif" fo:font-weight="bold" officeooo:rsid="012bfbed" style:font-weight-asian="bold" style:font-weight-complex="bold"/>
    </style:style>
    <style:style style:name="T431" style:family="text">
      <style:text-properties style:font-name="Liberation Serif" fo:font-weight="bold" officeooo:rsid="0138835a" style:font-weight-asian="bold" style:font-weight-complex="bold"/>
    </style:style>
    <style:style style:name="T432" style:family="text">
      <style:text-properties style:font-name="Liberation Serif" fo:font-weight="bold" officeooo:rsid="013c58f5" style:font-weight-asian="bold" style:font-weight-complex="bold"/>
    </style:style>
    <style:style style:name="T433" style:family="text">
      <style:text-properties style:font-name="Liberation Serif" fo:font-weight="bold" officeooo:rsid="013e51a6" style:font-weight-asian="bold" style:font-weight-complex="bold"/>
    </style:style>
    <style:style style:name="T434" style:family="text">
      <style:text-properties style:font-name="Liberation Serif" fo:font-weight="normal" officeooo:rsid="00ba3b40" style:font-weight-asian="normal" style:font-weight-complex="normal"/>
    </style:style>
    <style:style style:name="T435" style:family="text">
      <style:text-properties style:font-name="Liberation Serif" fo:font-weight="normal" officeooo:rsid="00d25b65" style:font-weight-asian="normal" style:font-weight-complex="normal"/>
    </style:style>
    <style:style style:name="T436" style:family="text">
      <style:text-properties style:font-name="Liberation Serif" fo:font-weight="normal" officeooo:rsid="01201c0b" style:font-weight-asian="normal" style:font-weight-complex="normal"/>
    </style:style>
    <style:style style:name="T437" style:family="text">
      <style:text-properties style:font-name="Liberation Serif" fo:font-weight="normal" officeooo:rsid="012bfbed" style:font-weight-asian="normal" style:font-weight-complex="normal"/>
    </style:style>
    <style:style style:name="T438" style:family="text">
      <style:text-properties style:font-name="Liberation Serif" fo:font-weight="normal" officeooo:rsid="013c58f5" style:font-weight-asian="normal" style:font-weight-complex="normal"/>
    </style:style>
    <style:style style:name="T439"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40" style:family="text">
      <style:text-properties style:font-name="Liberation Serif" officeooo:rsid="01200f8d"/>
    </style:style>
    <style:style style:name="T441" style:family="text">
      <style:text-properties style:font-name="Liberation Serif" officeooo:rsid="0120263c"/>
    </style:style>
    <style:style style:name="T44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43" style:family="text">
      <style:text-properties officeooo:rsid="00b8ba37"/>
    </style:style>
    <style:style style:name="T444" style:family="text">
      <style:text-properties officeooo:rsid="00bca12c"/>
    </style:style>
    <style:style style:name="T445" style:family="text">
      <style:text-properties officeooo:rsid="00be74ef"/>
    </style:style>
    <style:style style:name="T446" style:family="text">
      <style:text-properties officeooo:rsid="00bf8465"/>
    </style:style>
    <style:style style:name="T447" style:family="text">
      <style:text-properties officeooo:rsid="010b0b64"/>
    </style:style>
    <style:style style:name="T448" style:family="text">
      <style:text-properties officeooo:rsid="01145c2e"/>
    </style:style>
    <style:style style:name="T449" style:family="text">
      <style:text-properties officeooo:rsid="011bdade"/>
    </style:style>
    <style:style style:name="T450" style:family="text">
      <style:text-properties officeooo:rsid="011fe630"/>
    </style:style>
    <style:style style:name="T451" style:family="text">
      <style:text-properties officeooo:rsid="0133f379"/>
    </style:style>
    <style:style style:name="T452" style:family="text">
      <style:text-properties officeooo:rsid="013aa19d"/>
    </style:style>
    <style:style style:name="T453" style:family="text">
      <style:text-properties officeooo:rsid="013d37ca"/>
    </style:style>
    <style:style style:name="T454" style:family="text">
      <style:text-properties officeooo:rsid="015e639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Módulo 1</text:p>
      <text:p text:style-name="P174"/>
      <text:p text:style-name="P175">Bloco 1 – <text:span text:style-name="T186">Unix e Bash</text:span>:</text:p>
      <text:p text:style-name="P130"/>
      <text:p text:style-name="P130">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4"/>
      <text:p text:style-name="P84">BOOT – Inicialização.</text:p>
      <text:p text:style-name="P84"/>
      <text:p text:style-name="P84">BIN – Arquivos Binários.</text:p>
      <text:p text:style-name="P84"/>
      <text:p text:style-name="P84">DEV – Arquivos do dispositivo.</text:p>
      <text:p text:style-name="P84"/>
      <text:p text:style-name="P84">ETC – Scripts de Inicialização.</text:p>
      <text:p text:style-name="P84"/>
      <text:p text:style-name="P84">HOME – Diretórios Home para diferentes usuários.</text:p>
      <text:p text:style-name="P84"/>
      <text:p text:style-name="P84">PROC – Diretório Dinâmico especial que incluiu informações sobre o estado do sistema incluindo os processos atualmente executados.</text:p>
      <text:p text:style-name="P84"/>
      <text:p text:style-name="P84">ROOT – Diretório Home do usuário root.</text:p>
      <text:p text:style-name="P84"/>
      <text:p text:style-name="P84">SBIN – São os binários de sistema importantes.</text:p>
      <text:p text:style-name="P84"/>
      <text:p text:style-name="P84">TMP – Arquivos temporários.</text:p>
      <text:p text:style-name="P84"/>
      <text:p text:style-name="P84">USR – Arquivos e aplicativos que são acessados por todos os usuários.</text:p>
      <text:p text:style-name="P84"/>
      <text:p text:style-name="P84">VAR – Arquivos variáveis como Logs e Banco de Dados.</text:p>
      <text:p text:style-name="P84"/>
      <text:p text:style-name="P5">COMANDOS:</text:p>
      <text:p text:style-name="P5"/>
      <text:p text:style-name="P6">ls:<text:span text:style-name="T1"> Lista todos os arquivos e diretórios que existem dentro daquele diretório.</text:span></text:p>
      <text:p text:style-name="P85"/>
      <text:p text:style-name="P40"><text:span text:style-name="T18">ls -a: </text:span><text:span text:style-name="T2">Mostra os arquivos ocultos.</text:span></text:p>
      <text:p text:style-name="P85"/>
      <text:p text:style-name="P40"><text:span text:style-name="T18">cd </text:span><text:span text:style-name="T33">diretório: </text:span><text:span text:style-name="T62">Muda de diretório. (Change Directory)</text:span></text:p>
      <text:p text:style-name="P102"/>
      <text:p text:style-name="P8"><text:span text:style-name="T45">cd ..: </text:span><text:span text:style-name="T62">Volta um diretório.</text:span></text:p>
      <text:p text:style-name="P85"><text:s/></text:p>
      <text:p text:style-name="P6"><text:soft-page-break/>clear: <text:span text:style-name="T1">Limpar terminal.</text:span></text:p>
      <text:p text:style-name="P85"/>
      <text:p text:style-name="P6">mkdir<text:span text:style-name="T32"> nome da pasta:</text:span><text:span text:style-name="T61"> </text:span><text:span text:style-name="T63">Cria um diretório. (Make Directory)</text:span></text:p>
      <text:p text:style-name="P103"/>
      <text:p text:style-name="P6"><text:span text:style-name="T46">pdw: </text:span><text:span text:style-name="T63">Mostra o </text:span><text:span text:style-name="T66">caminho do </text:span><text:span text:style-name="T63"><text:s/>diretório completo.</text:span></text:p>
      <text:p text:style-name="P103"/>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63">Cria arquivos dentro de um diretório.</text:span></text:p>
      <text:p text:style-name="P103"/>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61"> Copia um arquivo previamente criado. </text:span><text:span text:style-name="T64">(Copy)</text:span></text:p>
      <text:p text:style-name="P104"/>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61">Mostra o conteúdo do arquivo. </text:span><text:span text:style-name="T64">(concat)</text:span></text:p>
      <text:p text:style-name="P106"/>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61">Mover um arquivo de um diretório para outro. (Move)</text:span></text:p>
      <text:p text:style-name="P105"/>
      <text:p text:style-name="P43"><text:span text:style-name="T86">mv </text:span><text:span text:style-name="T64"><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67">Renomeia um arquivo.</text:span></text:p>
      <text:p text:style-name="P105"/>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7"/>
      <text:p text:style-name="P41"><text:span text:style-name="T85">rm rf-</text:span><text:span text:style-name="T65">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7"/>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6"/>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18"/>
      <text:p text:style-name="P12"><text:span text:style-name="T31">Head (-5) </text:span><text:span text:style-name="T32">nome do arquivo: Exibe 10 primeiras linhas do arquivo.</text:span></text:p>
      <text:p text:style-name="P118"/>
      <text:p text:style-name="P12"><text:span text:style-name="T31">Tail (-5) </text:span><text:span text:style-name="T32">nome do arquiv</text:span><text:span text:style-name="T40">o</text:span><text:span text:style-name="T32">: Exibe 10 últimas linhas do arquivo.</text:span></text:p>
      <text:p text:style-name="P118"/>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18"/>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0"/>
      <text:p text:style-name="P13"><text:span text:style-name="T32">Grep -i</text:span><text:span text:style-name="T36">c ‘pesquisa’ nome do arquivo: Qu</text:span><text:span text:style-name="T41">ais linhas</text:span><text:span text:style-name="T36"> aparece aquela palavra.</text:span></text:p>
      <text:p text:style-name="P121"/>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2"/>
      <text:p text:style-name="P25"><text:span text:style-name="T36">G</text:span><text:span text:style-name="T32">rep -io ‘pesquisa’ nome do arquivo | </text:span><text:span text:style-name="T44">wc -l: </text:span><text:span text:style-name="T61">Número de vezes que aparece a ocorrência.</text:span></text:p>
      <text:p text:style-name="P121"/>
      <text:p text:style-name="P121">Wc nome do arquivo : Quantidade de linhas, palavras e caracteres.</text:p>
      <text:p text:style-name="P121"/>
      <text:p text:style-name="P121">Wc -w nome do arquivo : Quantidade de palavras</text:p>
      <text:p text:style-name="P121"/>
      <text:p text:style-name="P13"><text:span text:style-name="T36">wc -l nome do arquivo : Quantidade de linhas</text:span><text:span text:style-name="T32"> </text:span></text:p>
      <text:p text:style-name="P119"/>
      <text:p text:style-name="P121">wc -c nome do arquivo : Quantidade de caracteres.</text:p>
      <text:p text:style-name="P119"/>
      <text:p text:style-name="P16"><text:span text:style-name="T37">L</text:span><text:span text:style-name="T32">s * : Lista todos os ar</text:span><text:span text:style-name="T39">q</text:span><text:span text:style-name="T32">uivos do </text:span><text:span text:style-name="T39">diretório</text:span></text:p>
      <text:p text:style-name="P125"/>
      <text:p text:style-name="P125"><text:soft-page-break/>ls *.txt *tbt: lista todos arquivos tipo txt e tbt.</text:p>
      <text:p text:style-name="P123"/>
      <text:p text:style-name="P123">man: Manual do Unix</text:p>
      <text:p text:style-name="P123"/>
      <text:p text:style-name="P124">whatis: Diz o que o comando faz</text:p>
      <text:p text:style-name="P124"/>
      <text:p text:style-name="P124">apropos: Lembrar comando.</text:p>
      <text:p text:style-name="P124"/>
      <text:p text:style-name="P124"/>
      <text:p text:style-name="P124"/>
      <text:p text:style-name="P124"/>
      <text:p text:style-name="P131"><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0">Comandos:</text:p>
      <text:p text:style-name="P131"/>
      <text:p text:style-name="P134">cat &gt; <text:span text:style-name="T32">nome do arquivo: </text:span><text:span text:style-name="T1"><text:s/>Cria e adiciona informações dentro de um arquivo de texto.</text:span></text:p>
      <text:p text:style-name="P151"/>
      <text:p text:style-name="P134">cat &gt;&gt;<text:span text:style-name="T32"> nome do arquivo:</text:span><text:span text:style-name="T1"> <text:s/>Adiciona informações a um arquivo de texto já existente.</text:span></text:p>
      <text:p text:style-name="P151"/>
      <text:p text:style-name="P135">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2"/>
      <text:p text:style-name="P143">ctrl+D: <text:span text:style-name="T1">Encerra o Cat.</text:span></text:p>
      <text:p text:style-name="P152"/>
      <text:p text:style-name="P136">sort &lt; <text:span text:style-name="T32">nome do arquivo: Exibe as informações do arquivo em ordem alfabética sem alterar o arquivo em si. (É um Output)</text:span></text:p>
      <text:p text:style-name="P171"/>
      <text:p text:style-name="P137"><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3"/>
      <text:p text:style-name="P166">comando | sort: <text:span text:style-name="T61">Pega o resultado desse comando e faz com que ele seja reorganizado em ordem alfabética pelo uso do pipe (|).</text:span></text:p>
      <text:p text:style-name="P154"/>
      <text:p text:style-name="P167"><text:span text:style-name="T44">who | wc -l: </text:span><text:span text:style-name="T61">Pega as informações dos usuários e diz a quantidade de usuários que tem por meio do pipe.</text:span></text:p>
      <text:p text:style-name="P155"/>
      <text:p text:style-name="P168"><text:span text:style-name="T44">grep </text:span><text:span text:style-name="T1">palavra arquivo</text:span> | sort &gt; <text:span text:style-name="T1">nome arquivo novo</text:span>: <text:span text:style-name="T61">Busca todas as linhas que tem a palavra dentro do arquivo e armazena no pipe, depois organiza em ordem alfabética e cria um novo arquivo.</text:span></text:p>
      <text:p text:style-name="P156"/>
      <text:p text:style-name="P144">Controle de Acesso Linux</text:p>
      <text:p text:style-name="P144"/>
      <text:p text:style-name="P144"><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69"><text:span text:style-name="T44">Ls -l : </text:span><text:span text:style-name="T61">Mostra informações sobre arquivos, diretórios e usuários e suas permissões.</text:span></text:p>
      <text:p text:style-name="P157"/>
      <text:p text:style-name="P145">Tipos de acesso:</text:p>
      <text:list xml:id="list441901234" text:style-name="L1">
        <text:list-item>
          <text:p text:style-name="P306"><text:span text:style-name="T44">r: </text:span><text:span text:style-name="T61">significa que você tem permissão pra ler o arquivo ou diretório (read).</text:span></text:p>
        </text:list-item>
        <text:list-item>
          <text:p text:style-name="P306"><text:span text:style-name="T44">w: </text:span><text:span text:style-name="T61">significa que vocês tem permissão de modificar ou alterar o conteúdo de um diretório ou arquivo (write).</text:span></text:p>
        </text:list-item>
        <text:list-item>
          <text:p text:style-name="P306"><text:span text:style-name="T44">x:</text:span><text:span text:style-name="T61"> permite executar um arquivo ou diretório pelo comando cd (execute).</text:span></text:p>
        </text:list-item>
        <text:list-item>
          <text:p text:style-name="P306"><text:span text:style-name="T44">-: </text:span><text:span text:style-name="T61">no início da sequencia indica que aquele é um arquivo comum.</text:span></text:p>
        </text:list-item>
        <text:list-item>
          <text:p text:style-name="P306"><text:span text:style-name="T44">d:</text:span><text:span text:style-name="T61"> no início da sequencia indica que aquele é um diretório. </text:span></text:p>
        </text:list-item>
      </text:list>
      <text:p text:style-name="P145"/>
      <text:p text:style-name="P139">Exemplo: <text:s text:c="10"/></text:p>
      <text:p text:style-name="P139"/>
      <text:p text:style-name="P139">- <text:s/>RW- R-- R--</text:p>
      <text:p text:style-name="P139"/>
      <text:p text:style-name="P170"><text:span text:style-name="T44">O </text:span><text:span text:style-name="T84">hífen </text:span><text:span text:style-name="T44">inicial significa que o arquivo é comum (se fosse um “D” seria um diretório).</text:span></text:p>
      <text:p text:style-name="P170"><text:span text:style-name="T44">O </text:span><text:span text:style-name="T84">RW-</text:span><text:span text:style-name="T44"> são as permissões do usuário. Nesse caso, o usuário pode ler, modificar o arquivo, mas não pode executar.</text:span></text:p>
      <text:p text:style-name="P170"><text:span text:style-name="T44">O </text:span><text:span text:style-name="T84">R--</text:span><text:span text:style-name="T44"> diz respeito aos grupos do usuário, nesse caso só é permitido a leitura.</text:span></text:p>
      <text:p text:style-name="P170"><text:span text:style-name="T44">O </text:span><text:span text:style-name="T84">R--</text:span><text:span text:style-name="T44"> da última parte diz respeito ao resto dos usuários do computador, que significa que eles só pode ler o arquivo.</text:span></text:p>
      <text:p text:style-name="P170"/>
      <text:p text:style-name="P138">chmod u: <text:span text:style-name="T1">Altera as permissões do usuário que está em atual uso.</text:span></text:p>
      <text:p text:style-name="P155"/>
      <text:p text:style-name="P42"><text:soft-page-break/><text:span text:style-name="T112">chmod g</text:span><text:span text:style-name="T109">: Altera as permissões do grupo.</text:span></text:p>
      <text:p text:style-name="P158"/>
      <text:p text:style-name="P138">chmod o<text:span text:style-name="T1">: Altera as permissões dos outros usuários.</text:span></text:p>
      <text:p text:style-name="P158"/>
      <text:p text:style-name="P42"><text:span text:style-name="T112">chmod a</text:span><text:span text:style-name="T109">: Altera as permissões de todos.</text:span></text:p>
      <text:p text:style-name="P138"/>
      <text:p text:style-name="P17"><text:span text:style-name="T121">chmod u-rw arquivo.txt – </text:span><text:span text:style-name="T108">para retirar a permissão de leitura e modificação do usuário atual.</text:span></text:p>
      <text:p text:style-name="P146"/>
      <text:p text:style-name="P18"><text:span text:style-name="T121">chmod u+rw arquivo.txt – </text:span><text:span text:style-name="T108">para adicionar permissão de leitura e modificação do usuário atual.</text:span></text:p>
      <text:p text:style-name="P159"/>
      <text:p text:style-name="P155"/>
      <text:p text:style-name="P162"/>
      <text:p text:style-name="P162"><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0">Processos dentro do Unix</text:p>
      <text:p text:style-name="P140"/>
      <text:p text:style-name="P141">ps: <text:span text:style-name="T1">Lista de processos executados no exato momento.</text:span></text:p>
      <text:p text:style-name="P160"/>
      <text:p text:style-name="P141">sleep <text:span text:style-name="T1">número: Para o terminal por um determinado tempo. (em segundos).</text:span></text:p>
      <text:p text:style-name="P160"/>
      <text:p text:style-name="P141">sleep <text:span text:style-name="T32">número &amp;: </text:span><text:span text:style-name="T1">Para o terminal, mas possibilita você continuar usando para outros processos.</text:span></text:p>
      <text:p text:style-name="P160"/>
      <text:p text:style-name="P142">ctrl +z: <text:span text:style-name="T1">Suspende o último processo.</text:span></text:p>
      <text:p text:style-name="P161"/>
      <text:p text:style-name="P142">bg: <text:span text:style-name="T1">Coloca o processo suspenso em background e continua executando-o.</text:span></text:p>
      <text:p text:style-name="P151"/>
      <text:p text:style-name="P142">jobs: <text:span text:style-name="T1">Exibe todos os processos suspensos ou em background..</text:span></text:p>
      <text:p text:style-name="P124"/>
      <text:p text:style-name="P127">fg %<text:span text:style-name="T1">numero da lista</text:span>:<text:span text:style-name="T1"> </text:span><text:span text:style-name="T61">Continua o processo no foreground.</text:span></text:p>
      <text:p text:style-name="P124"/>
      <text:p text:style-name="P128">ctrl+c: <text:span text:style-name="T61">Encerra um processo em foreground</text:span></text:p>
      <text:p text:style-name="P107"/>
      <text:p text:style-name="P128"><text:span text:style-name="T44">kill %</text:span><text:span text:style-name="T1">número do processo: </text:span><text:span text:style-name="T61">Encerra um processo em background.</text:span></text:p>
      <text:p text:style-name="P107"/>
      <text:p text:style-name="P129"><text:span text:style-name="T44">kill </text:span><text:span text:style-name="T1">número do pid</text:span><text:span text:style-name="T61">: Encerra um processo em background.</text:span></text:p>
      <text:p text:style-name="P124"/>
      <text:p text:style-name="P129"><text:span text:style-name="T44">kill -9 </text:span><text:span text:style-name="T1">número do pid: </text:span><text:span text:style-name="T61">Encerra um processo em background que não foi encerrado com o comando normal.</text:span></text:p>
      <text:p text:style-name="P124"/>
      <text:p text:style-name="P44"><text:span text:style-name="T87">find:</text:span><text:span text:style-name="T68"> É</text:span><text:span text:style-name="T136"> </text:span><text:span text:style-name="T133">um comando para pesquisar em diretórios por arquivos ou outras pastas, de acordo com os parâmetros passados a ele. Esses parâmetros podem ser</text:span><text:span text:style-name="T134"> </text:span><text:span text:style-name="T135">name, date, size ou type.</text:span><text:span text:style-name="T134"> <text:s/></text:span><text:span text:style-name="T133">Caso nenhum atributo seja passado, ele pesquisará tudo que estiver dentro do diretório atual.</text:span></text:p>
      <text:p text:style-name="P172"><text:soft-page-break/></text:p>
      <text:p text:style-name="P173">Exemplo:</text:p>
      <text:p text:style-name="P173"/>
      <text:p text:style-name="P86">Para listar todos os arquivos que terminam em .txt:</text:p>
      <text:p text:style-name="P20">find . -name “*.txt”</text:p>
      <text:p text:style-name="P20"/>
      <text:p text:style-name="P87">Para listar todos os arquivos:</text:p>
      <text:p text:style-name="P21">find . -type f</text:p>
      <text:p text:style-name="P21"/>
      <text:p text:style-name="P87">Para listar todos os diretórios:</text:p>
      <text:p text:style-name="P21">find . -type d</text:p>
      <text:p text:style-name="P21"/>
      <text:p text:style-name="P88">Para listar tanto arquivos quanto diretórios dentro de um local específico:</text:p>
      <text:p text:style-name="P22">find ./unix_tests -name cores*</text:p>
      <text:p text:style-name="P88">Resultado:</text:p>
      <text:p text:style-name="P88">unix_tests/cores</text:p>
      <text:p text:style-name="P88">unix_tests/cores.txt</text:p>
      <text:p text:style-name="P88"/>
      <text:p text:style-name="P88">Para listar apenas arquivos dentro de um local específico:</text:p>
      <text:p text:style-name="P22">find ./unix_tests -type f -name “cores*”</text:p>
      <text:p text:style-name="P88">Resultado:</text:p>
      <text:p text:style-name="P88">unix_tests/cores.txt</text:p>
      <text:p text:style-name="P88"/>
      <text:p text:style-name="P88"/>
      <text:p text:style-name="P88">Para listar apenas diretórios dentro de um local específico:</text:p>
      <text:p text:style-name="P22">find ./unix_tests -type d -name “cores*”</text:p>
      <text:p text:style-name="P88">Resultado:</text:p>
      <text:p text:style-name="P88">unix_tests/cores</text:p>
      <text:p text:style-name="P88"/>
      <text:p text:style-name="P23">history: <text:span text:style-name="T1">Mostra o histórico de comandos.</text:span></text:p>
      <text:p text:style-name="P89"/>
      <text:p text:style-name="P23">History | tail: <text:span text:style-name="T1">Mostra os 10 últimos comandos.</text:span></text:p>
      <text:p text:style-name="P89"/>
      <text:p text:style-name="P23">History | tail | cat &gt; <text:span text:style-name="T32">nome do arquivo: </text:span><text:span text:style-name="T61">Cria um arquivo txt com os 10 últimos comandos.</text:span></text:p>
      <text:p text:style-name="P108"/>
      <text:p text:style-name="P24"><text:span text:style-name="T44">echo: </text:span><text:span text:style-name="T61">comando utilizado em scripts ou no terminal para exibir mensagens na tela ou em um arquivo.</text:span></text:p>
      <text:p text:style-name="P110"/>
      <text:p text:style-name="P110">Exemplo:</text:p>
      <text:p text:style-name="P110"/>
      <text:p text:style-name="P24"><text:span text:style-name="T44">echo “Amarelo” &gt;&gt; cores.txt: </text:span><text:span text:style-name="T61">Adiciona o nome “Amarelo” a lista que já existe em cores.txt.</text:span></text:p>
      <text:p text:style-name="P109"/>
      <text:p text:style-name="P24"><text:span text:style-name="T44">echo “Amarelo” &gt; cores.txt: </text:span><text:span text:style-name="T61">Cria um arquivo ou sobrescreve um arquivo existente e adiciona a informação “Amarelo”.</text:span></text:p>
      <text:p text:style-name="P109"/>
      <text:p text:style-name="P109"/>
      <text:p text:style-name="P109"/>
      <text:p text:style-name="P109"/>
      <text:p text:style-name="P109"/>
      <text:p text:style-name="P109"><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09"/>
      <text:p text:style-name="P177">Bloco 2 – <text:span text:style-name="T186">Git, Github e Internet</text:span>:</text:p>
      <text:p text:style-name="P177"/>
      <text:p text:style-name="P133">Autenticação:</text:p>
      <text:p text:style-name="P133"/>
      <text:p text:style-name="P149">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5"/>
      <text:p text:style-name="P149">Adicionando sua chave SSH ao ssh-agent: <text:span text:style-name="T1">eval “$(ssh-agent -s</text:span><text:span text:style-name="T192">)” ; ssh-add -/.ssh/id_rsa</text:span></text:p>
      <text:p text:style-name="P149"/>
      <text:p text:style-name="P149">Adicionando a chave SSH na sua conta do GitHub: <text:s/><text:span text:style-name="T1">sudo apt-get install xclip ; xclip -sel clip &lt; ~/.ssh/id_rsa.pub (depois é só colar a chave no github).</text:span></text:p>
      <text:p text:style-name="P165"/>
      <text:p text:style-name="P109"/>
      <text:p text:style-name="P181"><text:span text:style-name="T188">C</text:span><text:span text:style-name="T187">omandos:</text:span></text:p>
      <text:p text:style-name="P132"/>
      <text:p text:style-name="P147">Branch – <text:span text:style-name="T1">Uma versão editável do seu código</text:span></text:p>
      <text:p text:style-name="P163"/>
      <text:p text:style-name="P147">Branch Master – <text:span text:style-name="T1">Branch principal do seu código, onde você vai dar deploy, ou seja, colocar no ar.</text:span></text:p>
      <text:p text:style-name="P163"/>
      <text:p text:style-name="P148">Branch Feature – <text:span text:style-name="T1">Branch <text:s/>independente da Branch Master, a qual pode sofrer commit e pode ser agregada a Branch Master depois.</text:span></text:p>
      <text:p text:style-name="P163"/>
      <text:p text:style-name="P147">Commit – <text:span text:style-name="T1">Mudanças que são enviadas e agregadas na Branch</text:span></text:p>
      <text:p text:style-name="P164"/>
      <text:p text:style-name="P164"/>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78"><text:span text:style-name="T19">HTTPS </text:span><text:span text:style-name="T4">ou </text:span><text:span text:style-name="T19">Hypertext Transfer Protocol Secure - </text:span><text:span text:style-name="T137">é uma extensão do protocolo de internet HTTP </text:span><text:span text:style-name="T138">(você verá mais sobre esse protocolo no dia de conteúdo que trata sobre internet!) que utiliza certificados digitais para autenticar os dados e permitir que eles sejam criptografados de forma segura.</text:span></text:p>
      <text:p text:style-name="P163"/>
      <text:p text:style-name="P163"/>
      <text:p text:style-name="Standard"><text:span text:style-name="T183">Uma explicação mais detalhada da diferença entre esses dois modelos foge do escopo dessa aula, mas nesse momento basta saber que</text:span><text:span text:style-name="Emphasis"><text:span text:style-name="T183"> </text:span></text:span><text:span text:style-name="Emphasis"><text:span text:style-name="T184">como o SSH nos permite pular a etapa de digitar login e senha do Github a cada comando, será o modelo de autenticação padrão.</text:span></text:span></text:p>
      <text:p text:style-name="Standard"><text:span text:style-name="Emphasis"><text:span text:style-name="T159"/></text:span></text:p>
      <text:p text:style-name="P179"><text:span text:style-name="Emphasis"><text:span text:style-name="T159"/></text:span></text:p>
      <text:p text:style-name="P46"><text:span text:style-name="Emphasis"><text:span text:style-name="T159">git init: </text:span></text:span><text:span text:style-name="Emphasis"><text:span text:style-name="T138">cria um repositório Git na pasta a qual se encontra.</text:span></text:span></text:p>
      <text:p text:style-name="P46"><text:span text:style-name="Emphasis"><text:span text:style-name="T138"/></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38"><text:s/></text:span></text:span></text:p>
      <text:p text:style-name="P46"><text:span text:style-name="Emphasis"><text:span text:style-name="T159">git status: </text:span></text:span><text:span text:style-name="Emphasis"><text:span text:style-name="T138">verifica se o repositório Git foi de fato iniciado.</text:span></text:span></text:p>
      <text:p text:style-name="P46"><text:span text:style-name="Emphasis"><text:span text:style-name="T138"/></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38"><text:s/></text:span></text:span></text:p>
      <text:p text:style-name="P47"><text:span text:style-name="Emphasis"><text:span text:style-name="T160">git add .: </text:span></text:span><text:span text:style-name="Emphasis"><text:span text:style-name="T139"><text:s/>adiciona todos os arquivos modificados.</text:span></text:span></text:p>
      <text:p text:style-name="P47"><text:span text:style-name="Emphasis"><text:span text:style-name="T139"/></text:span></text:p>
      <text:p text:style-name="P47"><text:span text:style-name="Emphasis"><text:span text:style-name="T160">git add ‘</text:span></text:span><text:span text:style-name="Emphasis"><text:span text:style-name="T179">arquivo’: </text:span></text:span><text:span text:style-name="Emphasis"><text:span text:style-name="T139">adiciona um arquivo específico.</text:span></text:span></text:p>
      <text:p text:style-name="P47"><text:span text:style-name="Emphasis"><text:span text:style-name="T139"/></text:span></text:p>
      <text:p text:style-name="P56"><text:span text:style-name="Emphasis"><text:span text:style-name="T171">git remote add ‘</text:span></text:span><text:span text:style-name="Emphasis"><text:span text:style-name="T150">apelido do repositorio</text:span></text:span><text:span text:style-name="Emphasis"><text:span text:style-name="T171">’ </text:span></text:span><text:a xlink:type="simple" xlink:href="mailto:git@github.com" text:style-name="Internet_20_link" text:visited-style-name="Visited_20_Internet_20_Link"><text:span text:style-name="Emphasis">git@github.com</text:span></text:a><text:span text:style-name="Emphasis"><text:span text:style-name="T171">:user-github/repo-name.git: </text:span></text:span><text:span text:style-name="Emphasis"><text:span text:style-name="T150">Sincroniza dois repositórios e adiciona um apelido para ele</text:span></text:span></text:p>
      <text:p text:style-name="P56"><text:span text:style-name="Emphasis"><text:span text:style-name="T150"/></text:span></text:p>
      <text:p text:style-name="P62"><text:span text:style-name="Emphasis"><text:span text:style-name="T178">git remote remove ‘</text:span></text:span><text:span text:style-name="Emphasis"><text:span text:style-name="T158">nome do apelido’ – Remove a sincronização com o repositório remoto.</text:span></text:span></text:p>
      <text:p text:style-name="P62"><text:span text:style-name="Emphasis"><text:span text:style-name="T158"/></text:span></text:p>
      <text:p text:style-name="P56"><text:span text:style-name="Emphasis"><text:span text:style-name="T171">git push -</text:span></text:span><text:span text:style-name="Emphasis"><text:span text:style-name="T177">u</text:span></text:span><text:span text:style-name="Emphasis"><text:span text:style-name="T171"> ‘</text:span></text:span><text:span text:style-name="Emphasis"><text:span text:style-name="T150">apelido do repositorio’ </text:span></text:span><text:span text:style-name="Emphasis"><text:span text:style-name="T171">main: </text:span></text:span><text:span text:style-name="Emphasis"><text:span text:style-name="T150">Atualiza o repositório do GitHub com as informações do repositório local </text:span></text:span><text:span text:style-name="Emphasis"><text:span text:style-name="T157">e alinha as branchs main</text:span></text:span></text:p>
      <text:p text:style-name="P57"><text:span text:style-name="Emphasis"><text:span text:style-name="T151"/></text:span></text:p>
      <text:p text:style-name="P57"><text:span text:style-name="Emphasis"><text:span text:style-name="T172">Git reset –hard {</text:span></text:span><text:span text:style-name="Emphasis"><text:span text:style-name="T151">numero do commit}: restaura o arquivo pra um commit passado.</text:span></text:span></text:p>
      <text:p text:style-name="P56"><text:span text:style-name="Emphasis"><text:span text:style-name="T171"/></text:span></text:p>
      <text:p text:style-name="P55"><text:span text:style-name="Emphasis"><text:span text:style-name="T170">git rm ‘</text:span></text:span><text:span text:style-name="Emphasis"><text:span text:style-name="T149">arquivo’: remove um arquivo específico.</text:span></text:span></text:p>
      <text:p text:style-name="P55"><text:span text:style-name="Emphasis"><text:span text:style-name="T149"/></text:span></text:p>
      <text:p text:style-name="P55"><text:span text:style-name="Emphasis"><text:span text:style-name="T170">git restore ‘</text:span></text:span><text:span text:style-name="Emphasis"><text:span text:style-name="T149">arquivo.txt’: restaura os arquivos do diretório que foram deletados sem add</text:span></text:span></text:p>
      <text:p text:style-name="P55"><text:span text:style-name="Emphasis"><text:span text:style-name="T149"/></text:span></text:p>
      <text:p text:style-name="P47"><text:span text:style-name="Emphasis"><text:span text:style-name="T160">git commit -m </text:span></text:span><text:span text:style-name="Emphasis"><text:span text:style-name="T179">“Mensagem sobre alteração feita”: </text:span></text:span><text:span text:style-name="Emphasis"><text:span text:style-name="T182">cria um commit, um ponto na história desse arquivo</text:span></text:span><text:span text:style-name="Emphasis"><text:span text:style-name="T179">.</text:span></text:span></text:p>
      <text:p text:style-name="P47"><text:span text:style-name="Emphasis"><text:span text:style-name="T139"/></text:span></text:p>
      <text:p text:style-name="P48"><text:span text:style-name="Emphasis"><text:span text:style-name="T165">g</text:span></text:span><text:span text:style-name="Emphasis"><text:span text:style-name="T161">it branch: </text:span></text:span><text:span text:style-name="Emphasis"><text:span text:style-name="T140">mostra as branchs que tem no repositório </text:span></text:span><text:span text:style-name="Emphasis"><text:span text:style-name="T141">e qual estamos (*)</text:span></text:span></text:p>
      <text:p text:style-name="P48"><text:soft-page-break/><text:span text:style-name="Emphasis"><text:span text:style-name="T140"/></text:span></text:p>
      <text:p text:style-name="P48"><text:span text:style-name="Emphasis"><text:span text:style-name="T161">git branch “</text:span></text:span><text:span text:style-name="Emphasis"><text:span text:style-name="T180">nome da branch”: </text:span></text:span><text:span text:style-name="Emphasis"><text:span text:style-name="T140"><text:s/>cria uma branch nova</text:span></text:span></text:p>
      <text:p text:style-name="P48"><text:span text:style-name="Emphasis"><text:span text:style-name="T140"/></text:span></text:p>
      <text:p text:style-name="P49"><text:span text:style-name="Emphasis"><text:span text:style-name="T162">git checkout “</text:span></text:span><text:span text:style-name="Emphasis"><text:span text:style-name="T141">nome da branch”: muda de branch </text:span></text:span><text:span text:style-name="Emphasis"><text:span text:style-name="T143">para a especificada no comando.</text:span></text:span></text:p>
      <text:p text:style-name="P49"><text:span text:style-name="Emphasis"><text:span text:style-name="T143"/></text:span></text:p>
      <text:p text:style-name="P52"><text:span text:style-name="Emphasis"><text:span text:style-name="T165">git checkout -b ‘</text:span></text:span><text:span text:style-name="Emphasis"><text:span text:style-name="T145">nome da branch’: Cria e muda para a branch nova.</text:span></text:span></text:p>
      <text:p text:style-name="P49"><text:span text:style-name="Emphasis"><text:span text:style-name="T141"/></text:span></text:p>
      <text:p text:style-name="P49"><text:span text:style-name="Emphasis"><text:span text:style-name="T162">git merge main: </text:span></text:span><text:span text:style-name="Emphasis"><text:span text:style-name="T141">adiciona as alterações feitas na branch main para a branch atualmente utilizada.</text:span></text:span></text:p>
      <text:p text:style-name="P49"><text:span text:style-name="Emphasis"><text:span text:style-name="T141"/></text:span></text:p>
      <text:p text:style-name="P50"><text:span text:style-name="Emphasis"><text:span text:style-name="T163">git branch -D ‘</text:span></text:span><text:span text:style-name="Emphasis"><text:span text:style-name="T181">nome da branch’: </text:span></text:span><text:span text:style-name="Emphasis"><text:span text:style-name="T142">deleta uma branch.</text:span></text:span></text:p>
      <text:p text:style-name="P50"><text:span text:style-name="Emphasis"><text:span text:style-name="T142"/></text:span></text:p>
      <text:p text:style-name="P51"><text:span text:style-name="Emphasis"><text:span text:style-name="T165">g</text:span></text:span><text:span text:style-name="Emphasis"><text:span text:style-name="T164">it branch -</text:span></text:span><text:span text:style-name="Emphasis"><text:span text:style-name="T169">M</text:span></text:span><text:span text:style-name="Emphasis"><text:span text:style-name="T164"> main: </text:span></text:span><text:span text:style-name="Emphasis"><text:span text:style-name="T144">mudar a branch atual para main.</text:span></text:span></text:p>
      <text:p text:style-name="P51"><text:span text:style-name="Emphasis"><text:span text:style-name="T144"/></text:span></text:p>
      <text:p text:style-name="P53"><text:span text:style-name="Emphasis"><text:span text:style-name="T167">g</text:span></text:span><text:span text:style-name="Emphasis"><text:span text:style-name="T166">it log: </text:span></text:span><text:span text:style-name="Emphasis"><text:span text:style-name="T146">mostra todas as alteraçoes de arquivos daquela branch.</text:span></text:span></text:p>
      <text:p text:style-name="P53"><text:span text:style-name="Emphasis"><text:span text:style-name="T146"/></text:span></text:p>
      <text:p text:style-name="P58"><text:span text:style-name="Emphasis"><text:span text:style-name="T176">g</text:span></text:span><text:span text:style-name="Emphasis"><text:span text:style-name="T173">it log –diff-filter=D –summary: </text:span></text:span><text:span text:style-name="Emphasis"><text:span text:style-name="T152">Vê o que tem de diferente e filtra os arquivos que foram deletados em forma de sumário.</text:span></text:span></text:p>
      <text:p text:style-name="P53"><text:span text:style-name="Emphasis"><text:span text:style-name="T146"/></text:span></text:p>
      <text:p text:style-name="P54"><text:span text:style-name="Emphasis"><text:span text:style-name="T169">g</text:span></text:span><text:span text:style-name="Emphasis"><text:span text:style-name="T168">it clone ‘</text:span></text:span><text:span text:style-name="Emphasis"><text:span text:style-name="T148">link do repositorio’: clona o repositorio do git hub pro terminal.</text:span></text:span></text:p>
      <text:p text:style-name="P53"><text:span text:style-name="Emphasis"><text:span text:style-name="T146"/></text:span></text:p>
      <text:p text:style-name="P59"><text:span text:style-name="Emphasis"><text:span text:style-name="T169">c</text:span></text:span><text:span text:style-name="Emphasis"><text:span text:style-name="T167">ode ‘</text:span></text:span><text:span text:style-name="Emphasis"><text:span text:style-name="T147">arquivo’: abre o arquivo (conflituoso) no editor de texto.</text:span></text:span></text:p>
      <text:p text:style-name="P59"><text:span text:style-name="Emphasis"><text:span text:style-name="T147"/></text:span></text:p>
      <text:p text:style-name="P58"><text:span text:style-name="Emphasis"><text:span text:style-name="T176">g</text:span></text:span><text:span text:style-name="Emphasis"><text:span text:style-name="T173">it checkout ‘</text:span></text:span><text:span text:style-name="Emphasis"><text:span text:style-name="T152">4 digitos commit’~1 ‘nome do arquivo’: Restaura o arquivo que foi deletado naquele commit específico.</text:span></text:span></text:p>
      <text:p text:style-name="P59"><text:span text:style-name="Emphasis"><text:span text:style-name="T147"/></text:span></text:p>
      <text:p text:style-name="P60"><text:span text:style-name="Emphasis"><text:span text:style-name="T174">.gitignore – </text:span></text:span><text:span text:style-name="Emphasis"><text:span text:style-name="T153">Arquivo onde se coloca parâmetro a serem ignorados na hora de adici</text:span></text:span><text:span text:style-name="Emphasis"><text:span text:style-name="T154">onar algo</text:span></text:span><text:span text:style-name="Emphasis"><text:span text:style-name="T153"> no git.</text:span></text:span></text:p>
      <text:p text:style-name="P60"><text:span text:style-name="Emphasis"><text:span text:style-name="T153"/></text:span></text:p>
      <text:p text:style-name="P61"><text:span text:style-name="Emphasis"><text:span text:style-name="T176">g</text:span></text:span><text:span text:style-name="Emphasis"><text:span text:style-name="T175">it fetch – </text:span></text:span><text:span text:style-name="Emphasis"><text:span text:style-name="T155">verifica se tem alguma alteração no repositório remoto.</text:span></text:span></text:p>
      <text:p text:style-name="P61"><text:span text:style-name="Emphasis"><text:span text:style-name="T155"/></text:span></text:p>
      <text:p text:style-name="P61"><text:span text:style-name="Emphasis"><text:span text:style-name="T176">g</text:span></text:span><text:span text:style-name="Emphasis"><text:span text:style-name="T175">it pull – </text:span></text:span><text:span text:style-name="Emphasis"><text:span text:style-name="T155">verifica se tem alteração e </text:span></text:span><text:span text:style-name="Emphasis"><text:span text:style-name="T156">faz merge n</text:span></text:span><text:span text:style-name="Emphasis"><text:span text:style-name="T155">o repositório local.</text:span></text:span></text:p>
      <text:p text:style-name="P61"><text:span text:style-name="Emphasis"><text:span text:style-name="T155"/></text:span></text:p>
      <text:p text:style-name="P61"><text:span text:style-name="Emphasis"><text:span text:style-name="T155"/></text:span></text:p>
      <text:p text:style-name="P61"><text:span text:style-name="Emphasis"><text:span text:style-name="T155"/></text:span></text:p>
      <text:p text:style-name="P180"><text:span text:style-name="Emphasis"><text:span text:style-name="T185">Internet:</text:span></text:span></text:p>
      <text:p text:style-name="P180"><text:span text:style-name="Emphasis"><text:span text:style-name="T185"/></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pan text:style-name="Emphasis"><text:span text:style-name="T193"/></text:span></text:p>
      <text:p text:style-name="P182"><text:soft-page-break/><text:span text:style-name="Emphasis"><text:span text:style-name="T193">Bloco 3 – Introdução à HTML e CSS</text:span></text:span></text:p>
      <text:p text:style-name="P182"><text:span text:style-name="Emphasis"><text:span text:style-name="T194"/></text:span></text:p>
      <text:p text:style-name="P183"><text:span text:style-name="Emphasis"><text:span text:style-name="T113">Estrutura padrão de uma tag:</text:span></text:span></text:p>
      <text:p text:style-name="P183"><text:span text:style-name="Emphasis"><text:span text:style-name="T113"/></text:span></text:p>
      <text:p text:style-name="P183"><text:span text:style-name="Emphasis"><text:span text:style-name="T113">&lt;</text:span></text:span><text:span text:style-name="Emphasis"><text:span text:style-name="T110">nome da tag atributo=”valor”&gt; <text:s text:c="3"/></text:span></text:span></text:p>
      <text:p text:style-name="P183"><text:span text:style-name="Emphasis"><text:span text:style-name="T110"><text:s text:c="4"/>conteúdo da tag</text:span></text:span></text:p>
      <text:p text:style-name="P183"><text:span text:style-name="Emphasis"><text:span text:style-name="T110">&lt;/nome da tag&gt;</text:span></text:span></text:p>
      <text:p text:style-name="Standard"><text:span text:style-name="Emphasis"/></text:p>
      <text:p text:style-name="P235"><text:span text:style-name="Emphasis"><text:span text:style-name="T196">Exemplo:</text:span></text:span></text:p>
      <text:p text:style-name="P235"><text:span text:style-name="Emphasis"><text:span text:style-name="T196"/></text:span></text:p>
      <text:p text:style-name="P235"><text:span text:style-name="Emphasis"><text:span text:style-name="T196">&lt;</text:span></text:span><text:span text:style-name="Emphasis"><text:span text:style-name="T277">p id=”texto”&gt;</text:span></text:span></text:p>
      <text:p text:style-name="P235"><text:span text:style-name="Emphasis"><text:span text:style-name="T277"><text:s text:c="3"/>Olá mundo</text:span></text:span></text:p>
      <text:p text:style-name="P235"><text:span text:style-name="Emphasis"><text:span text:style-name="T277">&lt;/p&gt;</text:span></text:span></text:p>
      <text:p text:style-name="P235"><text:span text:style-name="Emphasis"><text:span text:style-name="T277"/></text:span></text:p>
      <text:p text:style-name="P236"><text:span text:style-name="Emphasis"><text:span text:style-name="T197">Destrinchando </text:span></text:span><text:span text:style-name="Emphasis"><text:span text:style-name="T198">um</text:span></text:span><text:span text:style-name="Emphasis"><text:span text:style-name="T245"> </text:span></text:span><text:span text:style-name="Emphasis"><text:span text:style-name="T197">HTML:</text:span></text:span></text:p>
      <text:p text:style-name="P236"><text:span text:style-name="Emphasis"><text:span text:style-name="T197"/></text:span></text:p>
      <text:p text:style-name="P236"><text:span text:style-name="Emphasis"><text:span text:style-name="T278">&lt;!Doctype html&gt; Declara o tipo de arquivo, que no caso é o HTML 5.</text:span></text:span></text:p>
      <text:p text:style-name="P236"><text:span text:style-name="Emphasis"><text:span text:style-name="T278">&lt;html lang=”pt-br”&gt; Raíz de toda a página e a definição de qual linguagem da página.</text:span></text:span></text:p>
      <text:p text:style-name="P236"><text:span text:style-name="Emphasis"><text:span text:style-name="T278"><text:s text:c="3"/>&lt;head&gt; <text:s/>Configurações da página não visíveis.</text:span></text:span></text:p>
      <text:p text:style-name="P236"><text:span text:style-name="Emphasis"><text:span text:style-name="T278"><text:s text:c="3"/>&lt;meta charset=”UTF-8”&gt; Conjunto de caracteres que pode ser utilizado naquela página.</text:span></text:span></text:p>
      <text:p text:style-name="P236"><text:span text:style-name="Emphasis"><text:span text:style-name="T278"><text:s text:c="3"/>&lt;title&gt;Aprendendo HTML&lt;/title&gt; Título da página. Fica escrito na aba do navegador.</text:span></text:span></text:p>
      <text:p text:style-name="P236"><text:span text:style-name="Emphasis"><text:span text:style-name="T278"><text:s text:c="3"/>&lt;/head&gt; Onde o head acaba.</text:span></text:span></text:p>
      <text:p text:style-name="P236"><text:span text:style-name="Emphasis"><text:span text:style-name="T278"><text:s text:c="3"/>&lt;body&gt; <text:s/>Corpo da página. Vão todas as tags que serão visíveis na página.</text:span></text:span></text:p>
      <text:p text:style-name="P236"><text:span text:style-name="Emphasis"><text:span text:style-name="T278"><text:s text:c="6"/>&lt;h1&gt; Aprendizados &lt;/h1&gt; Headings da página</text:span></text:span></text:p>
      <text:p text:style-name="P236"><text:span text:style-name="Emphasis"><text:span text:style-name="T278"><text:s text:c="6"/>&lt;h2&gt; Meu apredizado começa aqui e agora! &lt;/h2&gt; Headings da página.</text:span></text:span></text:p>
      <text:p text:style-name="P236"><text:span text:style-name="Emphasis"><text:span text:style-name="T278"><text:s text:c="6"/>&lt;p&gt; Hoje eu começo minha jornada na trybe! &lt;/p&gt; Parágrafo.</text:span></text:span></text:p>
      <text:p text:style-name="P236"><text:span text:style-name="Emphasis"><text:span text:style-name="T278">&lt;/body&gt; Fecha o corpo do texto</text:span></text:span></text:p>
      <text:p text:style-name="P236"><text:span text:style-name="Emphasis"><text:span text:style-name="T278">&lt;/html&gt; Fecha a raíz</text:span></text:span></text:p>
      <text:p text:style-name="P236"><text:span text:style-name="Emphasis"><text:span text:style-name="T278"/></text:span></text:p>
      <text:p text:style-name="P237"><text:span text:style-name="Emphasis"><text:span text:style-name="T198">Tags:</text:span></text:span></text:p>
      <text:p text:style-name="P236"><text:span text:style-name="Emphasis"><text:span text:style-name="T278"/></text:span></text:p>
      <text:p text:style-name="P237"><text:span text:style-name="Emphasis"><text:span text:style-name="T198">&lt;br&gt;</text:span></text:span><text:span text:style-name="Emphasis"><text:span text:style-name="T279">- Faz uma quebra de linha.</text:span></text:span></text:p>
      <text:p text:style-name="P237"><text:span text:style-name="Emphasis"><text:span text:style-name="T279"/></text:span></text:p>
      <text:p text:style-name="P242"><text:span text:style-name="Emphasis"><text:span text:style-name="T204">&lt;hr&gt; - </text:span></text:span><text:span text:style-name="Emphasis"><text:span text:style-name="T286">Linha Horizontal.</text:span></text:span></text:p>
      <text:p text:style-name="P237"><text:span text:style-name="Emphasis"><text:span text:style-name="T279"/></text:span></text:p>
      <text:p text:style-name="P237"><text:span text:style-name="Emphasis"><text:span text:style-name="T198">&lt;strong&gt;&lt;/strong&gt; </text:span></text:span><text:span text:style-name="Emphasis"><text:span text:style-name="T279">- Negrito.</text:span></text:span></text:p>
      <text:p text:style-name="P237"><text:span text:style-name="Emphasis"><text:span text:style-name="T279"/></text:span></text:p>
      <text:p text:style-name="P237"><text:span text:style-name="Emphasis"><text:span text:style-name="T198">&lt;em&gt;&lt;/em&gt; - <text:s/></text:span></text:span><text:span text:style-name="Emphasis"><text:span text:style-name="T279">Parece itálico mas tem um comportamento semântico diferente!</text:span></text:span></text:p>
      <text:p text:style-name="P237"><text:span text:style-name="Emphasis"><text:span text:style-name="T279"/></text:span></text:p>
      <text:p text:style-name="P237"><text:span text:style-name="Emphasis"><text:span text:style-name="T198">&lt;ul&gt;&lt;/ul&gt; - </text:span></text:span><text:span text:style-name="Emphasis"><text:span text:style-name="T279">Lista não ordenada.</text:span></text:span></text:p>
      <text:p text:style-name="P237"><text:span text:style-name="Emphasis"><text:span text:style-name="T279"/></text:span></text:p>
      <text:p text:style-name="P237"><text:span text:style-name="Emphasis"><text:span text:style-name="T198">&lt;ol&gt;&lt;/ol&gt; - </text:span></text:span><text:span text:style-name="Emphasis"><text:span text:style-name="T279">Lista ordenada </text:span></text:span><text:span text:style-name="Emphasis"><text:span text:style-name="T281">com números.</text:span></text:span></text:p>
      <text:p text:style-name="P237"><text:span text:style-name="Emphasis"><text:span text:style-name="T279"/></text:span></text:p>
      <text:p text:style-name="P238"><text:span text:style-name="Emphasis"><text:span text:style-name="T199">&lt;li&gt;&lt;/li&gt; - </text:span></text:span><text:span text:style-name="Emphasis"><text:span text:style-name="T280">Representa um item da lista.</text:span></text:span></text:p>
      <text:p text:style-name="P238"><text:span text:style-name="Emphasis"><text:span text:style-name="T280"/></text:span></text:p>
      <text:p text:style-name="P239"><text:span text:style-name="Emphasis"><text:span text:style-name="T200">&lt;img src=”</text:span></text:span><text:span text:style-name="Emphasis"><text:span text:style-name="T349">endereço ou caminho da imagem”&gt; - </text:span></text:span><text:span text:style-name="Emphasis"><text:span text:style-name="T281">Adiciona uma imagem.</text:span></text:span></text:p>
      <text:p text:style-name="P239"><text:span text:style-name="Emphasis"><text:span text:style-name="T349"/></text:span></text:p>
      <text:p text:style-name="P239"><text:span text:style-name="Emphasis"><text:span text:style-name="T200">&lt;img width=”</text:span></text:span><text:span text:style-name="Emphasis"><text:span text:style-name="T349">tamanho </text:span></text:span><text:span text:style-name="Emphasis"><text:span text:style-name="T350">da largura </text:span></text:span><text:span text:style-name="Emphasis"><text:span text:style-name="T349">em pixels”&gt; - </text:span></text:span><text:span text:style-name="Emphasis"><text:span text:style-name="T281">Regula o </text:span></text:span><text:span text:style-name="Emphasis"><text:span text:style-name="T321">largura </text:span></text:span><text:span text:style-name="Emphasis"><text:span text:style-name="T281">da imagem em pixels.</text:span></text:span></text:p>
      <text:p text:style-name="P239"><text:span text:style-name="Emphasis"><text:span text:style-name="T281"/></text:span></text:p>
      <text:p text:style-name="P241"><text:span text:style-name="Emphasis"><text:span text:style-name="T200">&lt;img </text:span></text:span><text:span text:style-name="Emphasis"><text:span text:style-name="T246">heigth</text:span></text:span><text:span text:style-name="Emphasis"><text:span text:style-name="T200">=”</text:span></text:span><text:span text:style-name="Emphasis"><text:span text:style-name="T349">tamanho </text:span></text:span><text:span text:style-name="Emphasis"><text:span text:style-name="T350">da altura </text:span></text:span><text:span text:style-name="Emphasis"><text:span text:style-name="T349">em pixels”&gt; - </text:span></text:span><text:span text:style-name="Emphasis"><text:span text:style-name="T285">Regula altura da imagem</text:span></text:span></text:p>
      <text:p text:style-name="P239"><text:span text:style-name="Emphasis"><text:span text:style-name="T281"/></text:span></text:p>
      <text:p text:style-name="P239"><text:soft-page-break/><text:span text:style-name="Emphasis"><text:span text:style-name="T200">&lt;img alt=”</text:span></text:span><text:span text:style-name="Emphasis"><text:span text:style-name="T349">descrição da imagem</text:span></text:span><text:span text:style-name="Emphasis"><text:span text:style-name="T351">”&gt; - </text:span></text:span><text:span text:style-name="Emphasis"><text:span text:style-name="T281">Adiciona uma descrição pra imagem caso ela não carregue, ou a pessoa não consiga enxergar e queira saber o que é aquela imagem.</text:span></text:span></text:p>
      <text:p text:style-name="P239"><text:span text:style-name="Emphasis"><text:span text:style-name="T281"/></text:span></text:p>
      <text:p text:style-name="P240"><text:span text:style-name="Emphasis"><text:span text:style-name="T201">&lt;a href=”URL”&gt;&lt;/a&gt; </text:span></text:span><text:span text:style-name="Emphasis"><text:span text:style-name="T282">- Cria um link </text:span></text:span><text:span text:style-name="Emphasis"><text:span text:style-name="T201">externo</text:span></text:span><text:span text:style-name="Emphasis"><text:span text:style-name="T282"> para o endereço adicionado como referencia.</text:span></text:span></text:p>
      <text:p text:style-name="P240"><text:span text:style-name="Emphasis"><text:span text:style-name="T282"/></text:span></text:p>
      <text:p text:style-name="P240"><text:span text:style-name="Emphasis"><text:span text:style-name="T201">&lt;li&gt;&lt;a href”</text:span></text:span><text:span text:style-name="Emphasis"><text:span text:style-name="T202">#</text:span></text:span><text:span text:style-name="Emphasis"><text:span text:style-name="T201">id”&gt;&lt;/a&gt;&lt;/li&gt; - </text:span></text:span><text:span text:style-name="Emphasis"><text:span text:style-name="T282">Cria um link </text:span></text:span><text:span text:style-name="Emphasis"><text:span text:style-name="T201">interno, </text:span></text:span><text:span text:style-name="Emphasis"><text:span text:style-name="T282">que leva ao item com a ID de referencia.</text:span></text:span></text:p>
      <text:p text:style-name="P240"><text:span text:style-name="Emphasis"><text:span text:style-name="T201"/></text:span></text:p>
      <text:p text:style-name="P240"><text:span text:style-name="Emphasis"><text:span text:style-name="T201">&lt;a target=”blank”&gt;&lt;/a&gt; - </text:span></text:span><text:span text:style-name="Emphasis"><text:span text:style-name="T282">Abre o link </text:span></text:span><text:span text:style-name="Emphasis"><text:span text:style-name="T283">da referência </text:span></text:span><text:span text:style-name="Emphasis"><text:span text:style-name="T282">em uma nova aba.</text:span></text:span></text:p>
      <text:p text:style-name="P240"><text:span text:style-name="Emphasis"><text:span text:style-name="T201"/></text:span></text:p>
      <text:p text:style-name="P243"><text:span text:style-name="Emphasis"><text:span text:style-name="T203">&lt;center&gt;&lt;/center&gt; - </text:span></text:span><text:span text:style-name="Emphasis"><text:span text:style-name="T284">Centraliza elementos.</text:span></text:span></text:p>
      <text:p text:style-name="P243"><text:span text:style-name="Emphasis"><text:span text:style-name="T284"/></text:span></text:p>
      <text:p text:style-name="P245"><text:span text:style-name="Emphasis"><text:span text:style-name="T206">&lt;ul class=”</text:span></text:span><text:span text:style-name="Emphasis"><text:span text:style-name="T247">list-style</text:span></text:span><text:span text:style-name="Emphasis"><text:span text:style-name="T206">”&gt; - </text:span></text:span><text:span text:style-name="Emphasis"><text:span text:style-name="T288">Cria uma classe para a lista desordenada de nome list style. (Aplica-se também para listas ordenadas.)</text:span></text:span></text:p>
      <text:p text:style-name="P245"><text:span text:style-name="Emphasis"><text:span text:style-name="T288"/></text:span></text:p>
      <text:p text:style-name="P273"><text:span text:style-name="Emphasis"><text:span text:style-name="T217">&lt;span&gt;&lt;/span&gt; - </text:span></text:span><text:span text:style-name="Emphasis"><text:span text:style-name="T297">Altera uma parte do texto </text:span></text:span><text:span text:style-name="Emphasis"><text:span text:style-name="T317">sem precisar alterar o todo</text:span></text:span><text:span text:style-name="Emphasis"><text:span text:style-name="T297">.</text:span></text:span></text:p>
      <text:p text:style-name="P243"><text:span text:style-name="Emphasis"><text:span text:style-name="T284"/></text:span></text:p>
      <text:p text:style-name="P243"><text:span text:style-name="Emphasis"><text:span text:style-name="T284"/></text:span></text:p>
      <text:p text:style-name="P244"><text:span text:style-name="Emphasis"><text:span text:style-name="T359">Primeiros passos do CSS:</text:span></text:span></text:p>
      <text:p text:style-name="P244"><text:span text:style-name="Emphasis"><text:span text:style-name="T359"/></text:span></text:p>
      <text:p text:style-name="P244"><text:span text:style-name="Emphasis"><text:span text:style-name="T205">&lt;style&gt;&lt;/style&gt; - </text:span></text:span><text:span text:style-name="Emphasis"><text:span text:style-name="T287">Coloca-se essa tag no &lt;head&gt;&lt;/head&gt; afim de colocar parâmetros de estilo em um elemento específico:</text:span></text:span></text:p>
      <text:p text:style-name="P244"><text:span text:style-name="Emphasis"><text:span text:style-name="T287"/></text:span></text:p>
      <text:p text:style-name="P246"><text:span text:style-name="Emphasis"><text:span text:style-name="T210">Tags CSS:</text:span></text:span></text:p>
      <text:p text:style-name="P246"><text:span text:style-name="Emphasis"><text:span text:style-name="T210"/></text:span></text:p>
      <text:p text:style-name="P244"><text:span text:style-name="Emphasis"><text:span text:style-name="T205">color</text:span></text:span><text:span text:style-name="Emphasis"><text:span text:style-name="T287">: green; <text:s text:c="2"/>- </text:span></text:span><text:span text:style-name="Emphasis"><text:span text:style-name="T322">Adiciona cor aos caracteres.</text:span></text:span></text:p>
      <text:p text:style-name="P244"><text:span text:style-name="Emphasis"><text:span text:style-name="T322"/></text:span></text:p>
      <text:p text:style-name="P244"><text:span text:style-name="Emphasis"><text:span text:style-name="T205">background-color: rgb(255, 400, 200)</text:span></text:span><text:span text:style-name="Emphasis"><text:span text:style-name="T287">; - </text:span></text:span><text:span text:style-name="Emphasis"><text:span text:style-name="T322">Adiciona cor ao background.</text:span></text:span></text:p>
      <text:p text:style-name="P244"><text:span text:style-name="Emphasis"><text:span text:style-name="T322"/></text:span></text:p>
      <text:p text:style-name="P244"><text:span text:style-name="Emphasis"><text:span text:style-name="T209">Font-family: sans-serif; - </text:span></text:span><text:span text:style-name="Emphasis"><text:span text:style-name="T291">Seta a fonte para sans-serif.</text:span></text:span></text:p>
      <text:p text:style-name="P244"><text:span text:style-name="Emphasis"><text:span text:style-name="T291"/></text:span></text:p>
      <text:p text:style-name="P244"><text:span text:style-name="Emphasis"><text:span text:style-name="T209">font-size: 20px; - </text:span></text:span><text:span text:style-name="Emphasis"><text:span text:style-name="T291">Seta as fontes pra um tamanho de 20px.</text:span></text:span></text:p>
      <text:p text:style-name="P244"><text:span text:style-name="Emphasis"><text:span text:style-name="T291"/></text:span></text:p>
      <text:p text:style-name="P244"><text:span text:style-name="Emphasis"><text:span text:style-name="T210">font-weight: bold – </text:span></text:span><text:span text:style-name="Emphasis"><text:span text:style-name="T292">Seta os caracteres para negrito.</text:span></text:span></text:p>
      <text:p text:style-name="P244"><text:span text:style-name="Emphasis"><text:span text:style-name="T292"/></text:span></text:p>
      <text:p text:style-name="P244"><text:span text:style-name="Emphasis"><text:span text:style-name="T210">font-style: italic – </text:span></text:span><text:span text:style-name="Emphasis"><text:span text:style-name="T292">Seta os caracteres para itálico.</text:span></text:span></text:p>
      <text:p text:style-name="P244"><text:span text:style-name="Emphasis"><text:span text:style-name="T292"/></text:span></text:p>
      <text:p text:style-name="P244"><text:span text:style-name="Emphasis"><text:span text:style-name="T207">border-color: blue; <text:s/>- </text:span></text:span><text:span text:style-name="Emphasis"><text:span text:style-name="T289">Seta a </text:span></text:span><text:span text:style-name="Emphasis"><text:span text:style-name="T292">borda da </text:span></text:span><text:span text:style-name="Emphasis"><text:span text:style-name="T289">linha horizonta</text:span></text:span><text:span text:style-name="Emphasis"><text:span text:style-name="T292">l</text:span></text:span><text:span text:style-name="Emphasis"><text:span text:style-name="T289">.</text:span></text:span></text:p>
      <text:p text:style-name="P244"><text:span text:style-name="Emphasis"><text:span text:style-name="T289"/></text:span></text:p>
      <text:p text:style-name="P244"><text:span text:style-name="Emphasis"><text:span text:style-name="T208">Border-width: 2mm – </text:span></text:span><text:span text:style-name="Emphasis"><text:span text:style-name="T290">Ajusta grossura da linha.</text:span></text:span></text:p>
      <text:p text:style-name="P244"><text:span text:style-name="Emphasis"><text:span text:style-name="T290"/></text:span></text:p>
      <text:p text:style-name="P251"><text:span text:style-name="Emphasis"><text:span text:style-name="T213">Border-style – </text:span></text:span><text:span text:style-name="Emphasis"><text:span text:style-name="T294">Altera estila da borda </text:span></text:span><text:span text:style-name="Emphasis"><text:span text:style-name="T296">e faz com que ela apareça.</text:span></text:span></text:p>
      <text:p text:style-name="P251"><text:span text:style-name="Emphasis"><text:span text:style-name="T294"/></text:span></text:p>
      <text:p text:style-name="P251"><text:span text:style-name="Emphasis"><text:span text:style-name="T213">border-radius – </text:span></text:span><text:span text:style-name="Emphasis"><text:span text:style-name="T294">Altera o raio da borda ( fotos redondas)</text:span></text:span></text:p>
      <text:p text:style-name="P244"><text:span text:style-name="Emphasis"><text:span text:style-name="T290"/></text:span></text:p>
      <text:p text:style-name="P247"><text:span text:style-name="Emphasis"><text:span text:style-name="T353">Line-height: 20px – A</text:span></text:span><text:span text:style-name="Emphasis"><text:span text:style-name="T323">justa o espaçamento entre linhas.</text:span></text:span></text:p>
      <text:p text:style-name="P247"><text:span text:style-name="Emphasis"><text:span text:style-name="T323"/></text:span></text:p>
      <text:p text:style-name="P248"><text:span text:style-name="Emphasis"><text:span text:style-name="T248">text-align: center; - </text:span></text:span><text:span text:style-name="Emphasis"><text:span text:style-name="T324">Ajusta a formatação do texto.</text:span></text:span></text:p>
      <text:p text:style-name="P248"><text:span text:style-name="Emphasis"><text:span text:style-name="T324"/></text:span></text:p>
      <text:p text:style-name="P248"><text:span text:style-name="Emphasis"><text:span text:style-name="T248">text-decoration: underline; - </text:span></text:span><text:span text:style-name="Emphasis"><text:span text:style-name="T324">Sublinha todo o texto.</text:span></text:span></text:p>
      <text:p text:style-name="P248"><text:span text:style-name="Emphasis"><text:span text:style-name="T324"/></text:span></text:p>
      <text:p text:style-name="P270"><text:span text:style-name="Emphasis"><text:span text:style-name="T250">List-style-type: circle – </text:span></text:span><text:span text:style-name="Emphasis"><text:span text:style-name="T325">Muda estilo do ponto da lista.</text:span></text:span></text:p>
      <text:p text:style-name="P270"><text:span text:style-name="Emphasis"><text:span text:style-name="T325"/></text:span></text:p>
      <text:p text:style-name="P253"><text:soft-page-break/><text:span text:style-name="Emphasis"><text:span text:style-name="T251">Padding: 15px 30px – </text:span></text:span><text:span text:style-name="Emphasis"><text:span text:style-name="T326">Adiciona preenchimento.</text:span></text:span></text:p>
      <text:p text:style-name="P245"><text:span text:style-name="Emphasis"><text:span text:style-name="T288"/></text:span></text:p>
      <text:p text:style-name="P271"><text:span text:style-name="Emphasis"><text:span text:style-name="T215">Text-decoration: none – </text:span></text:span><text:span text:style-name="Emphasis"><text:span text:style-name="T295">Retira sublinhado de links</text:span></text:span></text:p>
      <text:p text:style-name="P271"><text:span text:style-name="Emphasis"><text:span text:style-name="T295"/></text:span></text:p>
      <text:p text:style-name="P272"><text:span text:style-name="Emphasis"><text:span text:style-name="T216">display: inline – </text:span></text:span><text:span text:style-name="Emphasis"><text:span text:style-name="T296">Mostra todos os elementos em linha.</text:span></text:span></text:p>
      <text:p text:style-name="P272"><text:span text:style-name="Emphasis"><text:span text:style-name="T296"/></text:span></text:p>
      <text:p text:style-name="P273"><text:span text:style-name="Emphasis"><text:span text:style-name="T218">Overflow: auto – </text:span></text:span><text:span text:style-name="Emphasis"><text:span text:style-name="T298">Scroll parar ver elementos que passaram das especificaçoes de tamanho.</text:span></text:span></text:p>
      <text:p text:style-name="P273"><text:span text:style-name="Emphasis"><text:span text:style-name="T298"/></text:span></text:p>
      <text:p text:style-name="P274"><text:span text:style-name="Emphasis"><text:span text:style-name="T219">Z-index – </text:span></text:span><text:span text:style-name="Emphasis"><text:span text:style-name="T299">Index de posicionamento de imagem.</text:span></text:span></text:p>
      <text:p text:style-name="P274"><text:span text:style-name="Emphasis"><text:span text:style-name="T299"/></text:span></text:p>
      <text:p text:style-name="P275"><text:span text:style-name="Emphasis"><text:span text:style-name="T220">Li:hover – </text:span></text:span><text:span text:style-name="Emphasis"><text:span text:style-name="T300">Pseudoclasse, para fazer algo quando passar o mouse por cima.</text:span></text:span></text:p>
      <text:p text:style-name="P275"><text:span text:style-name="Emphasis"><text:span text:style-name="T300"/></text:span></text:p>
      <text:p text:style-name="P276"><text:span text:style-name="Emphasis"><text:span text:style-name="T220">Li:</text:span></text:span><text:span text:style-name="Emphasis"><text:span text:style-name="T221">active</text:span></text:span><text:span text:style-name="Emphasis"><text:span text:style-name="T220"> – </text:span></text:span><text:span text:style-name="Emphasis"><text:span text:style-name="T300">Pseudoclasse, para fazer algo quando </text:span></text:span><text:span text:style-name="Emphasis"><text:span text:style-name="T301">clicar no item.</text:span></text:span></text:p>
      <text:p text:style-name="P276"><text:span text:style-name="Emphasis"><text:span text:style-name="T301"/></text:span></text:p>
      <text:p text:style-name="P277"><text:span text:style-name="Emphasis"><text:span text:style-name="T222">Vertical-align: top – </text:span></text:span><text:span text:style-name="Emphasis"><text:span text:style-name="T302">Alinha conteúdo na parte de cima.</text:span></text:span></text:p>
      <text:p text:style-name="P277"><text:span text:style-name="Emphasis"><text:span text:style-name="T302"/></text:span></text:p>
      <text:p text:style-name="P278"><text:span text:style-name="Emphasis"><text:span text:style-name="T223">Float: left – </text:span></text:span><text:span text:style-name="Emphasis"><text:span text:style-name="T303">permite que tenha conteúdo do lado direito.</text:span></text:span></text:p>
      <text:p text:style-name="P271"><text:span text:style-name="Emphasis"><text:span text:style-name="T295"/></text:span></text:p>
      <text:p text:style-name="P249"><text:span text:style-name="Emphasis"><text:span text:style-name="T211">OBS: Também é possível adicionar </text:span></text:span><text:span text:style-name="Emphasis"><text:span text:style-name="T249">propriedades CSS </text:span></text:span><text:span text:style-name="Emphasis"><text:span text:style-name="T211">dentro das tags, no formato style=”background-color: green; font-family: sans-seriff”.</text:span></text:span></text:p>
      <text:p text:style-name="P249"><text:span text:style-name="Emphasis"><text:span text:style-name="T211"/></text:span></text:p>
      <text:p text:style-name="P250"><text:span text:style-name="Emphasis"><text:span text:style-name="T212">Para não copiar a tag &lt;style&gt;&lt;/style</text:span></text:span><text:span text:style-name="Emphasis"><text:span text:style-name="T293">&gt; </text:span></text:span><text:span text:style-name="Emphasis"><text:span text:style-name="T212">em todas as páginas do site que você criar, é possível inserir essas informações num arquivo “style.css” e fazer o link por meio da tag &lt;link rel=”stylesheet” type=”text/css” href=”style.css”.</text:span></text:span></text:p>
      <text:p text:style-name="P252"><text:span text:style-name="Emphasis"><text:span text:style-name="T291"/></text:span></text:p>
      <text:p text:style-name="P253"><text:span text:style-name="Emphasis"><text:span text:style-name="T214">Efeito Zoom em fotos: </text:span></text:span><text:span text:style-name="Emphasis"><text:span text:style-name="Source_20_Text"><text:span text:style-name="T442">.</text:span></text:span></text:span></text:p>
      <text:p text:style-name="P253"><text:span text:style-name="Source_20_Text"><text:span text:style-name="T442"/></text:span></text:p>
      <text:p text:style-name="Preformatted_20_Text"><text:span text:style-name="Source_20_Text"><text:span text:style-name="T264">img-container img{</text:span></text:span></text:p>
      <text:p text:style-name="Preformatted_20_Text"><text:span text:style-name="Source_20_Text"><text:span text:style-name="T264"><text:s text:c="3"/>-webkit-transition: -webkit-transform .5s ease;</text:span></text:span></text:p>
      <text:p text:style-name="Preformatted_20_Text"><text:span text:style-name="Source_20_Text"><text:span text:style-name="T264"><text:s text:c="3"/>transition: transform .5s ease;</text:span></text:span></text:p>
      <text:p text:style-name="Preformatted_20_Text"><text:span text:style-name="Source_20_Text"><text:span text:style-name="T264">}</text:span></text:span></text:p>
      <text:p text:style-name="P254"/>
      <text:p text:style-name="Preformatted_20_Text"><text:span text:style-name="Source_20_Text"><text:span text:style-name="T264">.img-container:hover img{</text:span></text:span></text:p>
      <text:p text:style-name="Preformatted_20_Text"><text:span text:style-name="Source_20_Text"><text:span text:style-name="T264"><text:s text:c="3"/>-webkit-transform: scale(1.1);</text:span></text:span></text:p>
      <text:p text:style-name="Preformatted_20_Text"><text:span text:style-name="Source_20_Text"><text:span text:style-name="T264"><text:s text:c="3"/>transform: scale(1.1);</text:span></text:span></text:p>
      <text:p text:style-name="Preformatted_20_Text"><text:span text:style-name="Source_20_Text"><text:span text:style-name="T264">}</text:span></text:span></text:p>
      <text:p text:style-name="Preformatted_20_Text"><text:span text:style-name="Emphasis"/></text:p>
      <text:p text:style-name="Preformatted_20_Text"><text:span text:style-name="Emphasis"/></text:p>
      <text:p text:style-name="P279"><text:span text:style-name="Emphasis"><text:span text:style-name="T360">Tags semânicas HTML</text:span></text:span></text:p>
      <text:p text:style-name="P279"><text:span text:style-name="Emphasis"><text:span text:style-name="T360"/></text:span></text:p>
      <text:p text:style-name="P279"><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pan text:style-name="Emphasis"><text:span text:style-name="T360"/></text:span></text:p>
      <text:p text:style-name="P279"><text:soft-page-break/><text:span text:style-name="Emphasis"><text:span text:style-name="T360"/></text:span></text:p>
      <text:p text:style-name="P279"><text:span text:style-name="Emphasis"><text:span text:style-name="T224">&lt;header&gt;&lt;/header&gt; - </text:span></text:span><text:span text:style-name="Emphasis"><text:span text:style-name="T304">Tag para cabeçalhos</text:span></text:span></text:p>
      <text:p text:style-name="P279"><text:span text:style-name="Emphasis"><text:span text:style-name="T304"/></text:span></text:p>
      <text:p text:style-name="P279"><text:span text:style-name="Emphasis"><text:span text:style-name="T224">&lt;nav&gt;&lt;/nav&gt; - </text:span></text:span><text:span text:style-name="Emphasis"><text:span text:style-name="T304">Links de Navegação</text:span></text:span></text:p>
      <text:p text:style-name="P279"><text:span text:style-name="Emphasis"><text:span text:style-name="T304"/></text:span></text:p>
      <text:p text:style-name="P279"><text:span text:style-name="Emphasis"><text:span text:style-name="T224">&lt;article&gt;&lt;/article&gt; - </text:span></text:span><text:span text:style-name="Emphasis"><text:span text:style-name="T304">Utilizar em conteúdos auto contido</text:span></text:span></text:p>
      <text:p text:style-name="P279"><text:span text:style-name="Emphasis"><text:span text:style-name="T224"/></text:span></text:p>
      <text:p text:style-name="P279"><text:span text:style-name="Emphasis"><text:span text:style-name="T224">&lt;main&gt;&lt;/main&gt; - </text:span></text:span><text:span text:style-name="Emphasis"><text:span text:style-name="T304">Informações principais da pagina</text:span></text:span></text:p>
      <text:p text:style-name="P279"><text:span text:style-name="Emphasis"><text:span text:style-name="T304"/></text:span></text:p>
      <text:p text:style-name="P279"><text:span text:style-name="Emphasis"><text:span text:style-name="T224">&lt;section&gt;&lt;/section&gt; - </text:span></text:span><text:span text:style-name="Emphasis"><text:span text:style-name="T304">Tag pra uma seção</text:span></text:span></text:p>
      <text:p text:style-name="P279"><text:span text:style-name="Emphasis"><text:span text:style-name="T304"/></text:span></text:p>
      <text:p text:style-name="P279"><text:span text:style-name="Emphasis"><text:span text:style-name="T304">&lt;</text:span></text:span><text:span text:style-name="Emphasis"><text:span text:style-name="T224">aside&gt;&lt;/aside&gt; - </text:span></text:span><text:span text:style-name="Emphasis"><text:span text:style-name="T304">Tag para barra lateral</text:span></text:span></text:p>
      <text:p text:style-name="P279"><text:span text:style-name="Emphasis"><text:span text:style-name="T304"/></text:span></text:p>
      <text:p text:style-name="P279"><text:span text:style-name="Emphasis"><text:span text:style-name="T224">&lt;footer&gt;&lt;/footer&gt; - </text:span></text:span><text:span text:style-name="Emphasis"><text:span text:style-name="T304">Rodapé.</text:span></text:span></text:p>
      <text:p text:style-name="P279"><text:span text:style-name="Emphasis"><text:span text:style-name="T304"/></text:span></text:p>
      <text:p text:style-name="P301"><text:span text:style-name="Emphasis"><text:span text:style-name="T242">&lt;button onclick=”function;”&gt;&lt;/button&gt; - </text:span></text:span><text:span text:style-name="Emphasis"><text:span text:style-name="T319">Cria um botão e executa a função ao clickar.</text:span></text:span></text:p>
      <text:p text:style-name="P301"><text:span text:style-name="Emphasis"><text:span text:style-name="T319"/></text:span></text:p>
      <text:p text:style-name="P302"><text:span text:style-name="Emphasis"><text:span text:style-name="T243">&lt;input type=text </text:span></text:span><text:span text:style-name="Emphasis"><text:span text:style-name="T244">placehoder = “letras de fundo”</text:span></text:span><text:span text:style-name="Emphasis"><text:span text:style-name="T243">&gt; - </text:span></text:span><text:span text:style-name="Emphasis"><text:span text:style-name="T320">Cria uma barra de escrita.</text:span></text:span></text:p>
      <text:p text:style-name="P279"><text:span text:style-name="Emphasis"><text:span text:style-name="T304"/></text:span></text:p>
      <text:p text:style-name="P280"><text:span text:style-name="Emphasis"><text:span text:style-name="T225">Site com lista de tags semânticas:</text:span></text:span></text:p>
      <text:p text:style-name="P279"><text:span text:style-name="Emphasis"><text:span text:style-name="T304"/></text:span></text:p>
      <text:p text:style-name="P279"><text:a xlink:type="simple" xlink:href="https://htmlreference.io/" text:style-name="Internet_20_link" text:visited-style-name="Visited_20_Internet_20_Link"><text:span text:style-name="Emphasis"><text:span text:style-name="T304">https://htmlreference.io/</text:span></text:span></text:a></text:p>
      <text:p text:style-name="P279"><text:span text:style-name="Emphasis"><text:span text:style-name="T304"/></text:span></text:p>
      <text:p text:style-name="P291"><text:span text:style-name="Emphasis"><text:span text:style-name="T304"/></text:span></text:p>
      <text:p text:style-name="P282"><text:span text:style-name="Emphasis"><text:span text:style-name="T361">Bloco 4 – Introdução a Javascript e à Lógica de Programação</text:span></text:span></text:p>
      <text:p text:style-name="P281"><text:span text:style-name="Emphasis"><text:span text:style-name="T361"/></text:span></text:p>
      <text:p text:style-name="P281"><text:span text:style-name="Emphasis"><text:span text:style-name="T367">Javascript – Primeiros passos:</text:span></text:span></text:p>
      <text:p text:style-name="P281"><text:span text:style-name="Emphasis"><text:span text:style-name="T367"/></text:span></text:p>
      <text:p text:style-name="P281"><text:span text:style-name="Emphasis"><text:span text:style-name="T226">let – </text:span></text:span><text:span text:style-name="Emphasis"><text:span text:style-name="T307">Consegue reatribuir valor quantas vezes precisar</text:span></text:span><text:span text:style-name="Emphasis"><text:span text:style-name="T305">.</text:span></text:span></text:p>
      <text:p text:style-name="P281"><text:span text:style-name="Emphasis"><text:span text:style-name="T305"/></text:span></text:p>
      <text:p text:style-name="P293"><text:span text:style-name="Emphasis"><text:span text:style-name="T228">Const – </text:span></text:span><text:span text:style-name="Emphasis"><text:span text:style-name="T307">Variável que não consegue ter valor reatribuido.</text:span></text:span></text:p>
      <text:p text:style-name="P292"><text:span text:style-name="Emphasis"><text:span text:style-name="T227"/></text:span></text:p>
      <text:p text:style-name="P292"><text:span text:style-name="Emphasis"><text:span text:style-name="T227">console.log() - </text:span></text:span><text:span text:style-name="Emphasis"><text:span text:style-name="T306">Mostra algum item no console.</text:span></text:span></text:p>
      <text:p text:style-name="P292"><text:span text:style-name="Emphasis"><text:span text:style-name="T306"/></text:span></text:p>
      <text:p text:style-name="P295"><text:span text:style-name="Emphasis"><text:span text:style-name="T230">break – </text:span></text:span><text:span text:style-name="Emphasis"><text:span text:style-name="T309">Para o switch case.</text:span></text:span></text:p>
      <text:p text:style-name="P295"><text:span text:style-name="Emphasis"><text:span text:style-name="T309"/></text:span></text:p>
      <text:p text:style-name="P296"><text:span text:style-name="Emphasis"><text:span text:style-name="T232">Typeof – </text:span></text:span><text:span text:style-name="Emphasis"><text:span text:style-name="T311">Tipo da variável</text:span></text:span></text:p>
      <text:p text:style-name="P296"><text:span text:style-name="Emphasis"><text:span text:style-name="T311"/></text:span></text:p>
      <text:p text:style-name="P296"><text:span text:style-name="Emphasis"><text:span text:style-name="T232">alert – </text:span></text:span><text:span text:style-name="Emphasis"><text:span text:style-name="T311">Um alerta no navegador.</text:span></text:span></text:p>
      <text:p text:style-name="P295"><text:span text:style-name="Emphasis"><text:span text:style-name="T309"/></text:span></text:p>
      <text:p text:style-name="P295"><text:span text:style-name="Emphasis"><text:span text:style-name="T229">If ( </text:span></text:span><text:span text:style-name="Emphasis"><text:span text:style-name="T308">condição){s</text:span></text:span></text:p>
      <text:p text:style-name="P294"><text:span text:style-name="Emphasis"><text:span text:style-name="T308"/></text:span></text:p>
      <text:p text:style-name="P294"><text:span text:style-name="Emphasis"><text:span text:style-name="T308">}</text:span></text:span><text:span text:style-name="Emphasis"><text:span text:style-name="T229">else </text:span></text:span><text:span text:style-name="Emphasis"><text:span text:style-name="T231">if (</text:span></text:span><text:span text:style-name="Emphasis"><text:span text:style-name="T310">condição</text:span></text:span><text:span text:style-name="Emphasis"><text:span text:style-name="T231">)</text:span></text:span><text:span text:style-name="Emphasis"><text:span text:style-name="T229"> {</text:span></text:span></text:p>
      <text:p text:style-name="P294"><text:span text:style-name="Emphasis"><text:span text:style-name="T229"/></text:span></text:p>
      <text:p text:style-name="P294"><text:span text:style-name="Emphasis"><text:span text:style-name="T229">}</text:span></text:span><text:span text:style-name="Emphasis"><text:span text:style-name="T231">else{</text:span></text:span></text:p>
      <text:p text:style-name="P294"><text:span text:style-name="Emphasis"><text:span text:style-name="T231"/></text:span></text:p>
      <text:p text:style-name="P295"><text:span text:style-name="Emphasis"><text:span text:style-name="T231">}</text:span></text:span></text:p>
      <text:p text:style-name="P295"><text:span text:style-name="Emphasis"><text:span text:style-name="T231">switch(</text:span></text:span><text:span text:style-name="Emphasis"><text:span text:style-name="T310">variável</text:span></text:span><text:span text:style-name="Emphasis"><text:span text:style-name="T231">){</text:span></text:span></text:p>
      <text:p text:style-name="P295"><text:soft-page-break/><text:span text:style-name="Emphasis"><text:span text:style-name="T231">case 1:</text:span></text:span></text:p>
      <text:p text:style-name="P295"><text:span text:style-name="Emphasis"><text:span text:style-name="T231"/></text:span></text:p>
      <text:p text:style-name="P295"><text:span text:style-name="Emphasis"><text:span text:style-name="T231">case 2:</text:span></text:span></text:p>
      <text:p text:style-name="P295"><text:span text:style-name="Emphasis"><text:span text:style-name="T231"/></text:span></text:p>
      <text:p text:style-name="P295"><text:span text:style-name="Emphasis"><text:span text:style-name="T231">case 3:</text:span></text:span></text:p>
      <text:p text:style-name="P295"><text:span text:style-name="Emphasis"><text:span text:style-name="T231"/></text:span></text:p>
      <text:p text:style-name="P297"><text:span text:style-name="Emphasis"><text:span text:style-name="T233">default:</text:span></text:span></text:p>
      <text:p text:style-name="P297"><text:span text:style-name="Emphasis"><text:span text:style-name="T233"/></text:span></text:p>
      <text:p text:style-name="P295"><text:span text:style-name="Emphasis"><text:span text:style-name="T231">}</text:span></text:span></text:p>
      <text:p text:style-name="P295"><text:span text:style-name="Emphasis"><text:span text:style-name="T231"/></text:span></text:p>
      <text:p text:style-name="P298"><text:span text:style-name="Emphasis"><text:span text:style-name="T368">Javascript – Array e Loop For</text:span></text:span></text:p>
      <text:p text:style-name="P295"><text:span text:style-name="Emphasis"><text:span text:style-name="T234"/></text:span></text:p>
      <text:p text:style-name="P295"><text:span text:style-name="Emphasis"><text:span text:style-name="T234">.</text:span></text:span><text:span text:style-name="Emphasis"><text:span text:style-name="T235">push(</text:span></text:span><text:span text:style-name="Emphasis"><text:span text:style-name="T236">elemento</text:span></text:span><text:span text:style-name="Emphasis"><text:span text:style-name="T235">)– </text:span></text:span><text:span text:style-name="Emphasis"><text:span text:style-name="T312">Coloca um elemento ao final do array</text:span></text:span></text:p>
      <text:p text:style-name="P295"><text:span text:style-name="Emphasis"><text:span text:style-name="T312"/></text:span></text:p>
      <text:p text:style-name="P298"><text:span text:style-name="Emphasis"><text:span text:style-name="T235">array[3] = elemento – </text:span></text:span><text:span text:style-name="Emphasis"><text:span text:style-name="T312">Adiciona o elemento na posição 3 do array</text:span></text:span></text:p>
      <text:p text:style-name="P298"><text:span text:style-name="Emphasis"><text:span text:style-name="T312"/></text:span></text:p>
      <text:p text:style-name="P298"><text:span text:style-name="Emphasis"><text:span text:style-name="T235">.lengh – </text:span></text:span><text:span text:style-name="Emphasis"><text:span text:style-name="T312">Mostra o tamanho do array</text:span></text:span></text:p>
      <text:p text:style-name="P298"><text:span text:style-name="Emphasis"><text:span text:style-name="T312"/></text:span></text:p>
      <text:p text:style-name="P298"><text:span text:style-name="Emphasis"><text:span text:style-name="T235">.sort – </text:span></text:span><text:span text:style-name="Emphasis"><text:span text:style-name="T312">Organiza o array em ordem alfabética</text:span></text:span></text:p>
      <text:p text:style-name="P298"><text:span text:style-name="Emphasis"><text:span text:style-name="T312"/></text:span></text:p>
      <text:p text:style-name="P298"><text:span text:style-name="Emphasis"><text:span text:style-name="T235">.</text:span></text:span><text:span text:style-name="Emphasis"><text:span text:style-name="T236">unshift(elemento) - </text:span></text:span><text:span text:style-name="Emphasis"><text:span text:style-name="T313">Adiciona um elemento no inicio do array.</text:span></text:span></text:p>
      <text:p text:style-name="P298"><text:span text:style-name="Emphasis"><text:span text:style-name="T313"/></text:span></text:p>
      <text:p text:style-name="P298"><text:span text:style-name="Emphasis"><text:span text:style-name="T236">.pop() - </text:span></text:span><text:span text:style-name="Emphasis"><text:span text:style-name="T313">Remove o ultimo elemento do Array</text:span></text:span></text:p>
      <text:p text:style-name="P298"><text:span text:style-name="Emphasis"><text:span text:style-name="T313"/></text:span></text:p>
      <text:p text:style-name="P298"><text:span text:style-name="Emphasis"><text:span text:style-name="T236">.shift() - </text:span></text:span><text:span text:style-name="Emphasis"><text:span text:style-name="T313">Remove o primeiro elemento do array.</text:span></text:span></text:p>
      <text:p text:style-name="P298"><text:span text:style-name="Emphasis"><text:span text:style-name="T313"/></text:span></text:p>
      <text:p text:style-name="P298"><text:span text:style-name="Emphasis"><text:span text:style-name="T236">.</text:span></text:span><text:span text:style-name="Emphasis"><text:span text:style-name="T237">indexOf(elemento) – </text:span></text:span><text:span text:style-name="Emphasis"><text:span text:style-name="T314">Procura indice de um elemento no array</text:span></text:span></text:p>
      <text:p text:style-name="P298"><text:span text:style-name="Emphasis"><text:span text:style-name="T314"/></text:span></text:p>
      <text:p text:style-name="P298"><text:span text:style-name="Emphasis"><text:span text:style-name="T237">.</text:span></text:span><text:span text:style-name="Emphasis"><text:span text:style-name="T241">toUpperCase = </text:span></text:span><text:span text:style-name="Emphasis"><text:span text:style-name="T318">Transforma toda string pra letras maiúsculas.</text:span></text:span></text:p>
      <text:p text:style-name="P298"><text:span text:style-name="Emphasis"><text:span text:style-name="T318"/></text:span></text:p>
      <text:p text:style-name="P298"><text:span text:style-name="Emphasis"><text:span text:style-name="T241">.toLowerCase = </text:span></text:span><text:span text:style-name="Emphasis"><text:span text:style-name="T318">Transforma toda string pra letras minúsculas.</text:span></text:span></text:p>
      <text:p text:style-name="P298"><text:span text:style-name="Emphasis"><text:span text:style-name="T314"/></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98"><text:span text:style-name="Emphasis"><text:span text:style-name="T314"/></text:span></text:p>
      <text:p text:style-name="P299"><text:span text:style-name="Emphasis"><text:span text:style-name="T239">Math.radom() - </text:span></text:span><text:span text:style-name="Emphasis"><text:span text:style-name="T316">Dá um numero aleatorio entre 0 e 1.</text:span></text:span></text:p>
      <text:p text:style-name="P299"><text:span text:style-name="Emphasis"><text:span text:style-name="T316"/></text:span></text:p>
      <text:p text:style-name="P298"><text:span text:style-name="Emphasis"><text:span text:style-name="T238">Math</text:span></text:span><text:span text:style-name="Emphasis"><text:span text:style-name="T237">.</text:span></text:span><text:span text:style-name="Emphasis"><text:span text:style-name="T238">floor</text:span></text:span><text:span text:style-name="Emphasis"><text:span text:style-name="T240">()</text:span></text:span><text:span text:style-name="Emphasis"><text:span text:style-name="T238"> – </text:span></text:span><text:span text:style-name="Emphasis"><text:span text:style-name="T315">Arrendonda pra baixo.</text:span></text:span></text:p>
      <text:p text:style-name="P298"><text:span text:style-name="Emphasis"><text:span text:style-name="T315"/></text:span></text:p>
      <text:p text:style-name="P298"><text:span text:style-name="Emphasis"><text:span text:style-name="T238">Math.ceil</text:span></text:span><text:span text:style-name="Emphasis"><text:span text:style-name="T240">()</text:span></text:span><text:span text:style-name="Emphasis"><text:span text:style-name="T238"> – </text:span></text:span><text:span text:style-name="Emphasis"><text:span text:style-name="T315">Arredonda pra cima.</text:span></text:span></text:p>
      <text:p text:style-name="P298"><text:span text:style-name="Emphasis"><text:span text:style-name="T315"/></text:span></text:p>
      <text:p text:style-name="P300"><text:span text:style-name="Emphasis"><text:span text:style-name="T369">Javascript – Objetos e Funções</text:span></text:span></text:p>
      <text:p text:style-name="P300"><text:span text:style-name="Emphasis"><text:span text:style-name="T369"/></text:span></text:p>
      <text:p text:style-name="Preformatted_20_Text"><text:span text:style-name="Source_20_Text"><text:span text:style-name="T337">let car = {</text:span></text:span></text:p>
      <text:p text:style-name="Preformatted_20_Text"><text:span text:style-name="Source_20_Text"><text:span text:style-name="T337"/></text:span></text:p>
      <text:p text:style-name="Preformatted_20_Text"><text:span text:style-name="Source_20_Text"><text:span text:style-name="T337"><text:s text:c="2"/>type: 'Fiat',</text:span></text:span></text:p>
      <text:p text:style-name="Preformatted_20_Text"><text:span text:style-name="Source_20_Text"><text:span text:style-name="T337"><text:s text:c="2"/>model: '500',</text:span></text:span></text:p>
      <text:p text:style-name="Preformatted_20_Text"><text:span text:style-name="Source_20_Text"><text:span text:style-name="T337"><text:s text:c="2"/>color: 'white',</text:span></text:span></text:p>
      <text:p text:style-name="Preformatted_20_Text"><text:span text:style-name="Source_20_Text"><text:span text:style-name="T337"/></text:span></text:p>
      <text:p text:style-name="Preformatted_20_Text"><text:span text:style-name="Source_20_Text"><text:span text:style-name="T337">};</text:span></text:span></text:p>
      <text:p text:style-name="Preformatted_20_Text"><text:soft-page-break/><text:span text:style-name="Source_20_Text"><text:span text:style-name="T337"/></text:span></text:p>
      <text:p text:style-name="Standard"><text:span text:style-name="Source_20_Text"><text:span text:style-name="T386">Como acessar informação do objeto: car.type / car[‘type’]</text:span></text:span></text:p>
      <text:p text:style-name="P185"/>
      <text:p text:style-name="P185">Como adicionar uma nova informação: <text:s/>car[‘nome da propriedade’] = informação a ser add.</text:p>
      <text:p text:style-name="P185"/>
      <text:p text:style-name="P185"><text:span text:style-name="T17">.split()</text:span> - Transforma a string em array</text:p>
      <text:p text:style-name="P185"/>
      <text:p text:style-name="P185"><text:span text:style-name="T17">.reverse()</text:span> - Inverte um array</text:p>
      <text:p text:style-name="P185"/>
      <text:p text:style-name="P185"><text:span text:style-name="T17">.join()</text:span> - Transforma um array em string</text:p>
      <text:p text:style-name="P185"/>
      <text:p text:style-name="P185">.<text:span text:style-name="T28">s</text:span><text:span text:style-name="T29">p</text:span><text:span text:style-name="T28">lice(a, b, </text:span><text:span text:style-name="T30">c</text:span><text:span text:style-name="T28">) – </text:span><text:span text:style-name="T452">Exclui um valor do array começando da posição </text:span><text:span text:style-name="T28">a</text:span><text:span text:style-name="T452">, retirando </text:span><text:span text:style-name="T28">b </text:span><text:span text:style-name="T452">elementos. </text:span><text:span text:style-name="T454">É possível adicionar elementos com um terceiro parâmetro (</text:span><text:span text:style-name="T30">c</text:span><text:span text:style-name="T454">) na posição estabelecida.</text:span></text:p>
      <text:p text:style-name="P185"/>
      <text:p text:style-name="P185"><text:span text:style-name="T17">Math.abs</text:span><text:span text:style-name="T20">()</text:span><text:span text:style-name="T17"> </text:span>– Numero absoluto</text:p>
      <text:p text:style-name="P185"/>
      <text:p text:style-name="P193">Math.max(...array) – <text:span text:style-name="T1">Maior número dentro do array</text:span></text:p>
      <text:p text:style-name="P185"/>
      <text:p text:style-name="P185"><text:span text:style-name="T17">parseInt</text:span><text:span text:style-name="T20">()</text:span> – Transforma numero string em in<text:span text:style-name="T453">teiro ou número decimal em inteiro</text:span></text:p>
      <text:p text:style-name="P185"/>
      <text:p text:style-name="P191">.toFixed(<text:span text:style-name="T1">num de casas decimais</text:span>) – <text:span text:style-name="T1">Regula a quantidade de casas decimais de um numero </text:span><text:span text:style-name="T16">e arredonda</text:span><text:span text:style-name="T1">.</text:span></text:p>
      <text:p text:style-name="P186"/>
      <text:p text:style-name="P194">ParseFloat() - <text:span text:style-name="T1">Converte número em string para number.</text:span></text:p>
      <text:p text:style-name="P186"/>
      <text:p text:style-name="P193">Array.filter(elem =&gt; elem === 2) – <text:span text:style-name="T1">Adiciona o elemento do array que atender as condições em um novo array.</text:span></text:p>
      <text:p text:style-name="P186"/>
      <text:p text:style-name="P191">‘<text:span text:style-name="T443">\n’ – </text:span><text:span text:style-name="T6">Quebra de linha dentro do console.</text:span></text:p>
      <text:p text:style-name="P187"/>
      <text:p text:style-name="Standard"><text:span text:style-name="Source_20_Text"><text:span text:style-name="T424">.sort((a, b) </text:span></text:span><text:span text:style-name="Source_20_Text"><text:span text:style-name="T433">=&gt;</text:span></text:span><text:span text:style-name="Source_20_Text"><text:span text:style-name="T424"> a – b) - </text:span></text:span><text:span text:style-name="Source_20_Text"><text:span text:style-name="T434">Organiza Array de números em ordem crescente.</text:span></text:span></text:p>
      <text:p text:style-name="Standard"><text:span text:style-name="Source_20_Text"><text:span text:style-name="T434"/></text:span></text:p>
      <text:p text:style-name="Standard"><text:span text:style-name="Source_20_Text"><text:span text:style-name="T426">array</text:span></text:span><text:span text:style-name="Source_20_Text"><text:span text:style-name="T425">.</text:span></text:span><text:span text:style-name="Source_20_Text"><text:span text:style-name="T426">includes(‘toucinho’) – </text:span></text:span><text:span text:style-name="Source_20_Text"><text:span text:style-name="T435">Retorna true ou false caso tenha a ocorrencia da string no array</text:span></text:span></text:p>
      <text:p text:style-name="Standard"><text:span text:style-name="Source_20_Text"><text:span text:style-name="T435"/></text:span></text:p>
      <text:p text:style-name="Standard"><text:span text:style-name="Source_20_Text"><text:span text:style-name="T432">string</text:span></text:span><text:span text:style-name="Source_20_Text"><text:span text:style-name="T426">.</text:span></text:span><text:span text:style-name="Source_20_Text"><text:span text:style-name="T432">match(RegEx) – </text:span></text:span><text:span text:style-name="Source_20_Text"><text:span text:style-name="T438">Busca dentro da string a ocorrência de dentro dos parênteses retornando um booleano.</text:span></text:span></text:p>
      <text:p text:style-name="Standard"><text:span text:style-name="Source_20_Text"><text:span text:style-name="T434"/></text:span></text:p>
      <text:p text:style-name="P192">Notação do regex:</text:p>
      <text:p text:style-name="P189"/>
      <text:p text:style-name="P192">/\d/<text:span text:style-name="T445">g</text:span><text:span text:style-name="T7">- </text:span><text:span text:style-name="T1"><text:s/>pra pegar </text:span><text:span text:style-name="T7">todos</text:span><text:span text:style-name="T1"> numeros</text:span></text:p>
      <text:p text:style-name="P188"/>
      <text:p text:style-name="P188"><text:span text:style-name="T17">/</text:span><text:span text:style-name="T23">e</text:span><text:span text:style-name="T17">/</text:span> - <text:span text:style-name="T444">Pra pegar a primeira letra ‘e’</text:span></text:p>
      <text:p text:style-name="P188"/>
      <text:p text:style-name="P188"><text:span text:style-name="T17">/</text:span><text:span text:style-name="T23">e</text:span><text:span text:style-name="T17">/</text:span><text:span text:style-name="T23">g</text:span><text:span text:style-name="T444"> – Pra pegar todas as letras ‘e’</text:span></text:p>
      <text:p text:style-name="P188"/>
      <text:p text:style-name="P195"><text:span text:style-name="T17">/</text:span><text:span text:style-name="T22">e+/</text:span><text:span text:style-name="T445"> - </text:span><text:span text:style-name="T48">Pega o primeiro grupo de ‘e’</text:span></text:p>
      <text:p text:style-name="P190"/>
      <text:p text:style-name="P190"><text:span text:style-name="T17">/e+/g </text:span>– Pega todos os grupos de ‘e’</text:p>
      <text:p text:style-name="P190"/>
      <text:p text:style-name="P190"><text:span text:style-name="T17">/[a-z]/g </text:span>– Pega todas as letras de A a Z</text:p>
      <text:p text:style-name="P190"/>
      <text:p text:style-name="P190"><text:span text:style-name="T17">/\D/g</text:span> – Pega tudo exceto números</text:p>
      <text:p text:style-name="P190"><text:soft-page-break/></text:p>
      <text:p text:style-name="P190"><text:span text:style-name="T17">/\w/g</text:span> – Pega todos caracteres alfanumericos</text:p>
      <text:p text:style-name="P190"/>
      <text:p text:style-name="P190"><text:span text:style-name="T17">/\W/g</text:span> – Pega apenas caracteres especiais</text:p>
      <text:p text:style-name="P190"/>
      <text:p text:style-name="P190"><text:span text:style-name="T17">/</text:span><text:span text:style-name="T21">\s/g</text:span><text:span text:style-name="T446"> – Pega todos espaços e quebra de linha</text:span></text:p>
      <text:p text:style-name="P190"/>
      <text:p text:style-name="P193">Notação do if ternário:</text:p>
      <text:p text:style-name="P193"/>
      <text:p text:style-name="P193">condição ? Valor1 : Valor2</text:p>
      <text:p text:style-name="P193"/>
      <text:p text:style-name="P193">Exemplificando:</text:p>
      <text:p text:style-name="P193"/>
      <text:p text:style-name="P193">let x = valor &gt; 5 ? ‘maior que 5’ : ‘menor que 5’; - <text:span text:style-name="T1">Se valor for maior que 5, a variável x recebe a string ‘maior que 5’, se não, recebe a string ‘menor que 5’.</text:span></text:p>
      <text:p text:style-name="P190"><text:s/></text:p>
      <text:p text:style-name="P190"/>
      <text:p text:style-name="P190"/>
      <text:p text:style-name="P283"><text:span text:style-name="Emphasis"><text:span text:style-name="T361">Bloco </text:span></text:span><text:span text:style-name="Emphasis"><text:span text:style-name="T364">5 – Javascript: DOM, Eventos e Web Storage</text:span></text:span></text:p>
      <text:p text:style-name="P283"><text:span text:style-name="Emphasis"><text:span text:style-name="T364"/></text:span></text:p>
      <text:p text:style-name="P283"><text:span text:style-name="Emphasis"><text:span text:style-name="T370">Javascript – DOM e seletores:</text:span></text:span></text:p>
      <text:p text:style-name="P283"><text:span text:style-name="Emphasis"><text:span text:style-name="T370"/></text:span></text:p>
      <text:p text:style-name="P204"><text:span text:style-name="Emphasis"><text:span text:style-name="T265">document.getElementById(“</text:span></text:span><text:span text:style-name="Emphasis"><text:span text:style-name="T266">id”</text:span></text:span><text:span text:style-name="Emphasis"><text:span text:style-name="T265">) – </text:span></text:span><text:span text:style-name="Emphasis"><text:span text:style-name="T338">Retorna o elemento com o ID especificado.</text:span></text:span></text:p>
      <text:p text:style-name="P204"><text:span text:style-name="Emphasis"><text:span text:style-name="T338"/></text:span></text:p>
      <text:p text:style-name="P205"><text:span text:style-name="Emphasis"><text:span text:style-name="T265">document.getElementById(“</text:span></text:span><text:span text:style-name="Emphasis"><text:span text:style-name="T352">id”</text:span></text:span><text:span text:style-name="Emphasis"><text:span text:style-name="T265">).</text:span></text:span><text:span text:style-name="Emphasis"><text:span text:style-name="T266">innerHTML – </text:span></text:span><text:span text:style-name="Emphasis"><text:span text:style-name="T339">Retorna o conteúdo do elemento do ID específico, incluindo tags que tiverem dentro.</text:span></text:span></text:p>
      <text:p text:style-name="P205"><text:span text:style-name="Emphasis"><text:span text:style-name="T339"/></text:span></text:p>
      <text:p text:style-name="P205"><text:span text:style-name="Emphasis"><text:span text:style-name="T265">document.getElementById(“</text:span></text:span><text:span text:style-name="Emphasis"><text:span text:style-name="T352">id”</text:span></text:span><text:span text:style-name="Emphasis"><text:span text:style-name="T265">).</text:span></text:span><text:span text:style-name="Emphasis"><text:span text:style-name="T266">innerText– </text:span></text:span><text:span text:style-name="Emphasis"><text:span text:style-name="T339">Retorna apenas o conteúdo (texto) do elemento do ID específico.</text:span></text:span></text:p>
      <text:p text:style-name="P205"><text:span text:style-name="Emphasis"><text:span text:style-name="T339"/></text:span></text:p>
      <text:p text:style-name="P206"><text:span text:style-name="Emphasis"><text:span text:style-name="T265">document.getElementById(“</text:span></text:span><text:span text:style-name="Emphasis"><text:span text:style-name="T266">id”</text:span></text:span><text:span text:style-name="Emphasis"><text:span text:style-name="T265">).</text:span></text:span><text:span text:style-name="Emphasis"><text:span text:style-name="T267">style</text:span></text:span><text:span text:style-name="Emphasis"><text:span text:style-name="T265"> – </text:span></text:span><text:span text:style-name="Emphasis"><text:span text:style-name="T338">Retorna o</text:span></text:span><text:span text:style-name="Emphasis"><text:span text:style-name="T340">s estilos aplicados na tag daquele ID.</text:span></text:span></text:p>
      <text:p text:style-name="P206"><text:span text:style-name="Emphasis"><text:span text:style-name="T340"/></text:span></text:p>
      <text:p text:style-name="P207"><text:span text:style-name="Emphasis"><text:span text:style-name="T265">document.getElementBy</text:span></text:span><text:span text:style-name="Emphasis"><text:span text:style-name="T268">ClassName</text:span></text:span><text:span text:style-name="Emphasis"><text:span text:style-name="T265">(“</text:span></text:span><text:span text:style-name="Emphasis"><text:span text:style-name="T268">class</text:span></text:span><text:span text:style-name="Emphasis"><text:span text:style-name="T266">”</text:span></text:span><text:span text:style-name="Emphasis"><text:span text:style-name="T265">) – </text:span></text:span><text:span text:style-name="Emphasis"><text:span text:style-name="T341">Retorna todos os elementos <text:s/>que tiverem a classe atual com índice em um array.</text:span></text:span></text:p>
      <text:p text:style-name="P207"><text:span text:style-name="Emphasis"><text:span text:style-name="T341"/></text:span></text:p>
      <text:p text:style-name="P207"><text:span text:style-name="Emphasis"><text:span text:style-name="T265">document.getElementBy</text:span></text:span><text:span text:style-name="Emphasis"><text:span text:style-name="T268">ClassName</text:span></text:span><text:span text:style-name="Emphasis"><text:span text:style-name="T265">(“</text:span></text:span><text:span text:style-name="Emphasis"><text:span text:style-name="T268">class</text:span></text:span><text:span text:style-name="Emphasis"><text:span text:style-name="T266">”</text:span></text:span><text:span text:style-name="Emphasis"><text:span text:style-name="T265">)</text:span></text:span><text:span text:style-name="Emphasis"><text:span text:style-name="T268">[0].innerText – </text:span></text:span><text:span text:style-name="Emphasis"><text:span text:style-name="T341">Retorna o conteúdo da primeira posição da lista de elementos da classe especificada.</text:span></text:span></text:p>
      <text:p text:style-name="P207"><text:span text:style-name="Emphasis"><text:span text:style-name="T341"/></text:span></text:p>
      <text:p text:style-name="P209"><text:span text:style-name="Emphasis"><text:span text:style-name="T270">d</text:span></text:span><text:span text:style-name="Emphasis"><text:span text:style-name="T269">ocument.getElementByTagName(“p”) – </text:span></text:span><text:span text:style-name="Emphasis"><text:span text:style-name="T342">Retorna uma lista com todos os elementos com a tag “p”.</text:span></text:span></text:p>
      <text:p text:style-name="P208"><text:span text:style-name="Emphasis"><text:span text:style-name="T342"/></text:span></text:p>
      <text:p text:style-name="P209"><text:span text:style-name="Emphasis"><text:span text:style-name="T270">d</text:span></text:span><text:span text:style-name="Emphasis"><text:span text:style-name="T269">ocument.</text:span></text:span><text:span text:style-name="Emphasis"><text:span text:style-name="T270">querySelector</text:span></text:span><text:span text:style-name="Emphasis"><text:span text:style-name="T269">(“</text:span></text:span><text:span text:style-name="Emphasis"><text:span text:style-name="T270">#id</text:span></text:span><text:span text:style-name="Emphasis"><text:span text:style-name="T269">”) – </text:span></text:span><text:span text:style-name="Emphasis"><text:span text:style-name="T343">Retorna o elemento com ID especificado.</text:span></text:span></text:p>
      <text:p text:style-name="P209"><text:span text:style-name="Emphasis"><text:span text:style-name="T343"/></text:span></text:p>
      <text:p text:style-name="P217"><text:span text:style-name="Emphasis"><text:span text:style-name="T270">d</text:span></text:span><text:span text:style-name="Emphasis"><text:span text:style-name="T269">ocument.</text:span></text:span><text:span text:style-name="Emphasis"><text:span text:style-name="T270">querySelector</text:span></text:span><text:span text:style-name="Emphasis"><text:span text:style-name="T269">(“</text:span></text:span><text:span text:style-name="Emphasis"><text:span text:style-name="T270">.classe p</text:span></text:span><text:span text:style-name="Emphasis"><text:span text:style-name="T269">”) -</text:span></text:span><text:span text:style-name="Emphasis"><text:span text:style-name="T342"> <text:s/></text:span></text:span><text:span text:style-name="Emphasis"><text:span text:style-name="T343">Retorna o primeiro elemento p, que se encontra dentro da “classe”. </text:span></text:span></text:p>
      <text:p text:style-name="P217"><text:span text:style-name="Emphasis"><text:span text:style-name="T343"/></text:span></text:p>
      <text:p text:style-name="P284"><text:span text:style-name="Emphasis"><text:span text:style-name="T370">Javascript – </text:span></text:span><text:span text:style-name="Emphasis"><text:span text:style-name="T371">Trabalhando com elementos:</text:span></text:span></text:p>
      <text:p text:style-name="P209"><text:span text:style-name="Emphasis"><text:span text:style-name="T341"/></text:span></text:p>
      <text:p text:style-name="P209"><text:span text:style-name="Emphasis"><text:span text:style-name="T268">.</text:span></text:span><text:span text:style-name="Emphasis"><text:span text:style-name="T271">parentNode – </text:span></text:span><text:span text:style-name="Emphasis"><text:span text:style-name="T344">retorna o nó pai.</text:span></text:span></text:p>
      <text:p text:style-name="P209"><text:soft-page-break/><text:span text:style-name="Emphasis"><text:span text:style-name="T344"/></text:span></text:p>
      <text:p text:style-name="Standard"><text:span text:style-name="Emphasis"><text:span text:style-name="Source_20_Text"><text:span text:style-name="T403">.parentElement</text:span></text:span></text:span><text:span text:style-name="Emphasis"><text:span text:style-name="Source_20_Text"><text:span text:style-name="T386"> -</text:span></text:span></text:span><text:span text:style-name="Emphasis"><text:span text:style-name="T386"> retorna o elemento pai.</text:span></text:span></text:p>
      <text:p text:style-name="Standard"><text:span text:style-name="Emphasis"><text:span text:style-name="T386"/></text:span></text:p>
      <text:p text:style-name="Standard"><text:span text:style-name="Source_20_Text"><text:span text:style-name="T403">.ChildNodes</text:span></text:span><text:span text:style-name="Source_20_Text"><text:span text:style-name="T386"> -</text:span></text:span><text:span text:style-name="T386"> retorna um NodeList com todos os nós filhos.</text:span></text:p>
      <text:p text:style-name="P185"/>
      <text:p text:style-name="Standard"><text:span text:style-name="Source_20_Text"><text:span text:style-name="T403">.Children</text:span></text:span><text:span text:style-name="Source_20_Text"><text:span text:style-name="T386"> -</text:span></text:span><text:span text:style-name="T386"> retorna um HTMLCollection com todos os elementos filhos.</text:span></text:p>
      <text:p text:style-name="P185"/>
      <text:p text:style-name="Standard"><text:span text:style-name="Source_20_Text"><text:span text:style-name="T403">.FirstChild</text:span></text:span><text:span text:style-name="Source_20_Text"><text:span text:style-name="T386"> -</text:span></text:span><text:span text:style-name="T386"> retorna o primeiro nó filho.</text:span></text:p>
      <text:p text:style-name="P185"/>
      <text:p text:style-name="Standard"><text:span text:style-name="Source_20_Text"><text:span text:style-name="T403">.FirstElementChild </text:span></text:span><text:span text:style-name="Source_20_Text"><text:span text:style-name="T386">-</text:span></text:span><text:span text:style-name="T386"> retorna o primeiro elemento filho.</text:span></text:p>
      <text:p text:style-name="P185"/>
      <text:p text:style-name="Standard"><text:span text:style-name="Source_20_Text"><text:span text:style-name="T403">.LastChild -</text:span></text:span><text:span text:style-name="T386"> retorna o último nó filho.</text:span></text:p>
      <text:p text:style-name="P185"/>
      <text:p text:style-name="Standard"><text:span text:style-name="Source_20_Text"><text:span text:style-name="T403">.LastElementChild -</text:span></text:span><text:span text:style-name="T386"> retorna o último elemento filho.</text:span></text:p>
      <text:p text:style-name="P185"/>
      <text:p text:style-name="Standard"><text:span text:style-name="Source_20_Text"><text:span text:style-name="T403">.NextSibling -</text:span></text:span><text:span text:style-name="T386"> retorna o próximo nó.</text:span></text:p>
      <text:p text:style-name="P185"/>
      <text:p text:style-name="Standard"><text:span text:style-name="Source_20_Text"><text:span text:style-name="T403">.NextElementSibling </text:span></text:span><text:span text:style-name="Source_20_Text"><text:span text:style-name="T386">-</text:span></text:span><text:span text:style-name="T386"> retorna o próximo elemento.</text:span></text:p>
      <text:p text:style-name="P185"/>
      <text:p text:style-name="Standard"><text:span text:style-name="Source_20_Text"><text:span text:style-name="T403">.PreviousSibling -</text:span></text:span><text:span text:style-name="T403"> </text:span><text:span text:style-name="T386">retorna o nó anterior.</text:span></text:p>
      <text:p text:style-name="P185"/>
      <text:p text:style-name="Standard"><text:span text:style-name="Source_20_Text"><text:span text:style-name="T403">.PreviousElementSibling -</text:span></text:span><text:span text:style-name="T386"> retorna o elemento anterior.</text:span></text:p>
      <text:p text:style-name="Standard"><text:span text:style-name="Emphasis"><text:span text:style-name="T386"/></text:span></text:p>
      <text:p text:style-name="P210"><text:span text:style-name="Emphasis"><text:span text:style-name="T404">document.createElement(“li”) – </text:span></text:span><text:span text:style-name="Emphasis"><text:span text:style-name="T387">Cria um elemento do tipo li.</text:span></text:span></text:p>
      <text:p text:style-name="P210"><text:span text:style-name="Emphasis"><text:span text:style-name="T404"/></text:span></text:p>
      <text:p text:style-name="P210"><text:span text:style-name="Emphasis"><text:span text:style-name="T404">E</text:span></text:span><text:span text:style-name="Emphasis"><text:span text:style-name="T407">lementoPai.</text:span></text:span><text:span text:style-name="Emphasis"><text:span text:style-name="T404">appendChild</text:span></text:span><text:span text:style-name="Emphasis"><text:span text:style-name="T405">(</text:span></text:span><text:span text:style-name="Emphasis"><text:span text:style-name="T404">”</text:span></text:span><text:span text:style-name="Emphasis"><text:span text:style-name="T405">element</text:span></text:span><text:span text:style-name="Emphasis"><text:span text:style-name="T407">oCriado</text:span></text:span><text:span text:style-name="Emphasis"><text:span text:style-name="T405">”)</text:span></text:span><text:span text:style-name="Emphasis"><text:span text:style-name="T404"> – </text:span></text:span><text:span text:style-name="Emphasis"><text:span text:style-name="T388">Adiciona o elemento criado como filho de um elemento já existente</text:span></text:span></text:p>
      <text:p text:style-name="P210"><text:span text:style-name="Emphasis"><text:span text:style-name="T388"/></text:span></text:p>
      <text:p text:style-name="P211"><text:span text:style-name="Emphasis"><text:span text:style-name="T407">elemento.removeChild(elementoFilho) – </text:span></text:span><text:span text:style-name="Emphasis"><text:span text:style-name="T390">Remove o elementoFilho do elemento.</text:span></text:span></text:p>
      <text:p text:style-name="P211"><text:span text:style-name="Emphasis"><text:span text:style-name="T390"/></text:span></text:p>
      <text:p text:style-name="P210"><text:span text:style-name="Emphasis"><text:span text:style-name="T388">.</text:span></text:span><text:span text:style-name="Emphasis"><text:span text:style-name="T406">className </text:span></text:span><text:span text:style-name="Emphasis"><text:span text:style-name="T408">= “nome”</text:span></text:span><text:span text:style-name="Emphasis"><text:span text:style-name="T406"> – </text:span></text:span><text:span text:style-name="Emphasis"><text:span text:style-name="T389">Adiciona uma classe ao elemento</text:span></text:span></text:p>
      <text:p text:style-name="P210"><text:span text:style-name="Emphasis"><text:span text:style-name="T389"/></text:span></text:p>
      <text:p text:style-name="P220"><text:span text:style-name="Emphasis"><text:span text:style-name="T417">elem.classList.Add (“classe”) – </text:span></text:span><text:span text:style-name="Emphasis"><text:span text:style-name="T400">Concatena uma nova classe ao elemento.</text:span></text:span></text:p>
      <text:p text:style-name="P210"><text:span text:style-name="Emphasis"><text:span text:style-name="T389"/></text:span></text:p>
      <text:p text:style-name="P216"><text:span text:style-name="Emphasis"><text:span text:style-name="T415">elem.classList.remove(“class”) – </text:span></text:span><text:span text:style-name="Emphasis"><text:span text:style-name="T398">Remove a classe de um elemento.</text:span></text:span></text:p>
      <text:p text:style-name="P210"><text:span text:style-name="Emphasis"><text:span text:style-name="T389"/></text:span></text:p>
      <text:p text:style-name="P210"><text:span text:style-name="Emphasis"><text:span text:style-name="T406">.</text:span></text:span><text:span text:style-name="Emphasis"><text:span text:style-name="T409">id = “nome” – </text:span></text:span><text:span text:style-name="Emphasis"><text:span text:style-name="T391">Adiciona um ID ao elemento.</text:span></text:span></text:p>
      <text:p text:style-name="P210"><text:span text:style-name="Emphasis"><text:span text:style-name="T391"/></text:span></text:p>
      <text:p text:style-name="P210"><text:span text:style-name="Emphasis"><text:span text:style-name="T409">.src = “nome” – </text:span></text:span><text:span text:style-name="Emphasis"><text:span text:style-name="T391">Adiciona um source ao elemento.</text:span></text:span></text:p>
      <text:p text:style-name="P210"><text:span text:style-name="Emphasis"><text:span text:style-name="T391"/></text:span></text:p>
      <text:p text:style-name="P284"><text:span text:style-name="Emphasis"><text:span text:style-name="T370">Javascript – </text:span></text:span><text:span text:style-name="Emphasis"><text:span text:style-name="T371">Eventos</text:span></text:span><text:span text:style-name="Emphasis"><text:span text:style-name="T370">:</text:span></text:span></text:p>
      <text:p text:style-name="P210"><text:span text:style-name="Emphasis"><text:span text:style-name="T391"/></text:span></text:p>
      <text:p text:style-name="P212"><text:span text:style-name="Emphasis"><text:span text:style-name="T410">Window.onload = function – </text:span></text:span><text:span text:style-name="Emphasis"><text:span text:style-name="T392">Função que será executada assim que a página for carregada.</text:span></text:span></text:p>
      <text:p text:style-name="P212"><text:span text:style-name="Emphasis"><text:span text:style-name="T392"/></text:span></text:p>
      <text:p text:style-name="P215"><text:span text:style-name="Emphasis"><text:span text:style-name="T414">Window.open (“URL”) – </text:span></text:span><text:span text:style-name="Emphasis"><text:span text:style-name="T397">Abre um link em uma nova janela.</text:span></text:span></text:p>
      <text:p text:style-name="P215"><text:span text:style-name="Emphasis"><text:span text:style-name="T397"/></text:span></text:p>
      <text:p text:style-name="P213"><text:span text:style-name="Emphasis"><text:span text:style-name="T411">alert(“Mensagem”) – </text:span></text:span><text:span text:style-name="Emphasis"><text:span text:style-name="T393">Cria um alerta na tela com a mensagem escrita.</text:span></text:span></text:p>
      <text:p text:style-name="P213"><text:span text:style-name="Emphasis"><text:span text:style-name="T393"/></text:span></text:p>
      <text:p text:style-name="P213"><text:span text:style-name="Emphasis"><text:span text:style-name="T411">.</text:span></text:span><text:span text:style-name="Emphasis"><text:span text:style-name="T412">a</text:span></text:span><text:span text:style-name="Emphasis"><text:span text:style-name="T411">ddEventListener</text:span></text:span><text:span text:style-name="Emphasis"><text:span text:style-name="T412">(“evento”, função)</text:span></text:span><text:span text:style-name="Emphasis"><text:span text:style-name="T411"> – </text:span></text:span><text:span text:style-name="Emphasis"><text:span text:style-name="T393">Pode receber como primeiro paramentro click, change, mouseover, </text:span></text:span><text:span text:style-name="Emphasis"><text:span text:style-name="T394">dblclick, mouseleave, keydown, scroll </text:span></text:span><text:span text:style-name="Emphasis"><text:span text:style-name="T395">e outros</text:span></text:span><text:span text:style-name="Emphasis"><text:span text:style-name="T394">,</text:span></text:span><text:span text:style-name="Emphasis"><text:span text:style-name="T393"> e de segundo paramentro uma função que será executada. </text:span></text:span><text:span text:style-name="Emphasis"><text:span text:style-name="T395">(</text:span></text:span><text:a xlink:type="simple" xlink:href="https://www.w3schools.com/jsref/dom_obj_event.asp" text:style-name="Internet_20_link" text:visited-style-name="Visited_20_Internet_20_Link"><text:span text:style-name="Emphasis"><text:span text:style-name="T395">Lista de Eventos DOM</text:span></text:span></text:a><text:span text:style-name="Emphasis"><text:span text:style-name="T395">)</text:span></text:span></text:p>
      <text:p text:style-name="P210"><text:span text:style-name="Emphasis"><text:span text:style-name="T389"/></text:span></text:p>
      <text:p text:style-name="P214"><text:soft-page-break/><text:span text:style-name="Emphasis"><text:span text:style-name="T412">Event.target – </text:span></text:span><text:span text:style-name="Emphasis"><text:span text:style-name="T394">Mostra o alvo do evento, ou seja, a tag que originou o evento.</text:span></text:span></text:p>
      <text:p text:style-name="P214"><text:span text:style-name="Emphasis"><text:span text:style-name="T394"/></text:span></text:p>
      <text:p text:style-name="P214"><text:span text:style-name="Emphasis"><text:span text:style-name="T412">Event.type - </text:span></text:span><text:span text:style-name="Emphasis"><text:span text:style-name="T394"><text:s/>Mostra o tipo de evento. (Click, mouseover, etc). </text:span></text:span><text:a xlink:type="simple" xlink:href="https://developer.mozilla.org/pt-BR/docs/Web/API/Event" text:style-name="Internet_20_link" text:visited-style-name="Visited_20_Internet_20_Link"><text:span text:style-name="Emphasis"><text:span text:style-name="T394">https://developer.mozilla.org/pt-BR/docs/Web/API/Event</text:span></text:span></text:a></text:p>
      <text:p text:style-name="P214"><text:span text:style-name="Emphasis"><text:span text:style-name="T394"/></text:span></text:p>
      <text:p text:style-name="P214"><text:span text:style-name="Emphasis"><text:span text:style-name="T412">.</text:span></text:span><text:span text:style-name="Emphasis"><text:span text:style-name="T413">value – </text:span></text:span><text:span text:style-name="Emphasis"><text:span text:style-name="T396">Retorna o conteúdo da tag.</text:span></text:span></text:p>
      <text:p text:style-name="P214"><text:span text:style-name="Emphasis"><text:span text:style-name="T396"/></text:span></text:p>
      <text:p text:style-name="P26">getComputedStyle(elemento) – <text:span text:style-name="T1">Retorna </text:span><text:span text:style-name="T8">um </text:span><text:span text:style-name="T1">objeto com todas as tags CSS.</text:span></text:p>
      <text:p text:style-name="P90"/>
      <text:p text:style-name="P27">event.keyCode – <text:span text:style-name="T1">Retorna o código da tecla apertada.</text:span></text:p>
      <text:p text:style-name="P214"><text:span text:style-name="Emphasis"><text:span text:style-name="T394"/></text:span></text:p>
      <text:p text:style-name="P218"><text:span text:style-name="Emphasis"><text:span text:style-name="T416">Window.innerWidth – </text:span></text:span><text:span text:style-name="Emphasis"><text:span text:style-name="T399">Retorna a largura máxima da página.</text:span></text:span></text:p>
      <text:p text:style-name="P218"><text:span text:style-name="Emphasis"><text:span text:style-name="T399"/></text:span></text:p>
      <text:p text:style-name="P284"><text:span text:style-name="Emphasis"><text:span text:style-name="T370">Javascript – </text:span></text:span><text:span text:style-name="Emphasis"><text:span text:style-name="T371">Web Storage</text:span></text:span><text:span text:style-name="Emphasis"><text:span text:style-name="T370">:</text:span></text:span></text:p>
      <text:p text:style-name="P284"><text:span text:style-name="Emphasis"><text:span text:style-name="T370"/></text:span></text:p>
      <text:p text:style-name="Standard"><text:span text:style-name="Emphasis"><text:span text:style-name="Source_20_Text"><text:span text:style-name="T354">document.cookie = "email=isabella@email.com; expires=Thu, 17 Dec 2020 12:00:00 UTC"; - </text:span></text:span></text:span><text:span text:style-name="Emphasis"><text:span text:style-name="Source_20_Text"><text:span text:style-name="T357">Armazenando a informação com data para expirar. Caso não tenha data de expiração, ao fechar o navegador o cookie será deletado.</text:span></text:span></text:span></text:p>
      <text:p text:style-name="Standard"><text:span text:style-name="Source_20_Text"><text:span text:style-name="T357"/></text:span></text:p>
      <text:p text:style-name="Standard"><text:span text:style-name="Source_20_Text"><text:span text:style-name="T403">document.cookie = "email=isabella@email.com; expires=Thu, 17 Dec 2020 12:00:00 UTC; path=/"; - </text:span></text:span><text:span text:style-name="Source_20_Text"><text:span text:style-name="T401">O atributo “path” indica qual caminho que o cookie criado pertence.</text:span></text:span></text:p>
      <text:p text:style-name="Standard"><text:span text:style-name="Source_20_Text"><text:span text:style-name="T401"/></text:span></text:p>
      <text:p text:style-name="P219"><text:span text:style-name="Source_20_Text"><text:span text:style-name="T418">LocalStorage – </text:span></text:span><text:span text:style-name="Source_20_Text"><text:span text:style-name="T402">Salva os dados sem data de expiração</text:span></text:span></text:p>
      <text:p text:style-name="P219"><text:span text:style-name="Source_20_Text"><text:span text:style-name="T402"/></text:span></text:p>
      <text:p text:style-name="P219"><text:span text:style-name="Source_20_Text"><text:span text:style-name="T418">sessionStorage – </text:span></text:span><text:span text:style-name="Source_20_Text"><text:span text:style-name="T402">Salva os dados apenas na sessão atual.</text:span></text:span></text:p>
      <text:p text:style-name="Standard"><text:span text:style-name="Source_20_Text"><text:span text:style-name="T403"/></text:span></text:p>
      <text:p text:style-name="P219"><text:span text:style-name="Source_20_Text"><text:span text:style-name="T418">LocalStorage.length – </text:span></text:span><text:span text:style-name="Source_20_Text"><text:span text:style-name="T402">Retorna a quantidade de informações</text:span></text:span></text:p>
      <text:p text:style-name="P219"><text:span text:style-name="Source_20_Text"><text:span text:style-name="T402"/></text:span></text:p>
      <text:p text:style-name="P219"><text:span text:style-name="Source_20_Text"><text:span text:style-name="T418">localStorage.setItem(“firstname”, “Adam”) – </text:span></text:span><text:span text:style-name="Source_20_Text"><text:span text:style-name="T402">Salva uma entrada com a Key = firstname e value = Adam.</text:span></text:span></text:p>
      <text:p text:style-name="P219"><text:span text:style-name="Source_20_Text"><text:span text:style-name="T402"/></text:span></text:p>
      <text:p text:style-name="P219"><text:span text:style-name="Source_20_Text"><text:span text:style-name="T418">LocalStorage.getItem(“firstname”) – </text:span></text:span><text:span text:style-name="Source_20_Text"><text:span text:style-name="T402">Retorna o valor Adam.</text:span></text:span></text:p>
      <text:p text:style-name="P219"><text:span text:style-name="Source_20_Text"><text:span text:style-name="T402"/></text:span></text:p>
      <text:p text:style-name="P219"><text:span text:style-name="Source_20_Text"><text:span text:style-name="T418">LocalStorage.removeItem(“firstname”) – </text:span></text:span><text:span text:style-name="Source_20_Text"><text:span text:style-name="T402">Remove a entrada referente a key firstname</text:span></text:span></text:p>
      <text:p text:style-name="P219"><text:span text:style-name="Source_20_Text"><text:span text:style-name="T402"/></text:span></text:p>
      <text:p text:style-name="P63"><text:span text:style-name="Source_20_Text"><text:span text:style-name="T418">localStorage.clear() - </text:span></text:span><text:span text:style-name="Source_20_Text"><text:span text:style-name="T402">Limpa todas as entradas do storage.</text:span></text:span></text:p>
      <text:p text:style-name="Standard"><text:span text:style-name="Emphasis"><text:span text:style-name="T356"/></text:span></text:p>
      <text:p text:style-name="P221"><text:span text:style-name="Emphasis"><text:span text:style-name="T272">Event.targeg.files[0] – </text:span></text:span><text:span text:style-name="Emphasis"><text:span text:style-name="T345">Retorna o caminho do arquivo do INPUT</text:span></text:span></text:p>
      <text:p text:style-name="P221"><text:span text:style-name="Emphasis"><text:span text:style-name="T345"/></text:span></text:p>
      <text:p text:style-name="P221"><text:span text:style-name="Emphasis"><text:span text:style-name="T272">URL.createObjectUrl(event.target.files[0]</text:span></text:span><text:span text:style-name="Emphasis"><text:span text:style-name="T273">)</text:span></text:span><text:span text:style-name="Emphasis"><text:span text:style-name="T272"> – </text:span></text:span><text:span text:style-name="Emphasis"><text:span text:style-name="T345">Transforma a imagem recebida em url pra ser colocada no source da tag img.</text:span></text:span></text:p>
      <text:p text:style-name="P221"><text:span text:style-name="Emphasis"><text:span text:style-name="T345"/></text:span></text:p>
      <text:p text:style-name="P222"><text:span text:style-name="Emphasis"><text:span text:style-name="T274">elem.classList.contains(‘classe’) – </text:span></text:span><text:span text:style-name="Emphasis"><text:span text:style-name="T346">Retorna true se o elemento tiver a classe especificada na lista.</text:span></text:span></text:p>
      <text:p text:style-name="P222"><text:span text:style-name="Emphasis"><text:span text:style-name="T346"/></text:span></text:p>
      <text:p text:style-name="P223"><text:span text:style-name="Emphasis"><text:span text:style-name="T275">JSON.stringify(</text:span></text:span><text:span text:style-name="Emphasis"><text:span text:style-name="T276">variável</text:span></text:span><text:span text:style-name="Emphasis"><text:span text:style-name="T275">) –</text:span></text:span><text:span text:style-name="Emphasis"><text:span text:style-name="T276"> </text:span></text:span><text:span text:style-name="Emphasis"><text:span text:style-name="T347">Transforma o tipo da variável em string.</text:span></text:span></text:p>
      <text:p text:style-name="P223"><text:span text:style-name="Emphasis"><text:span text:style-name="T347"/></text:span></text:p>
      <text:p text:style-name="P224"><text:span text:style-name="Emphasis"><text:span text:style-name="T276">JSON.parse(variável) – </text:span></text:span><text:span text:style-name="Emphasis"><text:span text:style-name="T347">Transforma de tipo string para tipo JSON.</text:span></text:span></text:p>
      <text:p text:style-name="P224"><text:span text:style-name="Emphasis"><text:span text:style-name="T347"/></text:span></text:p>
      <text:p text:style-name="P225"><text:span text:style-name="Source_20_Text"><text:span text:style-name="T421">elemPai</text:span></text:span><text:span text:style-name="Emphasis"><text:span text:style-name="Source_20_Text"><text:span text:style-name="T403">.insertBefore(</text:span></text:span></text:span><text:span text:style-name="Emphasis"><text:span text:style-name="Source_20_Text"><text:span text:style-name="T419">elem</text:span></text:span></text:span><text:span text:style-name="Emphasis"><text:span text:style-name="Source_20_Text"><text:span text:style-name="T403">, </text:span></text:span></text:span><text:span text:style-name="Emphasis"><text:span text:style-name="Source_20_Text"><text:span text:style-name="T419">elemReferencia</text:span></text:span></text:span><text:span text:style-name="Emphasis"><text:span text:style-name="Source_20_Text"><text:span text:style-name="T403">) -</text:span></text:span></text:span><text:span text:style-name="Emphasis"><text:span text:style-name="Source_20_Text"><text:span text:style-name="T386"> <text:s/></text:span></text:span></text:span><text:span text:style-name="Emphasis"><text:span text:style-name="T348">Insere antes do elemento de referência o elemento que você quer mudar de posição.</text:span></text:span></text:p>
      <text:p text:style-name="Standard"><text:span text:style-name="Emphasis"><text:span text:style-name="T403"/></text:span></text:p>
      <text:p text:style-name="P224"><text:soft-page-break/><text:span text:style-name="Emphasis"><text:span text:style-name="T347"/></text:span></text:p>
      <text:p text:style-name="P176"><text:span text:style-name="Emphasis"><text:span text:style-name="T422">Bloco </text:span></text:span><text:span text:style-name="Emphasis"><text:span text:style-name="T423">6</text:span></text:span><text:span text:style-name="Emphasis"><text:span text:style-name="T422"> – </text:span></text:span><text:span text:style-name="Emphasis"><text:span text:style-name="T423">HTML e CSS: Forms, Flexbox e Responsivo</text:span></text:span></text:p>
      <text:p text:style-name="P176"><text:span text:style-name="Emphasis"><text:span text:style-name="T423"/></text:span></text:p>
      <text:p text:style-name="P285"><text:span text:style-name="Emphasis"><text:span text:style-name="T370">HTML &amp; CS</text:span></text:span><text:span text:style-name="Emphasis"><text:span text:style-name="T372">S –</text:span></text:span><text:span text:style-name="Emphasis"><text:span text:style-name="T370"> </text:span></text:span><text:span text:style-name="Emphasis"><text:span text:style-name="T372">Forms:</text:span></text:span></text:p>
      <text:p text:style-name="P285"><text:span text:style-name="Emphasis"><text:span text:style-name="T372"/></text:span></text:p>
      <text:p text:style-name="P64"><text:span text:style-name="Emphasis"><text:span text:style-name="T254">&lt;form action=”” method=”GET”&gt;&lt;/form&gt; - </text:span></text:span><text:span text:style-name="Emphasis"><text:span text:style-name="T327">Cria um formulário no html. Método get envia os dados através da URL, o método ou verbo POST envia as informações mais escondidas.</text:span></text:span></text:p>
      <text:p text:style-name="P64"><text:span text:style-name="Emphasis"><text:span text:style-name="T327"/></text:span></text:p>
      <text:p text:style-name="P64"><text:span text:style-name="Emphasis"><text:span text:style-name="T254">&lt;button type=”submit”&gt;&lt;/button&gt; - </text:span></text:span><text:span text:style-name="Emphasis"><text:span text:style-name="T327">Botão que envia as informações do </text:span></text:span><text:span text:style-name="Emphasis"><text:span text:style-name="T330">forms para um manipulador de formulários previamente especificado na action do forms.</text:span></text:span></text:p>
      <text:p text:style-name="P64"><text:span text:style-name="Emphasis"><text:span text:style-name="T327"/></text:span></text:p>
      <text:p text:style-name="P65"><text:span text:style-name="Emphasis"><text:span text:style-name="T328">&lt;</text:span></text:span><text:span text:style-name="Emphasis"><text:span text:style-name="T255">label for=””&gt;&lt;/label&gt; - </text:span></text:span><text:span text:style-name="Emphasis"><text:span text:style-name="T328">Uma etiqueta comumente atrelada ao input. Para criar um vínculo é necessário colocar o ID do input dentro do “for”. </text:span></text:span><text:span text:style-name="Emphasis"><text:span text:style-name="T329">Ao colocar uma label encapsulando o input, ao clicar no nome os checkbox ou radio buttons são marcados.</text:span></text:span></text:p>
      <text:p text:style-name="P65"><text:span text:style-name="Emphasis"><text:span text:style-name="T328"/></text:span></text:p>
      <text:p text:style-name="P65"><text:span text:style-name="Emphasis"><text:span text:style-name="T328">&lt;</text:span></text:span><text:span text:style-name="Emphasis"><text:span text:style-name="T255">textarea cols=”30” rows=”10”&gt;&lt;/textarea&gt; - </text:span></text:span><text:span text:style-name="Emphasis"><text:span text:style-name="T328">Campo onde é possível digitar mais livremente. Cols são a quantidade de colunas e Rows a quantidade de linhas.</text:span></text:span></text:p>
      <text:p text:style-name="P65"><text:span text:style-name="Emphasis"><text:span text:style-name="T328"/></text:span></text:p>
      <text:p text:style-name="P66"><text:span text:style-name="Emphasis"><text:span text:style-name="T256">&lt;select&gt;&lt;/select&gt; - </text:span></text:span><text:span text:style-name="Emphasis"><text:span text:style-name="T329">Cria uma drop-down list.</text:span></text:span></text:p>
      <text:p text:style-name="P66"><text:span text:style-name="Emphasis"><text:span text:style-name="T329"/></text:span></text:p>
      <text:p text:style-name="P66"><text:span text:style-name="Emphasis"><text:span text:style-name="T256">&lt;option&gt;Opção&lt;/option&gt; - </text:span></text:span><text:span text:style-name="Emphasis"><text:span text:style-name="T329">Cria uma opção de escolha dentro da drop-down list.</text:span></text:span></text:p>
      <text:p text:style-name="P66"><text:span text:style-name="Emphasis"><text:span text:style-name="T329"/></text:span></text:p>
      <text:p text:style-name="P68"><text:span text:style-name="Emphasis"><text:span text:style-name="T259">&lt;fieldset&gt;&lt;/fieldset&gt; - </text:span></text:span><text:span text:style-name="Emphasis"><text:span text:style-name="T332">Utilizado para agrupar elementos relacionados em um forms.</text:span></text:span></text:p>
      <text:p text:style-name="P68"><text:span text:style-name="Emphasis"><text:span text:style-name="T332"/></text:span></text:p>
      <text:p text:style-name="P69"><text:span text:style-name="Emphasis"><text:span text:style-name="T261">&lt;legend&gt;&lt;/legend&gt; - </text:span></text:span><text:span text:style-name="Emphasis"><text:span text:style-name="T334">Adiciona um titulo ao fieldset.</text:span></text:span></text:p>
      <text:p text:style-name="P66"><text:span text:style-name="Emphasis"><text:span text:style-name="T256"/></text:span></text:p>
      <text:p text:style-name="P64"><text:span text:style-name="Emphasis"><text:span text:style-name="T439">Aprofundamento sobre o Input:</text:span></text:span></text:p>
      <text:p text:style-name="P64"><text:span text:style-name="Emphasis"><text:span text:style-name="T254"/></text:span></text:p>
      <text:p text:style-name="P64"><text:span text:style-name="Emphasis"><text:span text:style-name="T254">type=”text’ – </text:span></text:span><text:span text:style-name="Emphasis"><text:span text:style-name="T327">Recebe um texto digitado pelo usuário.</text:span></text:span></text:p>
      <text:p text:style-name="P64"><text:span text:style-name="Emphasis"><text:span text:style-name="T327"/></text:span></text:p>
      <text:p text:style-name="P64"><text:span text:style-name="Emphasis"><text:span text:style-name="T254">placeholder=”Digite aqui” - </text:span></text:span><text:span text:style-name="Emphasis"><text:span text:style-name="T327">Dica do que o usuário deve digitar.</text:span></text:span></text:p>
      <text:p text:style-name="P64"><text:span text:style-name="Emphasis"><text:span text:style-name="T327"/></text:span></text:p>
      <text:p text:style-name="P64"><text:span text:style-name="Emphasis"><text:span text:style-name="T254">required – </text:span></text:span><text:span text:style-name="Emphasis"><text:span text:style-name="T327">Faz com que o campo seja obrigatório.</text:span></text:span></text:p>
      <text:p text:style-name="P64"><text:span text:style-name="Emphasis"><text:span text:style-name="T327"/></text:span></text:p>
      <text:p text:style-name="P64"><text:span text:style-name="Emphasis"><text:span text:style-name="T254">value=”” - </text:span></text:span><text:span text:style-name="Emphasis"><text:span text:style-name="T327">Faz com que o campo já venha preenchido com alguma informação </text:span></text:span><text:span text:style-name="Emphasis"><text:span text:style-name="T328">caso seja do tipo texto</text:span></text:span><text:span text:style-name="Emphasis"><text:span text:style-name="T327">. </text:span></text:span><text:span text:style-name="Emphasis"><text:span text:style-name="T328">Retorna o valor como informação caso seja do tipo checkbox.</text:span></text:span></text:p>
      <text:p text:style-name="P64"><text:span text:style-name="Emphasis"><text:span text:style-name="T327"/></text:span></text:p>
      <text:p text:style-name="P65"><text:span text:style-name="Emphasis"><text:span text:style-name="T255">name=”” - </text:span></text:span><text:span text:style-name="Emphasis"><text:span text:style-name="T328">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28"/></text:span></text:p>
      <text:p text:style-name="P65"><text:span text:style-name="Emphasis"><text:span text:style-name="T255">type=”checkbox” – </text:span></text:span><text:span text:style-name="Emphasis"><text:span text:style-name="T328">Cria um checkbox </text:span></text:span><text:span text:style-name="Emphasis"><text:span text:style-name="T330">que permite escolha de mais de uma opção.</text:span></text:span></text:p>
      <text:p text:style-name="P65"><text:span text:style-name="Emphasis"><text:span text:style-name="T328"/></text:span></text:p>
      <text:p text:style-name="P65"><text:span text:style-name="Emphasis"><text:span text:style-name="T255">checked – </text:span></text:span><text:span text:style-name="Emphasis"><text:span text:style-name="T328">Quando for necessário que o checkbox venha marcado.</text:span></text:span></text:p>
      <text:p text:style-name="P65"><text:span text:style-name="Emphasis"><text:span text:style-name="T328"/></text:span></text:p>
      <text:p text:style-name="P65"><text:span text:style-name="Emphasis"><text:span text:style-name="T255">type=”radio” – </text:span></text:span><text:span text:style-name="Emphasis"><text:span text:style-name="T328">Cria um radio button (botão circular) </text:span></text:span><text:span text:style-name="Emphasis"><text:span text:style-name="T330">que permite apenas uma seleção</text:span></text:span><text:span text:style-name="Emphasis"><text:span text:style-name="T328">.</text:span></text:span></text:p>
      <text:p text:style-name="P65"><text:span text:style-name="Emphasis"><text:span text:style-name="T328"/></text:span></text:p>
      <text:p text:style-name="P66"><text:span text:style-name="Emphasis"><text:span text:style-name="T256">type=”password” – </text:span></text:span><text:span text:style-name="Emphasis"><text:span text:style-name="T329">Cria um input de senha que esconde o que o usuário está digitando.</text:span></text:span></text:p>
      <text:p text:style-name="P66"><text:span text:style-name="Emphasis"><text:span text:style-name="T329"/></text:span></text:p>
      <text:p text:style-name="P66"><text:soft-page-break/><text:span text:style-name="Emphasis"><text:span text:style-name="T256">type=”file” – </text:span></text:span><text:span text:style-name="Emphasis"><text:span text:style-name="T329">Cria um input que recebe arquivos do usuário. </text:span></text:span><text:span text:style-name="Emphasis"><text:span text:style-name="T256">IMPORTANTE: </text:span></text:span><text:span text:style-name="Emphasis"><text:span text:style-name="T329">Quando for utilizado o método “POST” é necessário adicionar como atributo na tag “form” </text:span></text:span><text:span text:style-name="Emphasis"><text:span text:style-name="T256">enctype=”multipart/form-data” </text:span></text:span><text:span text:style-name="Emphasis"><text:span text:style-name="T329">para informar que a submissão de dados não é apenas de texto.</text:span></text:span></text:p>
      <text:p text:style-name="P66"><text:span text:style-name="Emphasis"><text:span text:style-name="T329"/></text:span></text:p>
      <text:p text:style-name="P28">Mais alguns types de input:</text:p>
      <text:p text:style-name="P196"/>
      <text:p text:style-name="Standard"><text:span text:style-name="Source_20_Text"><text:span text:style-name="T424">color</text:span></text:span><text:span text:style-name="T195">: campos de entrada que devem conter uma cor para selecionar;</text:span></text:p>
      <text:p text:style-name="P184"/>
      <text:p text:style-name="Standard"><text:span text:style-name="Source_20_Text"><text:span text:style-name="T424">date</text:span></text:span><text:span text:style-name="T195">: campos de entrada que devem conter uma data;</text:span></text:p>
      <text:p text:style-name="P184"/>
      <text:p text:style-name="Standard"><text:span text:style-name="Source_20_Text"><text:span text:style-name="T424">datetime-local</text:span></text:span><text:span text:style-name="T195">: campo de entrada de data e hora, sem fuso horário;</text:span></text:p>
      <text:p text:style-name="P184"/>
      <text:p text:style-name="Standard"><text:span text:style-name="Source_20_Text"><text:span text:style-name="T424">email</text:span></text:span><text:span text:style-name="T195">: campos de entrada que devem conter um endereço de e-mail;</text:span></text:p>
      <text:p text:style-name="P184"/>
      <text:p text:style-name="Standard"><text:span text:style-name="Source_20_Text"><text:span text:style-name="T424">month</text:span></text:span><text:span text:style-name="T195">: permite ao usuário selecionar um mês e ano;</text:span></text:p>
      <text:p text:style-name="P184"/>
      <text:p text:style-name="Standard"><text:span text:style-name="Source_20_Text"><text:span text:style-name="T424">number</text:span></text:span><text:span text:style-name="T195">: define um campo de entrada numérico;</text:span></text:p>
      <text:p text:style-name="P184"/>
      <text:p text:style-name="Standard"><text:span text:style-name="Source_20_Text"><text:span text:style-name="T424">range</text:span></text:span><text:span text:style-name="T195">: define um controle para inserir um número (como um controle deslizante). Intervalo padrão é de 0 a 100;</text:span></text:p>
      <text:p text:style-name="P184"/>
      <text:p text:style-name="Standard"><text:span text:style-name="Source_20_Text"><text:span text:style-name="T424">reset</text:span></text:span><text:span text:style-name="T195">: redefinirá todos os valores do formulário para seus valores padrão;</text:span></text:p>
      <text:p text:style-name="P184"/>
      <text:p text:style-name="Standard"><text:span text:style-name="Source_20_Text"><text:span text:style-name="T424">search</text:span></text:span><text:span text:style-name="T424">:</text:span><text:span text:style-name="T195"> usado para campos de pesquisa;</text:span></text:p>
      <text:p text:style-name="P184"/>
      <text:p text:style-name="Standard"><text:span text:style-name="Source_20_Text"><text:span text:style-name="T424">tel</text:span></text:span><text:span text:style-name="T195">: campos de entrada que devem conter um número de telefone;</text:span></text:p>
      <text:p text:style-name="P184"/>
      <text:p text:style-name="Standard"><text:span text:style-name="Source_20_Text"><text:span text:style-name="T424">time</text:span></text:span><text:span text:style-name="T195">: permite que o usuário selecione um horário (sem fuso horário);</text:span></text:p>
      <text:p text:style-name="P184"/>
      <text:p text:style-name="Standard"><text:span text:style-name="Source_20_Text"><text:span text:style-name="T424">url</text:span></text:span><text:span text:style-name="T195">: campos de entrada que devem conter um endereço URL;</text:span></text:p>
      <text:p text:style-name="P184"/>
      <text:p text:style-name="Standard"><text:span text:style-name="Source_20_Text"><text:span text:style-name="T424">week</text:span></text:span><text:span text:style-name="T195">: permite ao usuário selecionar uma semana e um ano.</text:span></text:p>
      <text:p text:style-name="P184"/>
      <text:p text:style-name="P226"><text:span text:style-name="Emphasis"><text:span text:style-name="T420">Mais alguns atributos pro input:</text:span></text:span></text:p>
      <text:p text:style-name="P226"><text:span text:style-name="Emphasis"><text:span text:style-name="T195"/></text:span></text:p>
      <text:p text:style-name="Standard"><text:span text:style-name="Source_20_Text"><text:span text:style-name="T424">readonly</text:span></text:span><text:span text:style-name="T195">: especifica que um campo de entrada é somente leitura;</text:span></text:p>
      <text:p text:style-name="P184"/>
      <text:p text:style-name="Standard"><text:span text:style-name="Source_20_Text"><text:span text:style-name="T424">disabled</text:span></text:span><text:span text:style-name="T195">: especifica que um campo de entrada deve ser desativado;</text:span></text:p>
      <text:p text:style-name="P184"/>
      <text:p text:style-name="Standard"><text:span text:style-name="Source_20_Text"><text:span text:style-name="T424">size</text:span></text:span><text:span text:style-name="T195">: especifica a largura visível, em caracteres, de um campo de entrada;</text:span></text:p>
      <text:p text:style-name="P184"/>
      <text:p text:style-name="Standard"><text:span text:style-name="Source_20_Text"><text:span text:style-name="T424">maxlength</text:span></text:span><text:span text:style-name="T195">: especifica o número máximo de caracteres permitidos em um campo de entrada;</text:span></text:p>
      <text:p text:style-name="P184"/>
      <text:p text:style-name="Standard"><text:span text:style-name="Source_20_Text"><text:span text:style-name="T424">min</text:span></text:span><text:span text:style-name="Source_20_Text"><text:span text:style-name="T195"> </text:span></text:span><text:span text:style-name="T195">e </text:span><text:span text:style-name="Source_20_Text"><text:span text:style-name="T424">max</text:span></text:span><text:span text:style-name="T195">: especificam os valores mínimo e máximo para um campo de entrada;</text:span></text:p>
      <text:p text:style-name="P184"/>
      <text:p text:style-name="Standard"><text:span text:style-name="Source_20_Text"><text:span text:style-name="T424">multiple</text:span></text:span><text:span text:style-name="T195">: especifica que o usuário tem permissão para inserir mais de um valor em um campo de entrada;</text:span></text:p>
      <text:p text:style-name="P184"/>
      <text:p text:style-name="Standard"><text:span text:style-name="Source_20_Text"><text:span text:style-name="T424">pattern</text:span></text:span><text:span text:style-name="T195">: especifica uma expressão regular em relação à qual o valor do campo de entrada é verificado;</text:span></text:p>
      <text:p text:style-name="P184"/>
      <text:p text:style-name="Standard"><text:span text:style-name="Source_20_Text"><text:span text:style-name="T424">step</text:span></text:span><text:span text:style-name="T195">: especifica os intervalos de números válidos para um campo de entrada;</text:span></text:p>
      <text:p text:style-name="P184"><text:soft-page-break/></text:p>
      <text:p text:style-name="Standard"><text:span text:style-name="Source_20_Text"><text:span text:style-name="T424">autofocus</text:span></text:span><text:span text:style-name="T195">: especifica que um campo de entrada deve obter foco automaticamente quando a página é carregada;</text:span></text:p>
      <text:p text:style-name="P184"/>
      <text:p text:style-name="Standard"><text:span text:style-name="Source_20_Text"><text:span text:style-name="T424">height</text:span></text:span><text:span text:style-name="Source_20_Text"><text:span text:style-name="T195"> </text:span></text:span><text:span text:style-name="T195">e </text:span><text:span text:style-name="Source_20_Text"><text:span text:style-name="T424">width</text:span></text:span><text:span text:style-name="T195">: especificam a altura e a largura de um elemento;</text:span></text:p>
      <text:p text:style-name="P184"/>
      <text:p text:style-name="Standard"><text:span text:style-name="Source_20_Text"><text:span text:style-name="T424">autocomplete</text:span></text:span><text:span text:style-name="T195">: especifica se um campo de entrada deve ter o preenchimento automático ativado ou desativado.</text:span></text:p>
      <text:p text:style-name="Standard"><text:span text:style-name="Emphasis"><text:span text:style-name="T195"/></text:span></text:p>
      <text:p text:style-name="P67"><text:span text:style-name="Emphasis"><text:span text:style-name="T258">event.</text:span></text:span><text:span text:style-name="Emphasis"><text:span text:style-name="T257">preventDefault() - </text:span></text:span><text:span text:style-name="Emphasis"><text:span text:style-name="T331">Retira o comportamento padrão de um elemento.</text:span></text:span></text:p>
      <text:p text:style-name="P67"><text:span text:style-name="Emphasis"><text:span text:style-name="T331"/></text:span></text:p>
      <text:p text:style-name="P70"><text:span text:style-name="Emphasis"><text:span text:style-name="T260">ElemSelect.options[select.selectedIndex].text – </text:span></text:span><text:span text:style-name="Emphasis"><text:span text:style-name="T333">Retorna o texto da option que foi selecionada.</text:span></text:span></text:p>
      <text:p text:style-name="P70"><text:span text:style-name="Emphasis"><text:span text:style-name="T333"/></text:span></text:p>
      <text:p text:style-name="P71"><text:span text:style-name="Emphasis"><text:span text:style-name="T262">Resize: none – </text:span></text:span><text:span text:style-name="Emphasis"><text:span text:style-name="T335">Atributo CSS que faz com que a TextArea não tenha tamanho dinâmico.</text:span></text:span></text:p>
      <text:p text:style-name="P71"><text:span text:style-name="Emphasis"><text:span text:style-name="T335"/></text:span></text:p>
      <text:p text:style-name="P72"><text:span text:style-name="Emphasis"><text:span text:style-name="T262">Elem.getAttribute(‘name’) – </text:span></text:span><text:span text:style-name="Emphasis"><text:span text:style-name="T335">Retorna o valor do atributo ‘name’ do elemento HTML.</text:span></text:span></text:p>
      <text:p text:style-name="P71"><text:span text:style-name="Emphasis"><text:span text:style-name="T335"/></text:span></text:p>
      <text:p text:style-name="P71"><text:span text:style-name="Emphasis"><text:span text:style-name="T335"/></text:span></text:p>
      <text:p text:style-name="P286"><text:span text:style-name="Emphasis"><text:span text:style-name="T373">Bibliotecas Javascript e Frameworks CSS</text:span></text:span></text:p>
      <text:p text:style-name="P286"><text:span text:style-name="Emphasis"><text:span text:style-name="T373"/></text:span></text:p>
      <text:p text:style-name="P197"><text:span text:style-name="Emphasis"><text:span text:style-name="T88">Bootstrap – </text:span></text:span><text:span text:style-name="Emphasis"><text:span text:style-name="T49">Framework CSS utilizado para criar páginas com design responsivo</text:span></text:span></text:p>
      <text:p text:style-name="P197"><text:span text:style-name="Emphasis"><text:span text:style-name="T49"/></text:span></text:p>
      <text:p text:style-name="P200"><text:span text:style-name="Emphasis"><text:span text:style-name="T91">Bulma – </text:span></text:span><text:span text:style-name="Emphasis"><text:span text:style-name="T51">Framework CSS com design responsivo</text:span></text:span></text:p>
      <text:p text:style-name="P197"><text:span text:style-name="Emphasis"><text:span text:style-name="T49"/></text:span></text:p>
      <text:p text:style-name="P197"><text:span text:style-name="Emphasis"><text:span text:style-name="T88">jQuery – </text:span></text:span><text:span text:style-name="Emphasis"><text:span text:style-name="T49">Biblioteca mais popular para manipulação de DOM, e requisito pro funcionamento do bootstrap.</text:span></text:span></text:p>
      <text:p text:style-name="P197"><text:span text:style-name="Emphasis"><text:span text:style-name="T88"/></text:span></text:p>
      <text:p text:style-name="P197"><text:span text:style-name="Emphasis"><text:span text:style-name="T88">MomentJS</text:span></text:span><text:span text:style-name="Emphasis"><text:span text:style-name="T49"> – Microbiblioteca que tem funções para validação, manipulação e visualização de data e hora.</text:span></text:span></text:p>
      <text:p text:style-name="P197"><text:span text:style-name="Emphasis"><text:span text:style-name="T49"/></text:span></text:p>
      <text:p text:style-name="P197"><text:span text:style-name="Emphasis"><text:span text:style-name="T88">Highcharts – </text:span></text:span><text:span text:style-name="Emphasis"><text:span text:style-name="T49">Utilizado para criar gráficos interativos.</text:span></text:span></text:p>
      <text:p text:style-name="P197"><text:span text:style-name="Emphasis"><text:span text:style-name="T49"/></text:span></text:p>
      <text:p text:style-name="P198"><text:span text:style-name="Emphasis"><text:span text:style-name="T89"/></text:span></text:p>
      <text:p text:style-name="P199"><text:span text:style-name="Emphasis"><text:span text:style-name="T90">Classe predefinidas no Bootstrap:</text:span></text:span></text:p>
      <text:p text:style-name="P199"><text:span text:style-name="Emphasis"><text:span text:style-name="T90"/></text:span></text:p>
      <text:p text:style-name="P73"><text:span text:style-name="Emphasis"><text:span text:style-name="T336">.</text:span></text:span><text:span text:style-name="Emphasis"><text:span text:style-name="T263">forms-control – </text:span></text:span><text:span text:style-name="Emphasis"><text:span text:style-name="T336">Pra colocar nos Inputs do forms, adquirindo design responsivo.</text:span></text:span></text:p>
      <text:p text:style-name="P199"><text:span text:style-name="Emphasis"><text:span text:style-name="T50"/></text:span></text:p>
      <text:p text:style-name="P199"><text:span text:style-name="Emphasis"><text:span text:style-name="T90">.forms-group <text:s/>- </text:span></text:span><text:span text:style-name="Emphasis"><text:span text:style-name="T50">Pra colocar nos containers do forms, criando uma formatação homogênea.</text:span></text:span></text:p>
      <text:p text:style-name="P199"><text:span text:style-name="Emphasis"><text:span text:style-name="T50"/></text:span></text:p>
      <text:p text:style-name="P199"><text:span text:style-name="Emphasis"><text:span text:style-name="T90">.btn .btn-sucess – </text:span></text:span><text:span text:style-name="Emphasis"><text:span text:style-name="T50">Colocados no botão de submissão para ficar o botão verde e mais elegante.</text:span></text:span></text:p>
      <text:p text:style-name="P199"><text:span text:style-name="Emphasis"><text:span text:style-name="T50"/></text:span></text:p>
      <text:p text:style-name="P199"><text:span text:style-name="Emphasis"><text:span text:style-name="T90">.btn-warning – </text:span></text:span><text:span text:style-name="Emphasis"><text:span text:style-name="T50">Coloca-se em botões e pinta o background de laranja.</text:span></text:span></text:p>
      <text:p text:style-name="P199"><text:span text:style-name="Emphasis"><text:span text:style-name="T50"/></text:span></text:p>
      <text:p text:style-name="P199"><text:span text:style-name="Emphasis"><text:span text:style-name="T90">.display-4 – </text:span></text:span><text:span text:style-name="Emphasis"><text:span text:style-name="T50">Coloca-se em H‘s, estilizando o tipo de fonte e tamanho.</text:span></text:span></text:p>
      <text:p text:style-name="P199"><text:span text:style-name="Emphasis"><text:span text:style-name="T50"/></text:span></text:p>
      <text:p text:style-name="P199"><text:span text:style-name="Emphasis"><text:span text:style-name="T90">.text-muted – </text:span></text:span><text:span text:style-name="Emphasis"><text:span text:style-name="T50">Muda a cor do texto pra uma cor cinza-claro.</text:span></text:span></text:p>
      <text:p text:style-name="P199"><text:span text:style-name="Emphasis"><text:span text:style-name="T50"/></text:span></text:p>
      <text:p text:style-name="P199"><text:span text:style-name="Emphasis"><text:span text:style-name="T50"/></text:span></text:p>
      <text:p text:style-name="P259"><text:span text:style-name="Emphasis"><text:span text:style-name="T52">CSS Flexbox – Parte I</text:span></text:span></text:p>
      <text:p text:style-name="P259"><text:span text:style-name="Emphasis"><text:span text:style-name="T52"/></text:span></text:p>
      <text:p text:style-name="Standard"><text:soft-page-break/><text:span text:style-name="Emphasis"><text:span text:style-name="T252">f</text:span></text:span><text:span text:style-name="Emphasis"><text:span text:style-name="T253">lex-direction –</text:span></text:span> <text:span text:style-name="T447">Muda a direção do flexbox</text:span></text:p>
      <text:p text:style-name="Standard"/>
      <text:p text:style-name="P29">flex-wrap – <text:span text:style-name="T1">Seta quebra de linha. (só funciona quando a direção for linha.</text:span></text:p>
      <text:p text:style-name="P91"/>
      <text:p text:style-name="P29">Flex-flow – <text:span text:style-name="T1">Junta as propriedades do flex-direction e do flex-wrap em uma só.</text:span></text:p>
      <text:p text:style-name="P91"/>
      <text:p text:style-name="P227"><text:span text:style-name="T24">Justify-content – </text:span><text:span text:style-name="T10">Alinha o conteúdo dentro do container </text:span><text:span text:style-name="T9">horizontalmente</text:span><text:span text:style-name="T10">.</text:span></text:p>
      <text:p text:style-name="P30"/>
      <text:p text:style-name="P227"><text:span text:style-name="T24">Align-items – </text:span><text:span text:style-name="T11">Garante aonde cada item vai estar.</text:span></text:p>
      <text:p text:style-name="P92"/>
      <text:p text:style-name="P31">Align-content – <text:span text:style-name="T1">Seta o alinhamento vai ser feito em relação a cada uma das linhas.</text:span></text:p>
      <text:p text:style-name="P93"/>
      <text:p text:style-name="P32">Align-self – <text:span text:style-name="T1">Alinha o elemento filho dentro de um flexbox.</text:span></text:p>
      <text:p text:style-name="P255"><text:span text:style-name="Emphasis"><text:span text:style-name="T189"/></text:span></text:p>
      <text:p text:style-name="P33">Flex-grow – <text:span text:style-name="T1">Faz com que o elemento ocupe todo o container</text:span></text:p>
      <text:p text:style-name="P94"/>
      <text:p text:style-name="P33">flex-shrink – <text:span text:style-name="T1">Faz com que o elemento diminua seu tamanho</text:span></text:p>
      <text:p text:style-name="P94"/>
      <text:p text:style-name="P33">flex-basis – <text:span text:style-name="T1">diz uma base inicial de tamanho para o item</text:span></text:p>
      <text:p text:style-name="P94"/>
      <text:p text:style-name="P34"><text:span text:style-name="T448">flex – </text:span><text:span text:style-name="T12">Recebe 3 parâmetros: grow, shrink e basis, respectivamente.</text:span></text:p>
      <text:p text:style-name="P94"/>
      <text:p text:style-name="P94"/>
      <text:p text:style-name="P303"><text:span text:style-name="Emphasis"><text:span text:style-name="T380">CSS Responsivo: Mobile First</text:span></text:span></text:p>
      <text:p text:style-name="P303"><text:span text:style-name="Emphasis"><text:span text:style-name="T380"/></text:span></text:p>
      <text:p text:style-name="P35">Formato da media query <text:span text:style-name="T449">no CSS</text:span>: <text:span text:style-name="T1">@media screen and (max-width: 768px){}</text:span></text:p>
      <text:p text:style-name="P95"/>
      <text:p text:style-name="P228"><text:span text:style-name="T25">Formato da media query no HTML: </text:span><text:span text:style-name="T13">&lt;link rel=”stylesheet” href=”mobile.css” media=”screen and (max-width: 768px)”&gt;</text:span></text:p>
      <text:p text:style-name="P95"/>
      <text:p text:style-name="P35">!<text:span text:style-name="T449">important – </text:span><text:span text:style-name="T13">Seta prioridade máxima para algum atributo.</text:span></text:p>
      <text:p text:style-name="P95"/>
      <text:p text:style-name="P95"/>
      <text:p text:style-name="P95"/>
      <text:p text:style-name="P74"><text:span text:style-name="Emphasis"><text:span text:style-name="T362">Bloco </text:span></text:span><text:span text:style-name="Emphasis"><text:span text:style-name="T363">7</text:span></text:span><text:span text:style-name="Emphasis"><text:span text:style-name="T362"> – </text:span></text:span><text:span text:style-name="Emphasis"><text:span text:style-name="T363">Introdução à JavaScript ES6 e Testes Unitários</text:span></text:span></text:p>
      <text:p text:style-name="P74"><text:span text:style-name="Emphasis"><text:span text:style-name="T363"/></text:span></text:p>
      <text:p text:style-name="P304"><text:span text:style-name="Emphasis"><text:span text:style-name="T381">JavaScript ES6 – let, const, arrow functions e template literals</text:span></text:span></text:p>
      <text:p text:style-name="P304"><text:span text:style-name="Emphasis"><text:span text:style-name="T381"/></text:span></text:p>
      <text:p text:style-name="P96"/>
      <text:p text:style-name="P36"><text:span text:style-name="T450">var – </text:span><text:span text:style-name="T14">Variável que vaza do escopo do If e do For!</text:span></text:p>
      <text:p text:style-name="P97"/>
      <text:p text:style-name="P37">Let – <text:span text:style-name="T1">Variável utilizada quando há necessidade de reatribuição de valor</text:span></text:p>
      <text:p text:style-name="P98"/>
      <text:p text:style-name="P37">const –<text:span text:style-name="T1"> Váriavel utilizado quando o valor não mudará.</text:span></text:p>
      <text:p text:style-name="P98"/>
      <text:p text:style-name="P38">Template literals:</text:p>
      <text:p text:style-name="P99"/>
      <text:p text:style-name="Standard"><text:soft-page-break/><text:span text:style-name="Source_20_Text"><text:span text:style-name="T195">// Com o template literals</text:span></text:span></text:p>
      <text:p text:style-name="Standard"><text:span text:style-name="Source_20_Text"><text:span text:style-name="T424">console.log(`Primeira linha;</text:span></text:span></text:p>
      <text:p text:style-name="Standard"><text:span text:style-name="Source_20_Text"><text:span text:style-name="T424">Segunda linha;</text:span></text:span></text:p>
      <text:p text:style-name="Standard"><text:span text:style-name="Source_20_Text"><text:span text:style-name="T424">Terceira linha;`</text:span></text:span></text:p>
      <text:p text:style-name="Standard"><text:span text:style-name="Source_20_Text"><text:span text:style-name="T195">);</text:span></text:span></text:p>
      <text:p text:style-name="Standard"><text:span text:style-name="Source_20_Text"><text:span text:style-name="T195">// Sem o template literals:</text:span></text:span></text:p>
      <text:p text:style-name="Standard"><text:span text:style-name="Source_20_Text"><text:span text:style-name="T424">console.log('Primeira linha;\n' + 'Segunda linha;\n' + 'Terceira linha;\n');</text:span></text:span></text:p>
      <text:p text:style-name="P184"><text:s/></text:p>
      <text:p text:style-name="P202">Arrow Functions:</text:p>
      <text:p text:style-name="P202"/>
      <text:p text:style-name="P229"><text:span text:style-name="Source_20_Text"><text:span text:style-name="T440"/></text:span></text:p>
      <text:p text:style-name="Standard"><text:span text:style-name="Source_20_Text"><text:span text:style-name="T424">const printName = () =&gt; {</text:span></text:span></text:p>
      <text:p text:style-name="Standard"><text:span text:style-name="Source_20_Text"><text:span text:style-name="T424"><text:s text:c="2"/>const myName = "Lucas";</text:span></text:span></text:p>
      <text:p text:style-name="Standard"><text:span text:style-name="Source_20_Text"><text:span text:style-name="T424"><text:s text:c="2"/>return myName;</text:span></text:span></text:p>
      <text:p text:style-name="Standard"><text:span text:style-name="Source_20_Text"><text:span text:style-name="T424">}</text:span></text:span></text:p>
      <text:p text:style-name="Standard"><text:span text:style-name="Source_20_Text"><text:span text:style-name="T424"/></text:span></text:p>
      <text:p text:style-name="Standard"><text:span text:style-name="Source_20_Text"><text:span text:style-name="T427"><text:line-break/></text:span></text:span><text:span text:style-name="Source_20_Text"><text:span text:style-name="T195">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95"/></text:span></text:p>
      <text:p text:style-name="Standard"><text:span text:style-name="Source_20_Text"><text:span text:style-name="T424">const printName = () =&gt; "Lucas";</text:span></text:span></text:p>
      <text:p text:style-name="Standard"><text:span text:style-name="Source_20_Text"><text:span text:style-name="T424">console.log(printName());</text:span></text:span></text:p>
      <text:p text:style-name="Standard"><text:span text:style-name="Source_20_Text"><text:span text:style-name="T195"/></text:span></text:p>
      <text:p text:style-name="Standard"><text:span text:style-name="Source_20_Text"><text:span text:style-name="T195">Mas lembre-se que podemos omitir os parênteses apenas em um cenário:</text:span></text:span></text:p>
      <text:p text:style-name="P184">Quando a função recebe apenas um argumento, como podemos ver no exemplo abaixo:</text:p>
      <text:p text:style-name="P184"/>
      <text:p text:style-name="Standard"><text:span text:style-name="Source_20_Text"><text:span text:style-name="T424">const multiplyByTwo = number =&gt; number * 2;</text:span></text:span></text:p>
      <text:p text:style-name="Standard"><text:span text:style-name="Source_20_Text"><text:span text:style-name="T424">console.log(multiplyByTwo(10));</text:span></text:span></text:p>
      <text:p text:style-name="Standard"><text:span text:style-name="Source_20_Text"><text:span text:style-name="T195"/></text:span></text:p>
      <text:p text:style-name="P184">Em funções que recebem mais de um parâmetro, os parênteses não são omitidos:</text:p>
      <text:p text:style-name="P184"/>
      <text:p text:style-name="Standard"><text:span text:style-name="Source_20_Text"><text:span text:style-name="T424">const multiplication = (number, multi) =&gt; number * multi;</text:span></text:span></text:p>
      <text:p text:style-name="Standard"><text:span text:style-name="Source_20_Text"><text:span text:style-name="T424">console.log(multiplication(8, 2));</text:span></text:span></text:p>
      <text:p text:style-name="Standard"><text:span text:style-name="Source_20_Text"><text:span text:style-name="T195"/></text:span></text:p>
      <text:p text:style-name="P230"><text:span text:style-name="Source_20_Text"><text:span text:style-name="T428">OBS: </text:span></text:span><text:span text:style-name="Source_20_Text"><text:span text:style-name="T436">Se for necessário retornar um objeto por meio de arrow function é necessário colocar parênteses englobando o objeto, pois as chaves representam o corpo da função a priore. </text:span></text:span><text:span text:style-name="Source_20_Text"><text:span text:style-name="T429">Parênteses indicam retorno.</text:span></text:span></text:p>
      <text:p text:style-name="P184"/>
      <text:p text:style-name="P184"/>
      <text:p text:style-name="P203">Ternary Operators:</text:p>
      <text:p text:style-name="P203"/>
      <text:p text:style-name="Standard"><text:span text:style-name="Source_20_Text"><text:span text:style-name="T195">// A sintaxe básica do operador ternário é muito simples:</text:span></text:span></text:p>
      <text:p text:style-name="Standard"><text:span text:style-name="Source_20_Text"><text:span text:style-name="T424">`expressão verdadeira ou falsa` ? `retorno se verdadeira` : `retorno se falsa`;</text:span></text:span></text:p>
      <text:p text:style-name="P184"/>
      <text:p text:style-name="Standard"><text:span text:style-name="Source_20_Text"><text:span text:style-name="T195">// Assim, por exemplo, podemos ter expressões com a seguinte estrutura:</text:span></text:span></text:p>
      <text:p text:style-name="Standard"><text:span text:style-name="Source_20_Text"><text:span text:style-name="T424">const trueExpression = (1 + 1 === 2) ? `isso é verdade` : `isso é mentira`;</text:span></text:span></text:p>
      <text:p text:style-name="Standard"><text:span text:style-name="Source_20_Text"><text:span text:style-name="T424">console.log(trueExpression) </text:span></text:span><text:span text:style-name="Source_20_Text"><text:span text:style-name="T195">// isso é verdade</text:span></text:span></text:p>
      <text:p text:style-name="P184"/>
      <text:p text:style-name="Standard"><text:span text:style-name="Source_20_Text"><text:span text:style-name="T424">const falseExpression = (2 + 2 === 3) ? `isso é verdade` : `isso é mentira`;</text:span></text:span></text:p>
      <text:p text:style-name="Standard"><text:span text:style-name="Source_20_Text"><text:span text:style-name="T424">console.log(falseExpression) </text:span></text:span><text:span text:style-name="Source_20_Text"><text:span text:style-name="T195">// isso é mentira</text:span></text:span></text:p>
      <text:p text:style-name="Standard"><text:span text:style-name="Source_20_Text"><text:span text:style-name="T195"/></text:span></text:p>
      <text:p text:style-name="P231"><text:span text:style-name="Source_20_Text"><text:span text:style-name="T441">Exemplificando:</text:span></text:span></text:p>
      <text:p text:style-name="P231"><text:soft-page-break/><text:span text:style-name="Source_20_Text"><text:span text:style-name="T195"/></text:span></text:p>
      <text:p text:style-name="Standard"><text:span text:style-name="Source_20_Text"><text:span text:style-name="T424">const checkIfElse = (age) =&gt; {</text:span></text:span></text:p>
      <text:p text:style-name="Standard"><text:span text:style-name="Source_20_Text"><text:span text:style-name="T424"><text:s text:c="2"/>if (age &gt;= 18) {</text:span></text:span></text:p>
      <text:p text:style-name="Standard"><text:span text:style-name="Source_20_Text"><text:span text:style-name="T424"><text:s text:c="4"/>return `Você tem idade para dirigir!`;</text:span></text:span></text:p>
      <text:p text:style-name="Standard"><text:span text:style-name="Source_20_Text"><text:span text:style-name="T424"><text:s text:c="2"/>} else {</text:span></text:span></text:p>
      <text:p text:style-name="Standard"><text:span text:style-name="Source_20_Text"><text:span text:style-name="T424"><text:s text:c="4"/>return `Você ainda não tem idade para dirigir...`;</text:span></text:span></text:p>
      <text:p text:style-name="Standard"><text:span text:style-name="Source_20_Text"><text:span text:style-name="T424"><text:s text:c="2"/>}</text:span></text:span></text:p>
      <text:p text:style-name="Standard"><text:span text:style-name="Source_20_Text"><text:span text:style-name="T424">};</text:span></text:span></text:p>
      <text:p text:style-name="P184"/>
      <text:p text:style-name="Standard"><text:span text:style-name="Source_20_Text"><text:span text:style-name="T424">const checkTernary = (age) =&gt; (age &gt;= 18 ? `Você tem idade para dirigir!` : `Você ainda não tem idade para dirigir...`);</text:span></text:span></text:p>
      <text:p text:style-name="Standard"><text:span text:style-name="Source_20_Text"><text:span text:style-name="T195">Situação em que usar o operador ternário não faz muito sentido:</text:span></text:span></text:p>
      <text:p text:style-name="Standard"><text:span text:style-name="Source_20_Text"><text:span text:style-name="T195"/></text:span></text:p>
      <text:p text:style-name="Standard"><text:span text:style-name="Source_20_Text"><text:span text:style-name="T424">const checkIfElse = (fruit) =&gt; {</text:span></text:span></text:p>
      <text:p text:style-name="Standard"><text:span text:style-name="Source_20_Text"><text:span text:style-name="T424"><text:s text:c="2"/>if (fruit === `maçã`) {</text:span></text:span></text:p>
      <text:p text:style-name="Standard"><text:span text:style-name="Source_20_Text"><text:span text:style-name="T424"><text:s text:c="4"/>return `Essa fruta é vermelha`;</text:span></text:span></text:p>
      <text:p text:style-name="Standard"><text:span text:style-name="Source_20_Text"><text:span text:style-name="T424"><text:s text:c="2"/>} else if (fruit === `banana`) {</text:span></text:span></text:p>
      <text:p text:style-name="Standard"><text:span text:style-name="Source_20_Text"><text:span text:style-name="T424"><text:s text:c="4"/>return `Esta fruta é amarela`;</text:span></text:span></text:p>
      <text:p text:style-name="Standard"><text:span text:style-name="Source_20_Text"><text:span text:style-name="T424"><text:s text:c="2"/>} else {</text:span></text:span></text:p>
      <text:p text:style-name="Standard"><text:span text:style-name="Source_20_Text"><text:span text:style-name="T424"><text:s text:c="4"/>return `Não sei a cor`;</text:span></text:span></text:p>
      <text:p text:style-name="Standard"><text:span text:style-name="Source_20_Text"><text:span text:style-name="T424"><text:s text:c="2"/>}</text:span></text:span></text:p>
      <text:p text:style-name="Standard"><text:span text:style-name="Source_20_Text"><text:span text:style-name="T424">};</text:span></text:span></text:p>
      <text:p text:style-name="P201"/>
      <text:p text:style-name="Standard"><text:span text:style-name="Source_20_Text"><text:span text:style-name="T424">const checkTernary = (fruit === `maçã`) ? `Essa fruta é vermelha` </text:span></text:span></text:p>
      <text:p text:style-name="Standard"><text:span text:style-name="Source_20_Text"><text:span text:style-name="T424"><text:s text:c="2"/>: ((fruit === `banana`) ? `Esta fruta é amarela` : `Não sei a cor`);</text:span></text:span></text:p>
      <text:p text:style-name="Standard"><text:span text:style-name="Source_20_Text"><text:span text:style-name="T195"/></text:span></text:p>
      <text:p text:style-name="Standard"><text:span text:style-name="Source_20_Text"><text:span text:style-name="T195"/></text:span></text:p>
      <text:p text:style-name="P267"><text:span text:style-name="Emphasis"><text:span text:style-name="T190">J</text:span></text:span><text:span text:style-name="Emphasis"><text:span text:style-name="T191">avascript ES6 – Objects</text:span></text:span></text:p>
      <text:p text:style-name="P267"><text:span text:style-name="Emphasis"><text:span text:style-name="T191"/></text:span></text:p>
      <text:p text:style-name="P268"><text:span text:style-name="Emphasis"><text:span text:style-name="T122">object.keys(objeto) – </text:span></text:span><text:span text:style-name="Emphasis"><text:span text:style-name="T111">Lista as chaves e as retorna em formato de array</text:span></text:span></text:p>
      <text:p text:style-name="P268"><text:span text:style-name="Emphasis"><text:span text:style-name="T111"/></text:span></text:p>
      <text:p text:style-name="P269"><text:span text:style-name="Emphasis"><text:span text:style-name="T123">object.values(objeto) – </text:span></text:span><text:span text:style-name="Emphasis"><text:span text:style-name="T111">Lista os valores e os retorna em formato de array</text:span></text:span></text:p>
      <text:p text:style-name="P269"><text:span text:style-name="Emphasis"><text:span text:style-name="T111"/></text:span></text:p>
      <text:p text:style-name="P269"><text:span text:style-name="Emphasis"><text:span text:style-name="T123">object.entries(objeto) – </text:span></text:span><text:span text:style-name="Emphasis"><text:span text:style-name="T111">Lista tanto as chaves quanto os valores com o formato de array dentro de array.</text:span></text:span></text:p>
      <text:p text:style-name="P269"><text:span text:style-name="Emphasis"><text:span text:style-name="T111"/></text:span></text:p>
      <text:p text:style-name="P256">object.assign(objeto1, objeto2, ...objetoN) – <text:span text:style-name="T15">Adiciona os valores do objeto2 até o objetoN no objeto1. Se houver keys iguais o valor é sobrescrito.</text:span></text:p>
      <text:p text:style-name="P257"/>
      <text:p text:style-name="P287"><text:span text:style-name="T355">Objeto.hasOwnProperty(‘chave’) – </text:span><text:span text:style-name="T358">Verifica se a chave existe dentro do objeto e retorna um booleano.</text:span></text:p>
      <text:p text:style-name="P258"/>
      <text:p text:style-name="Standard"><text:span text:style-name="T430">let</text:span><text:span text:style-name="T424"> args = [].slice.call(</text:span><text:span text:style-name="T431">arguments</text:span><text:span text:style-name="T424">, 0) – </text:span><text:span text:style-name="T437">Transforma um objeto em array.</text:span></text:p>
      <text:p text:style-name="P258"/>
      <text:p text:style-name="P258"/>
      <text:p text:style-name="P260"><text:span text:style-name="Emphasis"><text:span text:style-name="T92">Testes</text:span></text:span><text:span text:style-name="Emphasis"><text:span text:style-name="T26"> </text:span></text:span><text:span text:style-name="Emphasis"><text:span text:style-name="T92">unitários em Javascript:</text:span></text:span></text:p>
      <text:p text:style-name="P260"><text:span text:style-name="Emphasis"><text:span text:style-name="T92"/></text:span></text:p>
      <text:p text:style-name="P261"><text:span text:style-name="Emphasis"><text:span text:style-name="T114">Obs: Se a verificação for TRUE não ira retornar mensagem de erro!</text:span></text:span></text:p>
      <text:p text:style-name="P261"><text:span text:style-name="Emphasis"><text:span text:style-name="T114"/></text:span></text:p>
      <text:p text:style-name="P261"><text:span text:style-name="Emphasis"><text:span text:style-name="T114">const assert = require(‘assert’) – </text:span></text:span><text:span text:style-name="Emphasis"><text:span text:style-name="T124">Sintaxe para incluir o módulo assert</text:span></text:span></text:p>
      <text:p text:style-name="P261"><text:soft-page-break/><text:span text:style-name="Emphasis"><text:span text:style-name="T124"/></text:span></text:p>
      <text:p text:style-name="P261"><text:span text:style-name="Emphasis"><text:span text:style-name="T114">assert.strictEqual(a, b) – </text:span></text:span><text:span text:style-name="Emphasis"><text:span text:style-name="T124">Verifica </text:span></text:span><text:span text:style-name="Emphasis"><text:span text:style-name="T125">se a </text:span></text:span><text:span text:style-name="Emphasis"><text:span text:style-name="T126">===</text:span></text:span><text:span text:style-name="Emphasis"><text:span text:style-name="T125"> b. </text:span></text:span><text:span text:style-name="Emphasis"><text:span text:style-name="T126">É possível colocar um terceiro parâmetro que é uma mensagem de erro.<text:tab/></text:span></text:span></text:p>
      <text:p text:style-name="P261"><text:span text:style-name="Emphasis"><text:span text:style-name="T125"/></text:span></text:p>
      <text:p text:style-name="P262"><text:span text:style-name="Emphasis"><text:span text:style-name="T115">assert.</text:span></text:span><text:span text:style-name="Emphasis"><text:span text:style-name="T116">equal(a,b) – </text:span></text:span><text:span text:style-name="Emphasis"><text:span text:style-name="T127">Verifica se a == b.</text:span></text:span></text:p>
      <text:p text:style-name="P262"><text:span text:style-name="Emphasis"><text:span text:style-name="T127"/></text:span></text:p>
      <text:p text:style-name="P263"><text:span text:style-name="Emphasis"><text:span text:style-name="T117">assert.notStrictEqual(a, b) – </text:span></text:span><text:span text:style-name="Emphasis"><text:span text:style-name="T128">Verifica se a !== b.</text:span></text:span></text:p>
      <text:p text:style-name="P263"><text:span text:style-name="Emphasis"><text:span text:style-name="T128"/></text:span></text:p>
      <text:p text:style-name="P264"><text:span text:style-name="Emphasis"><text:span text:style-name="T118">assert.deepStrictEqual(obj1, obj2) – </text:span></text:span><text:span text:style-name="Emphasis"><text:span text:style-name="T129">Verifica se os dois objetos e seus filhos objetos tem chaves e valores iguais.</text:span></text:span></text:p>
      <text:p text:style-name="P263"><text:span text:style-name="Emphasis"><text:span text:style-name="T128"/></text:span></text:p>
      <text:p text:style-name="P264"><text:span text:style-name="Emphasis"><text:span text:style-name="T118">assert.ok( expected ===3, ‘mensagem’ ) - </text:span></text:span><text:span text:style-name="Emphasis"><text:span text:style-name="T129"><text:s/>Verifica se o primeiro argumento é verdadeiro</text:span></text:span><text:span text:style-name="Emphasis"><text:span text:style-name="T132">]</text:span></text:span></text:p>
      <text:p text:style-name="P264"><text:span text:style-name="Emphasis"><text:span text:style-name="T132"/></text:span></text:p>
      <text:p text:style-name="Standard"><text:span text:style-name="Emphasis"><text:span text:style-name="T17">a</text:span></text:span><text:span text:style-name="Emphasis"><text:span text:style-name="T84">ssert.throws (() =&gt; {</text:span></text:span><text:span text:style-name="Emphasis"><text:span text:style-name="T93">verificaçao</text:span></text:span><text:span text:style-name="Emphasis"><text:span text:style-name="T84">;})</text:span></text:span><text:span text:style-name="Emphasis"><text:span text:style-name="T17"> </text:span></text:span><text:span text:style-name="Emphasis">- </text:span><text:span text:style-name="Emphasis"><text:span text:style-name="T451">V</text:span></text:span><text:span text:style-name="Emphasis"><text:span text:style-name="T53">erifica se é lançada uma exceção com base na verificação.</text:span></text:span></text:p>
      <text:p text:style-name="Standard"><text:span text:style-name="Emphasis"><text:span text:style-name="T53"/></text:span></text:p>
      <text:p text:style-name="P232"><text:span text:style-name="Emphasis"><text:span text:style-name="T27">a</text:span></text:span><text:span text:style-name="Emphasis"><text:span text:style-name="T93">ssert.throws (() =&gt; {verificaçao;}, /^</text:span></text:span><text:span text:style-name="Emphasis"><text:span text:style-name="T94">Error: </text:span></text:span><text:span text:style-name="Emphasis"><text:span text:style-name="T93">mensagem</text:span></text:span><text:span text:style-name="Emphasis"><text:span text:style-name="T94">$</text:span></text:span><text:span text:style-name="Emphasis"><text:span text:style-name="T93">/) - </text:span></text:span><text:span text:style-name="Emphasis"><text:span text:style-name="T69">Verifica se é lançada uma exceção com uma mensagem de erro específica.</text:span></text:span></text:p>
      <text:p text:style-name="P264"><text:span text:style-name="Emphasis"><text:span text:style-name="T129"/></text:span></text:p>
      <text:p text:style-name="P265"><text:span text:style-name="Emphasis"><text:span text:style-name="T120">throw – </text:span></text:span><text:span text:style-name="Emphasis"><text:span text:style-name="T131">Cria uma exceção</text:span></text:span></text:p>
      <text:p text:style-name="P265"><text:span text:style-name="Emphasis"><text:span text:style-name="T131"/></text:span></text:p>
      <text:p text:style-name="P265"><text:span text:style-name="Emphasis"><text:span text:style-name="T120">new Error(‘mensagem’) – </text:span></text:span><text:span text:style-name="Emphasis"><text:span text:style-name="T131">Cria um objeto de erro.</text:span></text:span></text:p>
      <text:p text:style-name="P264"><text:span text:style-name="Emphasis"><text:span text:style-name="T129"/></text:span></text:p>
      <text:p text:style-name="P266"><text:span text:style-name="Emphasis"><text:span text:style-name="T119">if(y === 0) throw new Error(‘parametro y não pode ser 0’) –</text:span></text:span><text:span text:style-name="Emphasis"><text:span text:style-name="T130"> Emite uma mensagem de erro caso o parâmetro Y seja igual a 0.</text:span></text:span></text:p>
      <text:p text:style-name="P266"><text:span text:style-name="Emphasis"><text:span text:style-name="T130"/></text:span></text:p>
      <text:p text:style-name="P266"><text:span text:style-name="Emphasis"><text:span text:style-name="T130"/></text:span></text:p>
      <text:p text:style-name="P75"><text:span text:style-name="Emphasis"><text:span text:style-name="T365">Bloco </text:span></text:span><text:span text:style-name="Emphasis"><text:span text:style-name="T366">8</text:span></text:span><text:span text:style-name="Emphasis"><text:span text:style-name="T365"> – </text:span></text:span><text:span text:style-name="Emphasis"><text:span text:style-name="T366">Higher Order Functions do JavaScript ES6</text:span></text:span></text:p>
      <text:p text:style-name="P75"><text:span text:style-name="Emphasis"><text:span text:style-name="T366"/></text:span></text:p>
      <text:p text:style-name="P288"><text:span text:style-name="Emphasis"><text:span text:style-name="T375">Javascript ES6</text:span></text:span><text:span text:style-name="Emphasis"><text:span text:style-name="T374"> – </text:span></text:span><text:span text:style-name="Emphasis"><text:span text:style-name="T375">Higher Order Functions – </text:span></text:span><text:span text:style-name="Emphasis"><text:span text:style-name="T376">forEach, find, some, every, sort:</text:span></text:span></text:p>
      <text:p text:style-name="P288"><text:span text:style-name="Emphasis"><text:span text:style-name="T376"/></text:span></text:p>
      <text:p text:style-name="P233"><text:span text:style-name="Emphasis"><text:span text:style-name="T95">array.forEach((elemento, index, </text:span></text:span><text:span text:style-name="Emphasis"><text:span text:style-name="T96">array</text:span></text:span><text:span text:style-name="Emphasis"><text:span text:style-name="T95">) =&gt; {}) - Formato forEach</text:span></text:span></text:p>
      <text:p text:style-name="P233"><text:span text:style-name="Emphasis"><text:span text:style-name="T95"/></text:span></text:p>
      <text:p text:style-name="P39">const multi5 = array.find(elem =&gt; elem % 5 === 0) – <text:span text:style-name="T1">Retorna o primeiro elemento do array que satisfaça a condição estabelecida.</text:span></text:p>
      <text:p text:style-name="P100"/>
      <text:p text:style-name="P234"><text:span text:style-name="Emphasis"><text:span text:style-name="T95">array.</text:span></text:span><text:span text:style-name="Emphasis"><text:span text:style-name="T97">some</text:span></text:span><text:span text:style-name="Emphasis"><text:span text:style-name="T95">(elemento) =&gt; </text:span></text:span><text:span text:style-name="Emphasis"><text:span text:style-name="T97">condição</text:span></text:span><text:span text:style-name="Emphasis"><text:span text:style-name="T95">) – </text:span></text:span><text:span text:style-name="Emphasis"><text:span text:style-name="T70">Verifica se existe algum elemento que satisfaça a condição e retorna um booleano</text:span></text:span></text:p>
      <text:p text:style-name="P101"><text:span text:style-name="Emphasis"><text:span text:style-name="T84"/></text:span></text:p>
      <text:p text:style-name="P234"><text:span text:style-name="Emphasis"><text:span text:style-name="T95">array.</text:span></text:span><text:span text:style-name="Emphasis"><text:span text:style-name="T97">every</text:span></text:span><text:span text:style-name="Emphasis"><text:span text:style-name="T95">(elemento) =&gt; </text:span></text:span><text:span text:style-name="Emphasis"><text:span text:style-name="T97">condição</text:span></text:span><text:span text:style-name="Emphasis"><text:span text:style-name="T95">) =&gt; {}) - </text:span></text:span><text:span text:style-name="Emphasis"><text:span text:style-name="T70">Verifica se todos <text:s/>os elemento satisfazem a condição e retorna um booleano</text:span></text:span><text:span text:style-name="Emphasis"><text:span text:style-name="T71">]</text:span></text:span></text:p>
      <text:p text:style-name="P234"><text:span text:style-name="Emphasis"><text:span text:style-name="T71"/></text:span></text:p>
      <text:p text:style-name="P289"><text:span text:style-name="Emphasis"><text:span text:style-name="T375">Javascript ES6</text:span></text:span><text:span text:style-name="Emphasis"><text:span text:style-name="T374"> – </text:span></text:span><text:span text:style-name="Emphasis"><text:span text:style-name="T375">Higher Order Functions – </text:span></text:span><text:span text:style-name="Emphasis"><text:span text:style-name="T377">map e filter</text:span></text:span><text:span text:style-name="Emphasis"><text:span text:style-name="T376">:</text:span></text:span></text:p>
      <text:p text:style-name="P289"><text:span text:style-name="Emphasis"><text:span text:style-name="T376"/></text:span></text:p>
      <text:p text:style-name="P111"><text:span text:style-name="Emphasis"><text:span text:style-name="T54">array.map(fun) – </text:span></text:span><text:span text:style-name="Emphasis"><text:span text:style-name="T71">Coloca o retorno da função como um elemento do array que a função map retorna.</text:span></text:span></text:p>
      <text:p text:style-name="P111"><text:span text:style-name="Emphasis"><text:span text:style-name="T71"/></text:span></text:p>
      <text:p text:style-name="P111"><text:span text:style-name="Emphasis"><text:span text:style-name="T54">array.filter(condição) – </text:span></text:span><text:span text:style-name="Emphasis"><text:span text:style-name="T71">Coloca todos os elementos do array que satisfizem a condição</text:span></text:span></text:p>
      <text:p text:style-name="P111"><text:soft-page-break/><text:span text:style-name="Emphasis"><text:span text:style-name="T71"/></text:span></text:p>
      <text:p text:style-name="P111"><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72">Retorna true ou false baseado no parâmetro passado</text:span></text:span></text:p>
      <text:p text:style-name="P111"><text:span text:style-name="Emphasis"><text:span text:style-name="T72"/></text:span></text:p>
      <text:p text:style-name="P305"><text:span text:style-name="Emphasis"><text:span text:style-name="T382">Javascript ES6</text:span></text:span><text:span text:style-name="Emphasis"><text:span text:style-name="T383"> – </text:span></text:span><text:span text:style-name="Emphasis"><text:span text:style-name="T382">Higher Order Functions –</text:span></text:span><text:span text:style-name="Emphasis"><text:span text:style-name="T385"> reduce</text:span></text:span><text:span text:style-name="Emphasis"><text:span text:style-name="T384">:</text:span></text:span></text:p>
      <text:p text:style-name="P305"><text:span text:style-name="Emphasis"><text:span text:style-name="T384"/></text:span></text:p>
      <text:p text:style-name="P76"><text:span text:style-name="Emphasis"><text:span text:style-name="T98">array1.concat(array2) – </text:span></text:span><text:span text:style-name="Emphasis"><text:span text:style-name="T73">Faz a junção de 2 arrays</text:span></text:span></text:p>
      <text:p text:style-name="P76"><text:span text:style-name="Emphasis"><text:span text:style-name="T73"/></text:span></text:p>
      <text:p text:style-name="P76"><text:span text:style-name="Emphasis"><text:span text:style-name="T98">array.reduce(</text:span></text:span><text:span text:style-name="Emphasis"><text:span text:style-name="T99">ac</text:span></text:span><text:span text:style-name="Emphasis"><text:span text:style-name="T98">um, elem) – </text:span></text:span><text:span text:style-name="Emphasis"><text:span text:style-name="T73">Formato do reduce.</text:span></text:span></text:p>
      <text:p text:style-name="P76"><text:span text:style-name="Emphasis"><text:span text:style-name="T73"/></text:span></text:p>
      <text:p text:style-name="P290"><text:span text:style-name="Emphasis"><text:span text:style-name="T375">Javascript ES6</text:span></text:span><text:span text:style-name="Emphasis"><text:span text:style-name="T374"> – </text:span></text:span><text:span text:style-name="Emphasis"><text:span text:style-name="T378">Spread operator, parâmetro rest, destructuring e mais:</text:span></text:span></text:p>
      <text:p text:style-name="P290"><text:span text:style-name="Emphasis"><text:span text:style-name="T378"/></text:span></text:p>
      <text:p text:style-name="P112"><text:span text:style-name="Emphasis"><text:span text:style-name="T56">Spread Operator:</text:span></text:span></text:p>
      <text:p text:style-name="P112"><text:span text:style-name="Emphasis"><text:span text:style-name="T56"/></text:span></text:p>
      <text:p text:style-name="P112"><text:span text:style-name="Emphasis"><text:span text:style-name="T56">const array3 = [...array1, ...array2] – </text:span></text:span><text:span text:style-name="Emphasis"><text:span text:style-name="T74">Espalha dentro do novo array os elementos do array1 e do array2. É possível ainda adicionar outros elementos entre eles, ou no inicio/final.</text:span></text:span></text:p>
      <text:p text:style-name="P112"><text:span text:style-name="Emphasis"><text:span text:style-name="T74"/></text:span></text:p>
      <text:p text:style-name="P112"><text:span text:style-name="Emphasis"><text:span text:style-name="T56">Const obj3 = { ...obj1, ...obj2} – </text:span></text:span><text:span text:style-name="Emphasis"><text:span text:style-name="T74">Espalha dentro de um novo objeto as chaves e valores dos objetos 1 e 2.</text:span></text:span></text:p>
      <text:p text:style-name="P112"><text:span text:style-name="Emphasis"><text:span text:style-name="T74"/></text:span></text:p>
      <text:p text:style-name="P113"><text:span text:style-name="Emphasis"><text:span text:style-name="T57">funcao(...arrayDeParametros) – </text:span></text:span><text:span text:style-name="Emphasis"><text:span text:style-name="T75">Também é possível utilizar o spread como argumento de funções</text:span></text:span></text:p>
      <text:p text:style-name="P112"><text:span text:style-name="Emphasis"><text:span text:style-name="T74"/></text:span></text:p>
      <text:p text:style-name="P112"><text:span text:style-name="Emphasis"><text:span text:style-name="T74">Resumindo: O Spread Operator serve para garantir a imutabilidade do nosso código e deixá-lo mais previsível.</text:span></text:span></text:p>
      <text:p text:style-name="P112"><text:span text:style-name="Emphasis"><text:span text:style-name="T74"/></text:span></text:p>
      <text:p text:style-name="P113"><text:span text:style-name="Emphasis"><text:span text:style-name="T57">Parâmetro Rest:</text:span></text:span></text:p>
      <text:p text:style-name="P113"><text:span text:style-name="Emphasis"><text:span text:style-name="T57"/></text:span></text:p>
      <text:p text:style-name="P113"><text:span text:style-name="Emphasis"><text:span text:style-name="T57">function(...array) – </text:span></text:span><text:span text:style-name="Emphasis"><text:span text:style-name="T75">Possibilita um número ilimitado de parâmentros que serão armazenadas dentro do array.</text:span></text:span></text:p>
      <text:p text:style-name="P113"><text:span text:style-name="Emphasis"><text:span text:style-name="T75"/></text:span></text:p>
      <text:p text:style-name="P114"><text:span text:style-name="Emphasis"><text:span text:style-name="T76">Resumindo: a utilização de um parâmentro rest possibilita a flexibilização da quantidades de parâmetros que podem ser passados em uma função, o que dá muito mais dinamismo e possibilidades.</text:span></text:span></text:p>
      <text:p text:style-name="P114"><text:span text:style-name="Emphasis"><text:span text:style-name="T76"/></text:span></text:p>
      <text:p text:style-name="P114"><text:span text:style-name="Emphasis"><text:span text:style-name="T58">Object Destructuring:</text:span></text:span></text:p>
      <text:p text:style-name="P114"><text:span text:style-name="Emphasis"><text:span text:style-name="T58"/></text:span></text:p>
      <text:p text:style-name="P114"><text:span text:style-name="Emphasis"><text:span text:style-name="T58">const { chave, chave2 } = objeto – </text:span></text:span><text:span text:style-name="Emphasis"><text:span text:style-name="T76">Cria uma variável com o nome da chave, com o valor dela que se encontra no objeto. Também é possível criar mais de uma variável ao mesmo tempo.</text:span></text:span></text:p>
      <text:p text:style-name="P114"><text:span text:style-name="Emphasis"><text:span text:style-name="T76"/></text:span></text:p>
      <text:p text:style-name="P78"><text:span text:style-name="Emphasis"><text:span text:style-name="T101">const { chave: novoNome, chave2: outroNome } = objeto - </text:span></text:span><text:span text:style-name="Emphasis"><text:span text:style-name="T76"><text:s/>Dessa forma podemos acessar o valor de um objeto e atribuí-lo a uma nova variavel com o nome que desejarmos.</text:span></text:span></text:p>
      <text:p text:style-name="P78"><text:span text:style-name="Emphasis"><text:span text:style-name="T76"/></text:span></text:p>
      <text:p text:style-name="P79"><text:span text:style-name="Emphasis"><text:span text:style-name="T102">function ({chave1, chave2, chave3}) – </text:span></text:span><text:span text:style-name="Emphasis"><text:span text:style-name="T77">Também é possível utilizar a desestruturação de objetos para utilizar seus valores como se fossem parâmetros.</text:span></text:span></text:p>
      <text:p text:style-name="P112"><text:span text:style-name="Emphasis"><text:span text:style-name="T74"/></text:span></text:p>
      <text:p text:style-name="P115"><text:span text:style-name="Emphasis"><text:span text:style-name="T59">Array Desctructuring:</text:span></text:span></text:p>
      <text:p text:style-name="P115"><text:span text:style-name="Emphasis"><text:span text:style-name="T59"/></text:span></text:p>
      <text:p text:style-name="P116"><text:span text:style-name="Emphasis"><text:span text:style-name="T60">const [var1, var2, var3] = array – </text:span></text:span><text:span text:style-name="Emphasis"><text:span text:style-name="T78">Cria variáveis contendo o valor dos elementos do array.</text:span></text:span></text:p>
      <text:p text:style-name="P112"><text:span text:style-name="Emphasis"><text:span text:style-name="T100"/></text:span></text:p>
      <text:p text:style-name="P77"><text:span text:style-name="Emphasis"><text:span text:style-name="T100">[,,, </text:span></text:span><text:span text:style-name="Emphasis"><text:span text:style-name="T103">var1, var2] – </text:span></text:span><text:span text:style-name="Emphasis"><text:span text:style-name="T79">Ignora os primeiros elemento do array, obtendo o valor a penas dos seguintes.</text:span></text:span></text:p>
      <text:p text:style-name="P80"><text:soft-page-break/><text:span text:style-name="Emphasis"><text:span text:style-name="T80"/></text:span></text:p>
      <text:p text:style-name="P80"><text:span text:style-name="Emphasis"><text:span text:style-name="T104">Default Destructuring:</text:span></text:span></text:p>
      <text:p text:style-name="P80"><text:span text:style-name="Emphasis"><text:span text:style-name="T80"/></text:span></text:p>
      <text:p text:style-name="P81"><text:span text:style-name="Emphasis"><text:span text:style-name="T105">const { chave = valor } = objeto – </text:span></text:span><text:span text:style-name="Emphasis"><text:span text:style-name="T81">Seta um valor padrão caso a chave seja undefined.</text:span></text:span></text:p>
      <text:p text:style-name="P81"><text:span text:style-name="Emphasis"><text:span text:style-name="T81"/></text:span></text:p>
      <text:p text:style-name="P82"><text:span text:style-name="Emphasis"><text:span text:style-name="T106">Object Property Shorthand:</text:span></text:span></text:p>
      <text:p text:style-name="P82"><text:span text:style-name="Emphasis"><text:span text:style-name="T106"/></text:span></text:p>
      <text:p text:style-name="P82"><text:span text:style-name="Emphasis"><text:span text:style-name="T106">const obj = {id, name, e-mail} – </text:span></text:span><text:span text:style-name="Emphasis"><text:span text:style-name="T82">Javascript interpreta que você quer atribuir os valores com a chave de nome igual a da variavel.</text:span></text:span></text:p>
      <text:p text:style-name="P82"><text:span text:style-name="Emphasis"><text:span text:style-name="T82"/></text:span></text:p>
      <text:p text:style-name="P82"><text:span text:style-name="Emphasis"><text:span text:style-name="T106">Default Parameters:</text:span></text:span></text:p>
      <text:p text:style-name="P82"><text:span text:style-name="Emphasis"><text:span text:style-name="T106"/></text:span></text:p>
      <text:p text:style-name="P83"><text:span text:style-name="Emphasis"><text:span text:style-name="T107">function (user = ‘usuário’) – </text:span></text:span><text:span text:style-name="Emphasis"><text:span text:style-name="T83">Se o parametro da função estiver vazio, o paramentro automaticamente se torna o valor ‘usuário’;</text:span></text:span></text:p>
      <text:p text:style-name="P83"><text:span text:style-name="Emphasis"><text:span text:style-name="T83"/></text:span></text:p>
      <text:p text:style-name="P83"><text:span text:style-name="Emphasis"><text:span text:style-name="T83"/></text:span></text:p>
      <text:p text:style-name="P81"><text:span text:style-name="Emphasis"><text:span text:style-name="T81"/></text:span></text:p>
      <text:p text:style-name="P81"><text:span text:style-name="Emphasis"><text:span text:style-name="T81"/></text:span></text:p>
      <text:p text:style-name="P77"><text:span text:style-name="Emphasis"><text:span text:style-name="T379"/></text:span></text:p>
      <text:p text:style-name="P77"><text:span text:style-name="Emphasis"><text:span text:style-name="T37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09T16:34:51.193299419</dc:date>
    <meta:editing-duration>P4DT25M39S</meta:editing-duration>
    <meta:editing-cycles>168</meta:editing-cycles>
    <meta:generator>LibreOffice/6.4.7.2$Linux_X86_64 LibreOffice_project/40$Build-2</meta:generator>
    <meta:document-statistic meta:table-count="0" meta:image-count="7" meta:object-count="0" meta:page-count="31" meta:paragraph-count="633" meta:word-count="7714" meta:character-count="49246" meta:non-whitespace-character-count="41810"/>
  </office:meta>
</office:document-meta>
</file>